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0.61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/>
  </office:automatic-styles>
  <office:body>
    <office:spreadsheet>
      <table:table table:name="Przytatnki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refowa / SSE</text:p>
          </table:table-cell>
          <table:table-cell office:value-type="string">
            <text:p>Lubiatowo / Pęt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Łukasiewicza - nż</text:p>
          </table:table-cell>
          <table:table-cell office:value-type="string">
            <text:p>Jezior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WiD / Kospel</text:p>
          </table:table-cell>
          <table:table-cell office:value-type="string">
            <text:p>Lubiatowska III - nż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WiD / Zakład Karny</text:p>
          </table:table-cell>
          <table:table-cell office:value-type="string">
            <text:p>Lubiatowska II - nż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eszka I / Chłodnia</text:p>
          </table:table-cell>
          <table:table-cell office:value-type="string">
            <text:p>Lubiatowska I - nż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ieszka I / Miła</text:p>
          </table:table-cell>
          <table:table-cell office:value-type="string">
            <text:p>Dzierżęcin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eszka I / Szczecińska</text:p>
          </table:table-cell>
          <table:table-cell office:value-type="string">
            <text:p>Lubiatowska / Krawiecka - nż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worzec PKP</text:p>
          </table:table-cell>
          <table:table-cell office:value-type="string">
            <text:p>Chełmoniewo / RD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Zwycięstwa / Krakusa i Wandy</text:p>
          </table:table-cell>
          <table:table-cell office:value-type="string">
            <text:p>Zdobywców Wału Pomorskieg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Zwycięstwa / Słowackiego</text:p>
          </table:table-cell>
          <table:table-cell office:value-type="string">
            <text:p>Zdobywców Wału Pomorskiego 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Zwycięstwa / Plac Wolności</text:p>
          </table:table-cell>
          <table:table-cell office:value-type="string">
            <text:p>Sianowsk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Zwycięstwa / Clausiusa</text:p>
          </table:table-cell>
          <table:table-cell office:value-type="string">
            <text:p>Westerplatt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Zwycięstwa / Grottgera</text:p>
          </table:table-cell>
          <table:table-cell office:value-type="string">
            <text:p>Zdobywców Wału Pomorskieg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Zwycięstwa / Tetmajera</text:p>
          </table:table-cell>
          <table:table-cell office:value-type="string">
            <text:p>Chełmoniewo / Pętl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Zwycięstwa / 4 Marca</text:p>
          </table:table-cell>
          <table:table-cell office:value-type="string">
            <text:p>Zwycięstwa / Artylerzystów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Zwycięstwa / Zielona</text:p>
          </table:table-cell>
          <table:table-cell office:value-type="string">
            <text:p>Zwycięstwa / Ruszczyc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Zwycięstwa / Św. Wojciecha</text:p>
          </table:table-cell>
          <table:table-cell office:value-type="string">
            <text:p>Zwycięstwa / Moniuszki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hełmoniewo / Pętla</text:p>
          </table:table-cell>
          <table:table-cell office:value-type="string">
            <text:p>Zwycięstwa / Waryńskieg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Zwycięstwa / Chełmoniewo</text:p>
          </table:table-cell>
          <table:table-cell office:value-type="string">
            <text:p>Zwycięstwa / Piłsudskiego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Zdobywców Wału Pomorskiego</text:p>
          </table:table-cell>
          <table:table-cell office:value-type="string">
            <text:p>Rynek Staromiejski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Zdobywców Wału Pomorskiego I</text:p>
          </table:table-cell>
          <table:table-cell office:value-type="string">
            <text:p>Dworzec PK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ianowska</text:p>
          </table:table-cell>
          <table:table-cell office:value-type="string">
            <text:p>Mieszka I / Szczecińsk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hełmoniewo / RDP</text:p>
          </table:table-cell>
          <table:table-cell office:value-type="string">
            <text:p>Mieszka I / Zacisz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zierżęcino</text:p>
          </table:table-cell>
          <table:table-cell office:value-type="string">
            <text:p>Mieszka I / Wiaduk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zierżęcino kierunek Lubiatowo</text:p>
          </table:table-cell>
          <table:table-cell office:value-type="string">
            <text:p>BoWiD / ZORD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ubiatowska I - nż</text:p>
          </table:table-cell>
          <table:table-cell office:value-type="string">
            <text:p>BoWiD / Przemysłówk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ubiatowska II - nż</text:p>
          </table:table-cell>
          <table:table-cell office:value-type="string">
            <text:p>BoWiD / Kospel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ubiatowska III - nż</text:p>
          </table:table-cell>
          <table:table-cell office:value-type="string">
            <text:p>Łukasiewicza - nż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ubiatowska/Jeziorna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5" office:value-type="string" table:number-columns-spanned="2" table:number-rows-spanned="1">
            <text:p>kierunek</text:p>
          </table:table-cell>
          <table:covered-table-cell/>
        </table:table-row>
        <table:table-row table:style-name="ro1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Chełmoniewo</text:p>
          </table:table-cell>
          <table:table-cell office:value-type="string">
            <text:p>BoWiD</text:p>
          </table:table-cell>
        </table:table-row>
      </table:table>
      <table:table table:name="1_1" table:style-name="ta1">
        <office:forms form:automatic-focus="false" form:apply-design-mode="false"/>
        <table:table-column table:style-name="co2" table:default-cell-style-name="ce7"/>
        <table:table-column table:style-name="co4" table:number-columns-repeated="51" table:default-cell-style-name="ce7"/>
        <table:table-column table:style-name="co7" table:number-columns-repeated="921" table:default-cell-style-name="ce7"/>
        <table:table-column table:style-name="co7" table:number-columns-repeated="51" table:default-cell-style-name="Default"/>
        <table:table-row table:style-name="ro1">
          <table:table-cell table:style-name="Default" office:value-type="string">
            <text:p>Strefowa / SSE</text:p>
          </table:table-cell>
          <table:table-cell office:value-type="string">
            <text:p>5:31Lv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Łukasiewicza - nż</text:p>
          </table:table-cell>
          <table:table-cell office:value-type="string">
            <text:p>5:34Lv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BoWiD / Kospel</text:p>
          </table:table-cell>
          <table:table-cell office:value-type="string">
            <text:p>5:36Lv</text:p>
          </table:table-cell>
          <table:table-cell table:style-name="Default"/>
          <table:table-cell office:value-type="string">
            <text:p>6:10sv</text:p>
          </table:table-cell>
          <table:table-cell office:value-type="string">
            <text:p>6:30L</text:p>
          </table:table-cell>
          <table:table-cell office:value-type="string">
            <text:p>6:48sv</text:p>
          </table:table-cell>
          <table:table-cell office:value-type="string">
            <text:p>7:08Dv</text:p>
          </table:table-cell>
          <table:table-cell office:value-type="string">
            <text:p>7:38Dv</text:p>
          </table:table-cell>
          <table:table-cell office:value-type="string">
            <text:p>7:52</text:p>
          </table:table-cell>
          <table:table-cell office:value-type="string">
            <text:p>8:08v</text:p>
          </table:table-cell>
          <table:table-cell office:value-type="string">
            <text:p>8:18v</text:p>
          </table:table-cell>
          <table:table-cell office:value-type="string">
            <text:p>8:38L</text:p>
          </table:table-cell>
          <table:table-cell office:value-type="string">
            <text:p>8:58v</text:p>
          </table:table-cell>
          <table:table-cell office:value-type="string">
            <text:p>9:18sv</text:p>
          </table:table-cell>
          <table:table-cell office:value-type="string">
            <text:p>9:38v</text:p>
          </table:table-cell>
          <table:table-cell office:value-type="string">
            <text:p>9:58D</text:p>
          </table:table-cell>
          <table:table-cell office:value-type="string">
            <text:p>10:18v</text:p>
          </table:table-cell>
          <table:table-cell office:value-type="string">
            <text:p>10:38v</text:p>
          </table:table-cell>
          <table:table-cell table:style-name="Default"/>
          <table:table-cell office:value-type="string">
            <text:p>11:18sv</text:p>
          </table:table-cell>
          <table:table-cell office:value-type="string">
            <text:p>11:45Lv</text:p>
          </table:table-cell>
          <table:table-cell office:value-type="string">
            <text:p>11:58</text:p>
          </table:table-cell>
          <table:table-cell office:value-type="string">
            <text:p>12:18v</text:p>
          </table:table-cell>
          <table:table-cell office:value-type="string">
            <text:p>12:38v</text:p>
          </table:table-cell>
          <table:table-cell office:value-type="string">
            <text:p>12:58Dv</text:p>
          </table:table-cell>
          <table:table-cell office:value-type="string">
            <text:p>13:18D</text:p>
          </table:table-cell>
          <table:table-cell office:value-type="string">
            <text:p>13:38Lv</text:p>
          </table:table-cell>
          <table:table-cell office:value-type="string">
            <text:p>13:58v</text:p>
          </table:table-cell>
          <table:table-cell office:value-type="string">
            <text:p>14:18s</text:p>
          </table:table-cell>
          <table:table-cell office:value-type="string">
            <text:p>14:38Lv</text:p>
          </table:table-cell>
          <table:table-cell table:style-name="Default"/>
          <table:table-cell office:value-type="string">
            <text:p>14:58v</text:p>
          </table:table-cell>
          <table:table-cell office:value-type="string">
            <text:p>15:18s</text:p>
          </table:table-cell>
          <table:table-cell table:style-name="Default"/>
          <table:table-cell office:value-type="string">
            <text:p>15:48Lv</text:p>
          </table:table-cell>
          <table:table-cell office:value-type="string">
            <text:p>15:58v</text:p>
          </table:table-cell>
          <table:table-cell office:value-type="string">
            <text:p>16:18s</text:p>
          </table:table-cell>
          <table:table-cell office:value-type="string">
            <text:p>16:38Lv</text:p>
          </table:table-cell>
          <table:table-cell table:style-name="Default"/>
          <table:table-cell office:value-type="string">
            <text:p>16:58v</text:p>
          </table:table-cell>
          <table:table-cell office:value-type="string">
            <text:p>17:18s</text:p>
          </table:table-cell>
          <table:table-cell office:value-type="string">
            <text:p>17:38L</text:p>
          </table:table-cell>
          <table:table-cell office:value-type="string">
            <text:p>17:58v</text:p>
          </table:table-cell>
          <table:table-cell office:value-type="string">
            <text:p>18:18s</text:p>
          </table:table-cell>
          <table:table-cell table:style-name="Default" table:number-columns-repeated="2"/>
          <table:table-cell office:value-type="string">
            <text:p>19:20</text:p>
          </table:table-cell>
          <table:table-cell office:value-type="string">
            <text:p>19:50Dv</text:p>
          </table:table-cell>
          <table:table-cell office:value-type="string">
            <text:p>20:27</text:p>
          </table:table-cell>
          <table:table-cell office:value-type="string">
            <text:p>20:50v</text:p>
          </table:table-cell>
          <table:table-cell office:value-type="string">
            <text:p>21:30D</text:p>
          </table:table-cell>
          <table:table-cell office:value-type="string">
            <text:p>22:35L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BoWiD / Zakład Karny</text:p>
          </table:table-cell>
          <table:table-cell office:value-type="string">
            <text:p>5:37Lv</text:p>
          </table:table-cell>
          <table:table-cell table:style-name="Default"/>
          <table:table-cell office:value-type="string">
            <text:p>6:11sv</text:p>
          </table:table-cell>
          <table:table-cell office:value-type="string">
            <text:p>6:31L</text:p>
          </table:table-cell>
          <table:table-cell office:value-type="string">
            <text:p>6:49sv</text:p>
          </table:table-cell>
          <table:table-cell office:value-type="string">
            <text:p>7:09Dv</text:p>
          </table:table-cell>
          <table:table-cell office:value-type="string">
            <text:p>7:39Dv</text:p>
          </table:table-cell>
          <table:table-cell office:value-type="string">
            <text:p>7:53</text:p>
          </table:table-cell>
          <table:table-cell office:value-type="string">
            <text:p>8:09v</text:p>
          </table:table-cell>
          <table:table-cell office:value-type="string">
            <text:p>8:19v</text:p>
          </table:table-cell>
          <table:table-cell office:value-type="string">
            <text:p>8:39L</text:p>
          </table:table-cell>
          <table:table-cell office:value-type="string">
            <text:p>8:59v</text:p>
          </table:table-cell>
          <table:table-cell office:value-type="string">
            <text:p>9:19sv</text:p>
          </table:table-cell>
          <table:table-cell office:value-type="string">
            <text:p>9:39v</text:p>
          </table:table-cell>
          <table:table-cell office:value-type="string">
            <text:p>9:59D</text:p>
          </table:table-cell>
          <table:table-cell office:value-type="string">
            <text:p>10:19v</text:p>
          </table:table-cell>
          <table:table-cell office:value-type="string">
            <text:p>10:39v</text:p>
          </table:table-cell>
          <table:table-cell table:style-name="Default"/>
          <table:table-cell office:value-type="string">
            <text:p>11:19sv</text:p>
          </table:table-cell>
          <table:table-cell office:value-type="string">
            <text:p>11:46Lv</text:p>
          </table:table-cell>
          <table:table-cell office:value-type="string">
            <text:p>11:59</text:p>
          </table:table-cell>
          <table:table-cell office:value-type="string">
            <text:p>12:19v</text:p>
          </table:table-cell>
          <table:table-cell office:value-type="string">
            <text:p>12:39v</text:p>
          </table:table-cell>
          <table:table-cell office:value-type="string">
            <text:p>12:59Dv</text:p>
          </table:table-cell>
          <table:table-cell office:value-type="string">
            <text:p>13:19D</text:p>
          </table:table-cell>
          <table:table-cell office:value-type="string">
            <text:p>13:39Lv</text:p>
          </table:table-cell>
          <table:table-cell office:value-type="string">
            <text:p>13:59v</text:p>
          </table:table-cell>
          <table:table-cell office:value-type="string">
            <text:p>14:19s</text:p>
          </table:table-cell>
          <table:table-cell office:value-type="string">
            <text:p>14:39Lv</text:p>
          </table:table-cell>
          <table:table-cell table:style-name="Default"/>
          <table:table-cell office:value-type="string">
            <text:p>14:59v</text:p>
          </table:table-cell>
          <table:table-cell office:value-type="string">
            <text:p>15:19s</text:p>
          </table:table-cell>
          <table:table-cell table:style-name="Default"/>
          <table:table-cell office:value-type="string">
            <text:p>15:49Lv</text:p>
          </table:table-cell>
          <table:table-cell office:value-type="string">
            <text:p>15:59v</text:p>
          </table:table-cell>
          <table:table-cell office:value-type="string">
            <text:p>16:19s</text:p>
          </table:table-cell>
          <table:table-cell office:value-type="string">
            <text:p>16:39Lv</text:p>
          </table:table-cell>
          <table:table-cell table:style-name="Default"/>
          <table:table-cell office:value-type="string">
            <text:p>16:59v</text:p>
          </table:table-cell>
          <table:table-cell office:value-type="string">
            <text:p>17:19s</text:p>
          </table:table-cell>
          <table:table-cell office:value-type="string">
            <text:p>17:39L</text:p>
          </table:table-cell>
          <table:table-cell office:value-type="string">
            <text:p>17:59v</text:p>
          </table:table-cell>
          <table:table-cell office:value-type="string">
            <text:p>18:19s</text:p>
          </table:table-cell>
          <table:table-cell table:style-name="Default" table:number-columns-repeated="2"/>
          <table:table-cell office:value-type="string">
            <text:p>19:21</text:p>
          </table:table-cell>
          <table:table-cell office:value-type="string">
            <text:p>19:51Dv</text:p>
          </table:table-cell>
          <table:table-cell office:value-type="string">
            <text:p>20:28</text:p>
          </table:table-cell>
          <table:table-cell office:value-type="string">
            <text:p>20:51v</text:p>
          </table:table-cell>
          <table:table-cell office:value-type="string">
            <text:p>21:31D</text:p>
          </table:table-cell>
          <table:table-cell office:value-type="string">
            <text:p>22:36L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Mieszka I / Chłodnia</text:p>
          </table:table-cell>
          <table:table-cell office:value-type="string">
            <text:p>5:38Lv</text:p>
          </table:table-cell>
          <table:table-cell table:style-name="Default"/>
          <table:table-cell office:value-type="string">
            <text:p>6:12sv</text:p>
          </table:table-cell>
          <table:table-cell office:value-type="string">
            <text:p>6:32L</text:p>
          </table:table-cell>
          <table:table-cell office:value-type="string">
            <text:p>6:50sv</text:p>
          </table:table-cell>
          <table:table-cell office:value-type="string">
            <text:p>7:10Dv</text:p>
          </table:table-cell>
          <table:table-cell office:value-type="string">
            <text:p>7:40Dv</text:p>
          </table:table-cell>
          <table:table-cell office:value-type="string">
            <text:p>7:54</text:p>
          </table:table-cell>
          <table:table-cell office:value-type="string">
            <text:p>8:10v</text:p>
          </table:table-cell>
          <table:table-cell office:value-type="string">
            <text:p>8:20v</text:p>
          </table:table-cell>
          <table:table-cell office:value-type="string">
            <text:p>8:40L</text:p>
          </table:table-cell>
          <table:table-cell office:value-type="string">
            <text:p>9:00v</text:p>
          </table:table-cell>
          <table:table-cell office:value-type="string">
            <text:p>9:20sv</text:p>
          </table:table-cell>
          <table:table-cell office:value-type="string">
            <text:p>9:40v</text:p>
          </table:table-cell>
          <table:table-cell office:value-type="string">
            <text:p>10:00D</text:p>
          </table:table-cell>
          <table:table-cell office:value-type="string">
            <text:p>10:20v</text:p>
          </table:table-cell>
          <table:table-cell office:value-type="string">
            <text:p>10:40v</text:p>
          </table:table-cell>
          <table:table-cell table:style-name="Default"/>
          <table:table-cell office:value-type="string">
            <text:p>11:20sv</text:p>
          </table:table-cell>
          <table:table-cell office:value-type="string">
            <text:p>11:47Lv</text:p>
          </table:table-cell>
          <table:table-cell office:value-type="string">
            <text:p>12:00</text:p>
          </table:table-cell>
          <table:table-cell office:value-type="string">
            <text:p>12:20v</text:p>
          </table:table-cell>
          <table:table-cell office:value-type="string">
            <text:p>12:40v</text:p>
          </table:table-cell>
          <table:table-cell office:value-type="string">
            <text:p>13:00Dv</text:p>
          </table:table-cell>
          <table:table-cell office:value-type="string">
            <text:p>13:20D</text:p>
          </table:table-cell>
          <table:table-cell office:value-type="string">
            <text:p>13:40Lv</text:p>
          </table:table-cell>
          <table:table-cell office:value-type="string">
            <text:p>14:00v</text:p>
          </table:table-cell>
          <table:table-cell office:value-type="string">
            <text:p>14:20s</text:p>
          </table:table-cell>
          <table:table-cell office:value-type="string">
            <text:p>14:40Lv</text:p>
          </table:table-cell>
          <table:table-cell table:style-name="Default"/>
          <table:table-cell office:value-type="string">
            <text:p>15:00v</text:p>
          </table:table-cell>
          <table:table-cell office:value-type="string">
            <text:p>15:20s</text:p>
          </table:table-cell>
          <table:table-cell table:style-name="Default"/>
          <table:table-cell office:value-type="string">
            <text:p>15:50Lv</text:p>
          </table:table-cell>
          <table:table-cell office:value-type="string">
            <text:p>16:00v</text:p>
          </table:table-cell>
          <table:table-cell office:value-type="string">
            <text:p>16:20s</text:p>
          </table:table-cell>
          <table:table-cell office:value-type="string">
            <text:p>16:40Lv</text:p>
          </table:table-cell>
          <table:table-cell table:style-name="Default"/>
          <table:table-cell office:value-type="string">
            <text:p>17:00v</text:p>
          </table:table-cell>
          <table:table-cell office:value-type="string">
            <text:p>17:20s</text:p>
          </table:table-cell>
          <table:table-cell office:value-type="string">
            <text:p>17:40L</text:p>
          </table:table-cell>
          <table:table-cell office:value-type="string">
            <text:p>18:00v</text:p>
          </table:table-cell>
          <table:table-cell office:value-type="string">
            <text:p>18:20s</text:p>
          </table:table-cell>
          <table:table-cell table:style-name="Default" table:number-columns-repeated="2"/>
          <table:table-cell office:value-type="string">
            <text:p>19:22</text:p>
          </table:table-cell>
          <table:table-cell office:value-type="string">
            <text:p>19:52Dv</text:p>
          </table:table-cell>
          <table:table-cell office:value-type="string">
            <text:p>20:29</text:p>
          </table:table-cell>
          <table:table-cell office:value-type="string">
            <text:p>20:52v</text:p>
          </table:table-cell>
          <table:table-cell office:value-type="string">
            <text:p>21:32D</text:p>
          </table:table-cell>
          <table:table-cell office:value-type="string">
            <text:p>22:37L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Mieszka I / Miła</text:p>
          </table:table-cell>
          <table:table-cell office:value-type="string">
            <text:p>5:39Lv</text:p>
          </table:table-cell>
          <table:table-cell table:style-name="Default"/>
          <table:table-cell office:value-type="string">
            <text:p>6:13sv</text:p>
          </table:table-cell>
          <table:table-cell office:value-type="string">
            <text:p>6:33L</text:p>
          </table:table-cell>
          <table:table-cell office:value-type="string">
            <text:p>6:51sv</text:p>
          </table:table-cell>
          <table:table-cell office:value-type="string">
            <text:p>7:11Dv</text:p>
          </table:table-cell>
          <table:table-cell office:value-type="string">
            <text:p>7:41Dv</text:p>
          </table:table-cell>
          <table:table-cell office:value-type="string">
            <text:p>7:55</text:p>
          </table:table-cell>
          <table:table-cell office:value-type="string">
            <text:p>8:11v</text:p>
          </table:table-cell>
          <table:table-cell office:value-type="string">
            <text:p>8:21v</text:p>
          </table:table-cell>
          <table:table-cell office:value-type="string">
            <text:p>8:41L</text:p>
          </table:table-cell>
          <table:table-cell office:value-type="string">
            <text:p>9:01v</text:p>
          </table:table-cell>
          <table:table-cell office:value-type="string">
            <text:p>9:21sv</text:p>
          </table:table-cell>
          <table:table-cell office:value-type="string">
            <text:p>9:41v</text:p>
          </table:table-cell>
          <table:table-cell office:value-type="string">
            <text:p>10:01D</text:p>
          </table:table-cell>
          <table:table-cell office:value-type="string">
            <text:p>10:21v</text:p>
          </table:table-cell>
          <table:table-cell office:value-type="string">
            <text:p>10:41v</text:p>
          </table:table-cell>
          <table:table-cell table:style-name="Default"/>
          <table:table-cell office:value-type="string">
            <text:p>11:21sv</text:p>
          </table:table-cell>
          <table:table-cell office:value-type="string">
            <text:p>11:48Lv</text:p>
          </table:table-cell>
          <table:table-cell office:value-type="string">
            <text:p>12:01</text:p>
          </table:table-cell>
          <table:table-cell office:value-type="string">
            <text:p>12:21v</text:p>
          </table:table-cell>
          <table:table-cell office:value-type="string">
            <text:p>12:41v</text:p>
          </table:table-cell>
          <table:table-cell office:value-type="string">
            <text:p>13:01Dv</text:p>
          </table:table-cell>
          <table:table-cell office:value-type="string">
            <text:p>13:21D</text:p>
          </table:table-cell>
          <table:table-cell office:value-type="string">
            <text:p>13:41Lv</text:p>
          </table:table-cell>
          <table:table-cell office:value-type="string">
            <text:p>14:01v</text:p>
          </table:table-cell>
          <table:table-cell office:value-type="string">
            <text:p>14:21s</text:p>
          </table:table-cell>
          <table:table-cell office:value-type="string">
            <text:p>14:41Lv</text:p>
          </table:table-cell>
          <table:table-cell table:style-name="Default"/>
          <table:table-cell office:value-type="string">
            <text:p>15:01v</text:p>
          </table:table-cell>
          <table:table-cell office:value-type="string">
            <text:p>15:21s</text:p>
          </table:table-cell>
          <table:table-cell table:style-name="Default"/>
          <table:table-cell office:value-type="string">
            <text:p>15:51Lv</text:p>
          </table:table-cell>
          <table:table-cell office:value-type="string">
            <text:p>16:01v</text:p>
          </table:table-cell>
          <table:table-cell office:value-type="string">
            <text:p>16:21s</text:p>
          </table:table-cell>
          <table:table-cell office:value-type="string">
            <text:p>16:41Lv</text:p>
          </table:table-cell>
          <table:table-cell table:style-name="Default"/>
          <table:table-cell office:value-type="string">
            <text:p>17:01v</text:p>
          </table:table-cell>
          <table:table-cell office:value-type="string">
            <text:p>17:21s</text:p>
          </table:table-cell>
          <table:table-cell office:value-type="string">
            <text:p>17:41L</text:p>
          </table:table-cell>
          <table:table-cell office:value-type="string">
            <text:p>18:01v</text:p>
          </table:table-cell>
          <table:table-cell office:value-type="string">
            <text:p>18:21s</text:p>
          </table:table-cell>
          <table:table-cell table:style-name="Default" table:number-columns-repeated="2"/>
          <table:table-cell office:value-type="string">
            <text:p>19:23</text:p>
          </table:table-cell>
          <table:table-cell office:value-type="string">
            <text:p>19:53Dv</text:p>
          </table:table-cell>
          <table:table-cell office:value-type="string">
            <text:p>20:30</text:p>
          </table:table-cell>
          <table:table-cell office:value-type="string">
            <text:p>20:53v</text:p>
          </table:table-cell>
          <table:table-cell office:value-type="string">
            <text:p>21:33D</text:p>
          </table:table-cell>
          <table:table-cell office:value-type="string">
            <text:p>22:38L</text:p>
          </table:table-cell>
          <table:table-cell table:number-columns-repeated="972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5:40Lv</text:p>
          </table:table-cell>
          <table:table-cell table:style-name="Default"/>
          <table:table-cell office:value-type="string">
            <text:p>6:14sv</text:p>
          </table:table-cell>
          <table:table-cell office:value-type="string">
            <text:p>6:34L</text:p>
          </table:table-cell>
          <table:table-cell office:value-type="string">
            <text:p>6:52sv</text:p>
          </table:table-cell>
          <table:table-cell office:value-type="string">
            <text:p>7:12Dv</text:p>
          </table:table-cell>
          <table:table-cell office:value-type="string">
            <text:p>7:42Dv</text:p>
          </table:table-cell>
          <table:table-cell office:value-type="string">
            <text:p>7:56</text:p>
          </table:table-cell>
          <table:table-cell office:value-type="string">
            <text:p>8:12v</text:p>
          </table:table-cell>
          <table:table-cell office:value-type="string">
            <text:p>8:22v</text:p>
          </table:table-cell>
          <table:table-cell office:value-type="string">
            <text:p>8:42L</text:p>
          </table:table-cell>
          <table:table-cell office:value-type="string">
            <text:p>9:02v</text:p>
          </table:table-cell>
          <table:table-cell office:value-type="string">
            <text:p>9:22sv</text:p>
          </table:table-cell>
          <table:table-cell office:value-type="string">
            <text:p>9:42v</text:p>
          </table:table-cell>
          <table:table-cell office:value-type="string">
            <text:p>10:02D</text:p>
          </table:table-cell>
          <table:table-cell office:value-type="string">
            <text:p>10:22v</text:p>
          </table:table-cell>
          <table:table-cell office:value-type="string">
            <text:p>10:42v</text:p>
          </table:table-cell>
          <table:table-cell table:style-name="Default"/>
          <table:table-cell office:value-type="string">
            <text:p>11:22sv</text:p>
          </table:table-cell>
          <table:table-cell office:value-type="string">
            <text:p>11:49Lv</text:p>
          </table:table-cell>
          <table:table-cell office:value-type="string">
            <text:p>12:02</text:p>
          </table:table-cell>
          <table:table-cell office:value-type="string">
            <text:p>12:22v</text:p>
          </table:table-cell>
          <table:table-cell office:value-type="string">
            <text:p>12:42v</text:p>
          </table:table-cell>
          <table:table-cell office:value-type="string">
            <text:p>13:02Dv</text:p>
          </table:table-cell>
          <table:table-cell office:value-type="string">
            <text:p>13:22D</text:p>
          </table:table-cell>
          <table:table-cell office:value-type="string">
            <text:p>13:42Lv</text:p>
          </table:table-cell>
          <table:table-cell office:value-type="string">
            <text:p>14:02v</text:p>
          </table:table-cell>
          <table:table-cell office:value-type="string">
            <text:p>14:22s</text:p>
          </table:table-cell>
          <table:table-cell office:value-type="string">
            <text:p>14:42Lv</text:p>
          </table:table-cell>
          <table:table-cell table:style-name="Default"/>
          <table:table-cell office:value-type="string">
            <text:p>15:02v</text:p>
          </table:table-cell>
          <table:table-cell office:value-type="string">
            <text:p>15:22s</text:p>
          </table:table-cell>
          <table:table-cell table:style-name="Default"/>
          <table:table-cell office:value-type="string">
            <text:p>15:52Lv</text:p>
          </table:table-cell>
          <table:table-cell office:value-type="string">
            <text:p>16:02v</text:p>
          </table:table-cell>
          <table:table-cell office:value-type="string">
            <text:p>16:22s</text:p>
          </table:table-cell>
          <table:table-cell office:value-type="string">
            <text:p>16:42Lv</text:p>
          </table:table-cell>
          <table:table-cell table:style-name="Default"/>
          <table:table-cell office:value-type="string">
            <text:p>17:02v</text:p>
          </table:table-cell>
          <table:table-cell office:value-type="string">
            <text:p>17:22s</text:p>
          </table:table-cell>
          <table:table-cell office:value-type="string">
            <text:p>17:42L</text:p>
          </table:table-cell>
          <table:table-cell office:value-type="string">
            <text:p>18:02v</text:p>
          </table:table-cell>
          <table:table-cell office:value-type="string">
            <text:p>18:22s</text:p>
          </table:table-cell>
          <table:table-cell table:style-name="Default" table:number-columns-repeated="2"/>
          <table:table-cell office:value-type="string">
            <text:p>19:24</text:p>
          </table:table-cell>
          <table:table-cell office:value-type="string">
            <text:p>19:54Dv</text:p>
          </table:table-cell>
          <table:table-cell office:value-type="string">
            <text:p>20:31</text:p>
          </table:table-cell>
          <table:table-cell office:value-type="string">
            <text:p>20:54v</text:p>
          </table:table-cell>
          <table:table-cell office:value-type="string">
            <text:p>21:34D</text:p>
          </table:table-cell>
          <table:table-cell office:value-type="string">
            <text:p>22:39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/>
          <table:table-cell office:value-type="string">
            <text:p>5:19Dv</text:p>
          </table:table-cell>
          <table:table-cell table:style-name="Default" table:number-columns-repeated="6"/>
          <table:table-cell table:number-columns-repeated="9"/>
          <table:table-cell office:value-type="string">
            <text:p>11:03D</text:p>
          </table:table-cell>
          <table:table-cell table:style-name="Default" table:number-columns-repeated="5"/>
          <table:table-cell table:number-columns-repeated="6"/>
          <table:table-cell office:value-type="string">
            <text:p>14:53v</text:p>
          </table:table-cell>
          <table:table-cell table:style-name="Default" table:number-columns-repeated="2"/>
          <table:table-cell office:value-type="string">
            <text:p>15:43v</text:p>
          </table:table-cell>
          <table:table-cell table:style-name="Default" table:number-columns-repeated="3"/>
          <table:table-cell/>
          <table:table-cell office:value-type="string">
            <text:p>16:53</text:p>
          </table:table-cell>
          <table:table-cell table:style-name="Default" table:number-columns-repeated="2"/>
          <table:table-cell table:number-columns-repeated="3"/>
          <table:table-cell office:value-type="string">
            <text:p>18:43Lv</text:p>
          </table:table-cell>
          <table:table-cell office:value-type="string">
            <text:p>19:04</text:p>
          </table:table-cell>
          <table:table-cell table:number-columns-repeated="978"/>
        </table:table-row>
        <table:table-row table:style-name="ro1">
          <table:table-cell table:style-name="Default" office:value-type="string">
            <text:p>Zwycięstwa / Krakusa i Wandy</text:p>
          </table:table-cell>
          <table:table-cell office:value-type="string">
            <text:p>5:42Lv</text:p>
          </table:table-cell>
          <table:table-cell office:value-type="string">
            <text:p>5:21Dv</text:p>
          </table:table-cell>
          <table:table-cell office:value-type="string">
            <text:p>6:17sv</text:p>
          </table:table-cell>
          <table:table-cell office:value-type="string">
            <text:p>6:37L</text:p>
          </table:table-cell>
          <table:table-cell office:value-type="string">
            <text:p>6:54sv</text:p>
          </table:table-cell>
          <table:table-cell office:value-type="string">
            <text:p>7:15Dv</text:p>
          </table:table-cell>
          <table:table-cell office:value-type="string">
            <text:p>7:45Dv</text:p>
          </table:table-cell>
          <table:table-cell office:value-type="string">
            <text:p>7:59</text:p>
          </table:table-cell>
          <table:table-cell office:value-type="string">
            <text:p>8:15v</text:p>
          </table:table-cell>
          <table:table-cell office:value-type="string">
            <text:p>8:25v</text:p>
          </table:table-cell>
          <table:table-cell office:value-type="string">
            <text:p>8:45L</text:p>
          </table:table-cell>
          <table:table-cell office:value-type="string">
            <text:p>9:05v</text:p>
          </table:table-cell>
          <table:table-cell office:value-type="string">
            <text:p>9:24sv</text:p>
          </table:table-cell>
          <table:table-cell office:value-type="string">
            <text:p>9:45v</text:p>
          </table:table-cell>
          <table:table-cell office:value-type="string">
            <text:p>10:05D</text:p>
          </table:table-cell>
          <table:table-cell office:value-type="string">
            <text:p>10:25v</text:p>
          </table:table-cell>
          <table:table-cell office:value-type="string">
            <text:p>10:45v</text:p>
          </table:table-cell>
          <table:table-cell office:value-type="string">
            <text:p>11:05D</text:p>
          </table:table-cell>
          <table:table-cell office:value-type="string">
            <text:p>11:25sv</text:p>
          </table:table-cell>
          <table:table-cell office:value-type="string">
            <text:p>11:52Lv</text:p>
          </table:table-cell>
          <table:table-cell office:value-type="string">
            <text:p>12:05</text:p>
          </table:table-cell>
          <table:table-cell office:value-type="string">
            <text:p>12:25v</text:p>
          </table:table-cell>
          <table:table-cell office:value-type="string">
            <text:p>12:45v</text:p>
          </table:table-cell>
          <table:table-cell office:value-type="string">
            <text:p>13:05Dv</text:p>
          </table:table-cell>
          <table:table-cell office:value-type="string">
            <text:p>13:25D</text:p>
          </table:table-cell>
          <table:table-cell office:value-type="string">
            <text:p>13:45Lv</text:p>
          </table:table-cell>
          <table:table-cell office:value-type="string">
            <text:p>14:05v</text:p>
          </table:table-cell>
          <table:table-cell office:value-type="string">
            <text:p>14:25s</text:p>
          </table:table-cell>
          <table:table-cell office:value-type="string">
            <text:p>14:45Lv</text:p>
          </table:table-cell>
          <table:table-cell office:value-type="string">
            <text:p>14:55v</text:p>
          </table:table-cell>
          <table:table-cell office:value-type="string">
            <text:p>15:05v</text:p>
          </table:table-cell>
          <table:table-cell office:value-type="string">
            <text:p>15:25s</text:p>
          </table:table-cell>
          <table:table-cell office:value-type="string">
            <text:p>15:45v</text:p>
          </table:table-cell>
          <table:table-cell office:value-type="string">
            <text:p>15:55Lv</text:p>
          </table:table-cell>
          <table:table-cell office:value-type="string">
            <text:p>16:05v</text:p>
          </table:table-cell>
          <table:table-cell office:value-type="string">
            <text:p>16:25s</text:p>
          </table:table-cell>
          <table:table-cell office:value-type="string">
            <text:p>16:45Lv</text:p>
          </table:table-cell>
          <table:table-cell office:value-type="string">
            <text:p>16:55</text:p>
          </table:table-cell>
          <table:table-cell office:value-type="string">
            <text:p>17:05v</text:p>
          </table:table-cell>
          <table:table-cell office:value-type="string">
            <text:p>17:25s</text:p>
          </table:table-cell>
          <table:table-cell office:value-type="string">
            <text:p>17:45L</text:p>
          </table:table-cell>
          <table:table-cell office:value-type="string">
            <text:p>18:05v</text:p>
          </table:table-cell>
          <table:table-cell office:value-type="string">
            <text:p>18:25s</text:p>
          </table:table-cell>
          <table:table-cell office:value-type="string">
            <text:p>18:45Lv</text:p>
          </table:table-cell>
          <table:table-cell office:value-type="string">
            <text:p>19:06</text:p>
          </table:table-cell>
          <table:table-cell office:value-type="string">
            <text:p>19:26</text:p>
          </table:table-cell>
          <table:table-cell office:value-type="string">
            <text:p>19:56Dv</text:p>
          </table:table-cell>
          <table:table-cell office:value-type="string">
            <text:p>20:33</text:p>
          </table:table-cell>
          <table:table-cell office:value-type="string">
            <text:p>20:56v</text:p>
          </table:table-cell>
          <table:table-cell office:value-type="string">
            <text:p>21:36D</text:p>
          </table:table-cell>
          <table:table-cell office:value-type="string">
            <text:p>22:41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wycięstwa / Słowackiego</text:p>
          </table:table-cell>
          <table:table-cell office:value-type="string">
            <text:p>5:44Lv</text:p>
          </table:table-cell>
          <table:table-cell office:value-type="string">
            <text:p>5:23Dv</text:p>
          </table:table-cell>
          <table:table-cell office:value-type="string">
            <text:p>6:19sv</text:p>
          </table:table-cell>
          <table:table-cell office:value-type="string">
            <text:p>6:39L</text:p>
          </table:table-cell>
          <table:table-cell office:value-type="string">
            <text:p>6:56sv</text:p>
          </table:table-cell>
          <table:table-cell office:value-type="string">
            <text:p>7:17Dv</text:p>
          </table:table-cell>
          <table:table-cell office:value-type="string">
            <text:p>7:47Dv</text:p>
          </table:table-cell>
          <table:table-cell office:value-type="string">
            <text:p>8:01</text:p>
          </table:table-cell>
          <table:table-cell office:value-type="string">
            <text:p>8:17v</text:p>
          </table:table-cell>
          <table:table-cell office:value-type="string">
            <text:p>8:27v</text:p>
          </table:table-cell>
          <table:table-cell office:value-type="string">
            <text:p>8:47L</text:p>
          </table:table-cell>
          <table:table-cell office:value-type="string">
            <text:p>9:07v</text:p>
          </table:table-cell>
          <table:table-cell office:value-type="string">
            <text:p>9:26sv</text:p>
          </table:table-cell>
          <table:table-cell office:value-type="string">
            <text:p>9:47v</text:p>
          </table:table-cell>
          <table:table-cell office:value-type="string">
            <text:p>10:07D</text:p>
          </table:table-cell>
          <table:table-cell office:value-type="string">
            <text:p>10:27v</text:p>
          </table:table-cell>
          <table:table-cell office:value-type="string">
            <text:p>10:47v</text:p>
          </table:table-cell>
          <table:table-cell office:value-type="string">
            <text:p>11:07D</text:p>
          </table:table-cell>
          <table:table-cell office:value-type="string">
            <text:p>11:27sv</text:p>
          </table:table-cell>
          <table:table-cell office:value-type="string">
            <text:p>11:54Lv</text:p>
          </table:table-cell>
          <table:table-cell office:value-type="string">
            <text:p>12:07</text:p>
          </table:table-cell>
          <table:table-cell office:value-type="string">
            <text:p>12:27v</text:p>
          </table:table-cell>
          <table:table-cell office:value-type="string">
            <text:p>12:47v</text:p>
          </table:table-cell>
          <table:table-cell office:value-type="string">
            <text:p>13:07Dv</text:p>
          </table:table-cell>
          <table:table-cell office:value-type="string">
            <text:p>13:27D</text:p>
          </table:table-cell>
          <table:table-cell office:value-type="string">
            <text:p>13:47Lv</text:p>
          </table:table-cell>
          <table:table-cell office:value-type="string">
            <text:p>14:08v</text:p>
          </table:table-cell>
          <table:table-cell office:value-type="string">
            <text:p>14:28s</text:p>
          </table:table-cell>
          <table:table-cell office:value-type="string">
            <text:p>14:47Lv</text:p>
          </table:table-cell>
          <table:table-cell office:value-type="string">
            <text:p>14:58v</text:p>
          </table:table-cell>
          <table:table-cell office:value-type="string">
            <text:p>15:08v</text:p>
          </table:table-cell>
          <table:table-cell office:value-type="string">
            <text:p>15:28s</text:p>
          </table:table-cell>
          <table:table-cell office:value-type="string">
            <text:p>15:48v</text:p>
          </table:table-cell>
          <table:table-cell office:value-type="string">
            <text:p>15:57Lv</text:p>
          </table:table-cell>
          <table:table-cell office:value-type="string">
            <text:p>16:08v</text:p>
          </table:table-cell>
          <table:table-cell office:value-type="string">
            <text:p>16:28s</text:p>
          </table:table-cell>
          <table:table-cell office:value-type="string">
            <text:p>16:47Lv</text:p>
          </table:table-cell>
          <table:table-cell office:value-type="string">
            <text:p>16:57</text:p>
          </table:table-cell>
          <table:table-cell office:value-type="string">
            <text:p>17:07v</text:p>
          </table:table-cell>
          <table:table-cell office:value-type="string">
            <text:p>17:27s</text:p>
          </table:table-cell>
          <table:table-cell office:value-type="string">
            <text:p>17:47L</text:p>
          </table:table-cell>
          <table:table-cell office:value-type="string">
            <text:p>18:07v</text:p>
          </table:table-cell>
          <table:table-cell office:value-type="string">
            <text:p>18:27s</text:p>
          </table:table-cell>
          <table:table-cell office:value-type="string">
            <text:p>18:47Lv</text:p>
          </table:table-cell>
          <table:table-cell office:value-type="string">
            <text:p>19:08</text:p>
          </table:table-cell>
          <table:table-cell office:value-type="string">
            <text:p>19:28</text:p>
          </table:table-cell>
          <table:table-cell office:value-type="string">
            <text:p>19:58Dv</text:p>
          </table:table-cell>
          <table:table-cell office:value-type="string">
            <text:p>20:35</text:p>
          </table:table-cell>
          <table:table-cell office:value-type="string">
            <text:p>20:58v</text:p>
          </table:table-cell>
          <table:table-cell office:value-type="string">
            <text:p>21:38D</text:p>
          </table:table-cell>
          <table:table-cell office:value-type="string">
            <text:p>22:43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wycięstwa / Plac Wolności</text:p>
          </table:table-cell>
          <table:table-cell office:value-type="string">
            <text:p>5:45Lv</text:p>
          </table:table-cell>
          <table:table-cell office:value-type="string">
            <text:p>5:24Dv</text:p>
          </table:table-cell>
          <table:table-cell office:value-type="string">
            <text:p>6:20sv</text:p>
          </table:table-cell>
          <table:table-cell office:value-type="string">
            <text:p>6:40L</text:p>
          </table:table-cell>
          <table:table-cell office:value-type="string">
            <text:p>6:57sv</text:p>
          </table:table-cell>
          <table:table-cell office:value-type="string">
            <text:p>7:18Dv</text:p>
          </table:table-cell>
          <table:table-cell office:value-type="string">
            <text:p>7:48Dv</text:p>
          </table:table-cell>
          <table:table-cell office:value-type="string">
            <text:p>8:02</text:p>
          </table:table-cell>
          <table:table-cell office:value-type="string">
            <text:p>8:18v</text:p>
          </table:table-cell>
          <table:table-cell office:value-type="string">
            <text:p>8:28v</text:p>
          </table:table-cell>
          <table:table-cell office:value-type="string">
            <text:p>8:48L</text:p>
          </table:table-cell>
          <table:table-cell office:value-type="string">
            <text:p>9:08v</text:p>
          </table:table-cell>
          <table:table-cell office:value-type="string">
            <text:p>9:27sv</text:p>
          </table:table-cell>
          <table:table-cell office:value-type="string">
            <text:p>9:48v</text:p>
          </table:table-cell>
          <table:table-cell office:value-type="string">
            <text:p>10:08D</text:p>
          </table:table-cell>
          <table:table-cell office:value-type="string">
            <text:p>10:28v</text:p>
          </table:table-cell>
          <table:table-cell office:value-type="string">
            <text:p>10:48v</text:p>
          </table:table-cell>
          <table:table-cell office:value-type="string">
            <text:p>11:08D</text:p>
          </table:table-cell>
          <table:table-cell office:value-type="string">
            <text:p>11:28sv</text:p>
          </table:table-cell>
          <table:table-cell office:value-type="string">
            <text:p>11:55Lv</text:p>
          </table:table-cell>
          <table:table-cell office:value-type="string">
            <text:p>12:08</text:p>
          </table:table-cell>
          <table:table-cell office:value-type="string">
            <text:p>12:28v</text:p>
          </table:table-cell>
          <table:table-cell office:value-type="string">
            <text:p>12:48v</text:p>
          </table:table-cell>
          <table:table-cell office:value-type="string">
            <text:p>13:08Dv</text:p>
          </table:table-cell>
          <table:table-cell office:value-type="string">
            <text:p>13:28D</text:p>
          </table:table-cell>
          <table:table-cell office:value-type="string">
            <text:p>13:48Lv</text:p>
          </table:table-cell>
          <table:table-cell office:value-type="string">
            <text:p>14:09v</text:p>
          </table:table-cell>
          <table:table-cell office:value-type="string">
            <text:p>14:29s</text:p>
          </table:table-cell>
          <table:table-cell office:value-type="string">
            <text:p>14:48Lv</text:p>
          </table:table-cell>
          <table:table-cell office:value-type="string">
            <text:p>14:59v</text:p>
          </table:table-cell>
          <table:table-cell office:value-type="string">
            <text:p>15:09v</text:p>
          </table:table-cell>
          <table:table-cell office:value-type="string">
            <text:p>15:29s</text:p>
          </table:table-cell>
          <table:table-cell office:value-type="string">
            <text:p>15:49v</text:p>
          </table:table-cell>
          <table:table-cell office:value-type="string">
            <text:p>15:58Lv</text:p>
          </table:table-cell>
          <table:table-cell office:value-type="string">
            <text:p>16:09v</text:p>
          </table:table-cell>
          <table:table-cell office:value-type="string">
            <text:p>16:29s</text:p>
          </table:table-cell>
          <table:table-cell office:value-type="string">
            <text:p>16:48Lv</text:p>
          </table:table-cell>
          <table:table-cell office:value-type="string">
            <text:p>16:58</text:p>
          </table:table-cell>
          <table:table-cell office:value-type="string">
            <text:p>17:08v</text:p>
          </table:table-cell>
          <table:table-cell office:value-type="string">
            <text:p>17:28s</text:p>
          </table:table-cell>
          <table:table-cell office:value-type="string">
            <text:p>17:48L</text:p>
          </table:table-cell>
          <table:table-cell office:value-type="string">
            <text:p>18:08v</text:p>
          </table:table-cell>
          <table:table-cell office:value-type="string">
            <text:p>18:28s</text:p>
          </table:table-cell>
          <table:table-cell office:value-type="string">
            <text:p>18:48Lv</text:p>
          </table:table-cell>
          <table:table-cell office:value-type="string">
            <text:p>19:09</text:p>
          </table:table-cell>
          <table:table-cell office:value-type="string">
            <text:p>19:29</text:p>
          </table:table-cell>
          <table:table-cell office:value-type="string">
            <text:p>19:59Dv</text:p>
          </table:table-cell>
          <table:table-cell office:value-type="string">
            <text:p>20:36</text:p>
          </table:table-cell>
          <table:table-cell office:value-type="string">
            <text:p>20:59v</text:p>
          </table:table-cell>
          <table:table-cell office:value-type="string">
            <text:p>21:39D</text:p>
          </table:table-cell>
          <table:table-cell office:value-type="string">
            <text:p>22:44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wycięstwa / Clausiusa</text:p>
          </table:table-cell>
          <table:table-cell office:value-type="string">
            <text:p>5:46Lv</text:p>
          </table:table-cell>
          <table:table-cell office:value-type="string">
            <text:p>5:25Dv</text:p>
          </table:table-cell>
          <table:table-cell office:value-type="string">
            <text:p>6:21sv</text:p>
          </table:table-cell>
          <table:table-cell office:value-type="string">
            <text:p>6:41L</text:p>
          </table:table-cell>
          <table:table-cell office:value-type="string">
            <text:p>6:58sv</text:p>
          </table:table-cell>
          <table:table-cell office:value-type="string">
            <text:p>7:19Dv</text:p>
          </table:table-cell>
          <table:table-cell office:value-type="string">
            <text:p>7:49Dv</text:p>
          </table:table-cell>
          <table:table-cell office:value-type="string">
            <text:p>8:03</text:p>
          </table:table-cell>
          <table:table-cell office:value-type="string">
            <text:p>8:19v</text:p>
          </table:table-cell>
          <table:table-cell office:value-type="string">
            <text:p>8:29v</text:p>
          </table:table-cell>
          <table:table-cell office:value-type="string">
            <text:p>8:49L</text:p>
          </table:table-cell>
          <table:table-cell office:value-type="string">
            <text:p>9:09v</text:p>
          </table:table-cell>
          <table:table-cell office:value-type="string">
            <text:p>9:28sv</text:p>
          </table:table-cell>
          <table:table-cell office:value-type="string">
            <text:p>9:49v</text:p>
          </table:table-cell>
          <table:table-cell office:value-type="string">
            <text:p>10:09D</text:p>
          </table:table-cell>
          <table:table-cell office:value-type="string">
            <text:p>10:29v</text:p>
          </table:table-cell>
          <table:table-cell office:value-type="string">
            <text:p>10:49v</text:p>
          </table:table-cell>
          <table:table-cell office:value-type="string">
            <text:p>11:09D</text:p>
          </table:table-cell>
          <table:table-cell office:value-type="string">
            <text:p>11:29sv</text:p>
          </table:table-cell>
          <table:table-cell office:value-type="string">
            <text:p>11:56Lv</text:p>
          </table:table-cell>
          <table:table-cell office:value-type="string">
            <text:p>12:09</text:p>
          </table:table-cell>
          <table:table-cell office:value-type="string">
            <text:p>12:29v</text:p>
          </table:table-cell>
          <table:table-cell office:value-type="string">
            <text:p>12:49v</text:p>
          </table:table-cell>
          <table:table-cell office:value-type="string">
            <text:p>13:09Dv</text:p>
          </table:table-cell>
          <table:table-cell office:value-type="string">
            <text:p>13:29D</text:p>
          </table:table-cell>
          <table:table-cell office:value-type="string">
            <text:p>13:49Lv</text:p>
          </table:table-cell>
          <table:table-cell office:value-type="string">
            <text:p>14:10v</text:p>
          </table:table-cell>
          <table:table-cell office:value-type="string">
            <text:p>14:30s</text:p>
          </table:table-cell>
          <table:table-cell office:value-type="string">
            <text:p>14:49Lv</text:p>
          </table:table-cell>
          <table:table-cell office:value-type="string">
            <text:p>15:00v</text:p>
          </table:table-cell>
          <table:table-cell office:value-type="string">
            <text:p>15:10v</text:p>
          </table:table-cell>
          <table:table-cell office:value-type="string">
            <text:p>15:30s</text:p>
          </table:table-cell>
          <table:table-cell office:value-type="string">
            <text:p>15:50v</text:p>
          </table:table-cell>
          <table:table-cell office:value-type="string">
            <text:p>15:59Lv</text:p>
          </table:table-cell>
          <table:table-cell office:value-type="string">
            <text:p>16:10v</text:p>
          </table:table-cell>
          <table:table-cell office:value-type="string">
            <text:p>16:30s</text:p>
          </table:table-cell>
          <table:table-cell office:value-type="string">
            <text:p>16:49Lv</text:p>
          </table:table-cell>
          <table:table-cell office:value-type="string">
            <text:p>16:59</text:p>
          </table:table-cell>
          <table:table-cell office:value-type="string">
            <text:p>17:09v</text:p>
          </table:table-cell>
          <table:table-cell office:value-type="string">
            <text:p>17:29s</text:p>
          </table:table-cell>
          <table:table-cell office:value-type="string">
            <text:p>17:49L</text:p>
          </table:table-cell>
          <table:table-cell office:value-type="string">
            <text:p>18:09v</text:p>
          </table:table-cell>
          <table:table-cell office:value-type="string">
            <text:p>18:29s</text:p>
          </table:table-cell>
          <table:table-cell office:value-type="string">
            <text:p>18:49Lv</text:p>
          </table:table-cell>
          <table:table-cell office:value-type="string">
            <text:p>19:10</text:p>
          </table:table-cell>
          <table:table-cell office:value-type="string">
            <text:p>19:30</text:p>
          </table:table-cell>
          <table:table-cell office:value-type="string">
            <text:p>20:00Dv</text:p>
          </table:table-cell>
          <table:table-cell office:value-type="string">
            <text:p>20:37</text:p>
          </table:table-cell>
          <table:table-cell office:value-type="string">
            <text:p>21:00v</text:p>
          </table:table-cell>
          <table:table-cell office:value-type="string">
            <text:p>21:40D</text:p>
          </table:table-cell>
          <table:table-cell office:value-type="string">
            <text:p>22:45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wycięstwa / Grottgera</text:p>
          </table:table-cell>
          <table:table-cell office:value-type="string">
            <text:p>5:48Lv</text:p>
          </table:table-cell>
          <table:table-cell office:value-type="string">
            <text:p>5:27Dv</text:p>
          </table:table-cell>
          <table:table-cell office:value-type="string">
            <text:p>6:24sv</text:p>
          </table:table-cell>
          <table:table-cell office:value-type="string">
            <text:p>6:43L</text:p>
          </table:table-cell>
          <table:table-cell office:value-type="string">
            <text:p>7:00sv</text:p>
          </table:table-cell>
          <table:table-cell office:value-type="string">
            <text:p>7:21Dv</text:p>
          </table:table-cell>
          <table:table-cell office:value-type="string">
            <text:p>7:51Dv</text:p>
          </table:table-cell>
          <table:table-cell office:value-type="string">
            <text:p>8:05</text:p>
          </table:table-cell>
          <table:table-cell office:value-type="string">
            <text:p>8:21v</text:p>
          </table:table-cell>
          <table:table-cell office:value-type="string">
            <text:p>8:31v</text:p>
          </table:table-cell>
          <table:table-cell office:value-type="string">
            <text:p>8:51L</text:p>
          </table:table-cell>
          <table:table-cell office:value-type="string">
            <text:p>9:11v</text:p>
          </table:table-cell>
          <table:table-cell office:value-type="string">
            <text:p>9:30sv</text:p>
          </table:table-cell>
          <table:table-cell office:value-type="string">
            <text:p>9:51v</text:p>
          </table:table-cell>
          <table:table-cell office:value-type="string">
            <text:p>10:11D</text:p>
          </table:table-cell>
          <table:table-cell office:value-type="string">
            <text:p>10:31v</text:p>
          </table:table-cell>
          <table:table-cell office:value-type="string">
            <text:p>10:52v</text:p>
          </table:table-cell>
          <table:table-cell office:value-type="string">
            <text:p>11:12D</text:p>
          </table:table-cell>
          <table:table-cell office:value-type="string">
            <text:p>11:31sv</text:p>
          </table:table-cell>
          <table:table-cell office:value-type="string">
            <text:p>11:58Lv</text:p>
          </table:table-cell>
          <table:table-cell office:value-type="string">
            <text:p>12:12</text:p>
          </table:table-cell>
          <table:table-cell office:value-type="string">
            <text:p>12:32v</text:p>
          </table:table-cell>
          <table:table-cell office:value-type="string">
            <text:p>12:52v</text:p>
          </table:table-cell>
          <table:table-cell office:value-type="string">
            <text:p>13:12Dv</text:p>
          </table:table-cell>
          <table:table-cell office:value-type="string">
            <text:p>13:32D</text:p>
          </table:table-cell>
          <table:table-cell office:value-type="string">
            <text:p>13:51Lv</text:p>
          </table:table-cell>
          <table:table-cell office:value-type="string">
            <text:p>14:12v</text:p>
          </table:table-cell>
          <table:table-cell office:value-type="string">
            <text:p>14:32s</text:p>
          </table:table-cell>
          <table:table-cell office:value-type="string">
            <text:p>14:52Lv</text:p>
          </table:table-cell>
          <table:table-cell office:value-type="string">
            <text:p>15:02v</text:p>
          </table:table-cell>
          <table:table-cell office:value-type="string">
            <text:p>15:12v</text:p>
          </table:table-cell>
          <table:table-cell office:value-type="string">
            <text:p>15:32s</text:p>
          </table:table-cell>
          <table:table-cell office:value-type="string">
            <text:p>15:52v</text:p>
          </table:table-cell>
          <table:table-cell office:value-type="string">
            <text:p>16:02Lv</text:p>
          </table:table-cell>
          <table:table-cell office:value-type="string">
            <text:p>16:12v</text:p>
          </table:table-cell>
          <table:table-cell office:value-type="string">
            <text:p>16:32s</text:p>
          </table:table-cell>
          <table:table-cell office:value-type="string">
            <text:p>16:51Lv</text:p>
          </table:table-cell>
          <table:table-cell office:value-type="string">
            <text:p>17:01</text:p>
          </table:table-cell>
          <table:table-cell office:value-type="string">
            <text:p>17:11v</text:p>
          </table:table-cell>
          <table:table-cell office:value-type="string">
            <text:p>17:31s</text:p>
          </table:table-cell>
          <table:table-cell office:value-type="string">
            <text:p>17:51L</text:p>
          </table:table-cell>
          <table:table-cell office:value-type="string">
            <text:p>18:11v</text:p>
          </table:table-cell>
          <table:table-cell office:value-type="string">
            <text:p>18:31s</text:p>
          </table:table-cell>
          <table:table-cell office:value-type="string">
            <text:p>18:51Lv</text:p>
          </table:table-cell>
          <table:table-cell office:value-type="string">
            <text:p>19:12</text:p>
          </table:table-cell>
          <table:table-cell office:value-type="string">
            <text:p>19:32</text:p>
          </table:table-cell>
          <table:table-cell office:value-type="string">
            <text:p>20:02Dv</text:p>
          </table:table-cell>
          <table:table-cell office:value-type="string">
            <text:p>20:39</text:p>
          </table:table-cell>
          <table:table-cell office:value-type="string">
            <text:p>21:02v</text:p>
          </table:table-cell>
          <table:table-cell office:value-type="string">
            <text:p>21:42D</text:p>
          </table:table-cell>
          <table:table-cell office:value-type="string">
            <text:p>22:47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wycięstwa / Tetmajera</text:p>
          </table:table-cell>
          <table:table-cell office:value-type="string">
            <text:p>5:49Lv</text:p>
          </table:table-cell>
          <table:table-cell office:value-type="string">
            <text:p>5:29Dv</text:p>
          </table:table-cell>
          <table:table-cell office:value-type="string">
            <text:p>6:26sv</text:p>
          </table:table-cell>
          <table:table-cell office:value-type="string">
            <text:p>6:45L</text:p>
          </table:table-cell>
          <table:table-cell office:value-type="string">
            <text:p>7:02sv</text:p>
          </table:table-cell>
          <table:table-cell office:value-type="string">
            <text:p>7:23Dv</text:p>
          </table:table-cell>
          <table:table-cell office:value-type="string">
            <text:p>7:53Dv</text:p>
          </table:table-cell>
          <table:table-cell office:value-type="string">
            <text:p>8:07</text:p>
          </table:table-cell>
          <table:table-cell office:value-type="string">
            <text:p>8:23v</text:p>
          </table:table-cell>
          <table:table-cell office:value-type="string">
            <text:p>8:33v</text:p>
          </table:table-cell>
          <table:table-cell office:value-type="string">
            <text:p>8:53L</text:p>
          </table:table-cell>
          <table:table-cell office:value-type="string">
            <text:p>9:13v</text:p>
          </table:table-cell>
          <table:table-cell office:value-type="string">
            <text:p>9:32sv</text:p>
          </table:table-cell>
          <table:table-cell office:value-type="string">
            <text:p>9:53v</text:p>
          </table:table-cell>
          <table:table-cell office:value-type="string">
            <text:p>10:13D</text:p>
          </table:table-cell>
          <table:table-cell office:value-type="string">
            <text:p>10:33v</text:p>
          </table:table-cell>
          <table:table-cell office:value-type="string">
            <text:p>10:54v</text:p>
          </table:table-cell>
          <table:table-cell office:value-type="string">
            <text:p>11:14D</text:p>
          </table:table-cell>
          <table:table-cell office:value-type="string">
            <text:p>11:33sv</text:p>
          </table:table-cell>
          <table:table-cell office:value-type="string">
            <text:p>12:00Lv</text:p>
          </table:table-cell>
          <table:table-cell office:value-type="string">
            <text:p>12:14</text:p>
          </table:table-cell>
          <table:table-cell office:value-type="string">
            <text:p>12:34v</text:p>
          </table:table-cell>
          <table:table-cell office:value-type="string">
            <text:p>12:54v</text:p>
          </table:table-cell>
          <table:table-cell office:value-type="string">
            <text:p>13:14Dv</text:p>
          </table:table-cell>
          <table:table-cell office:value-type="string">
            <text:p>13:34D</text:p>
          </table:table-cell>
          <table:table-cell office:value-type="string">
            <text:p>13:53Lv</text:p>
          </table:table-cell>
          <table:table-cell office:value-type="string">
            <text:p>14:14v</text:p>
          </table:table-cell>
          <table:table-cell office:value-type="string">
            <text:p>14:34s</text:p>
          </table:table-cell>
          <table:table-cell office:value-type="string">
            <text:p>14:54Lv</text:p>
          </table:table-cell>
          <table:table-cell office:value-type="string">
            <text:p>15:04v</text:p>
          </table:table-cell>
          <table:table-cell office:value-type="string">
            <text:p>15:14v</text:p>
          </table:table-cell>
          <table:table-cell office:value-type="string">
            <text:p>15:34s</text:p>
          </table:table-cell>
          <table:table-cell office:value-type="string">
            <text:p>15:54v</text:p>
          </table:table-cell>
          <table:table-cell office:value-type="string">
            <text:p>16:04Lv</text:p>
          </table:table-cell>
          <table:table-cell office:value-type="string">
            <text:p>16:14v</text:p>
          </table:table-cell>
          <table:table-cell office:value-type="string">
            <text:p>16:34s</text:p>
          </table:table-cell>
          <table:table-cell office:value-type="string">
            <text:p>16:53Lv</text:p>
          </table:table-cell>
          <table:table-cell office:value-type="string">
            <text:p>17:03</text:p>
          </table:table-cell>
          <table:table-cell office:value-type="string">
            <text:p>17:13v</text:p>
          </table:table-cell>
          <table:table-cell office:value-type="string">
            <text:p>17:33s</text:p>
          </table:table-cell>
          <table:table-cell office:value-type="string">
            <text:p>17:53L</text:p>
          </table:table-cell>
          <table:table-cell office:value-type="string">
            <text:p>18:13v</text:p>
          </table:table-cell>
          <table:table-cell office:value-type="string">
            <text:p>18:33s</text:p>
          </table:table-cell>
          <table:table-cell office:value-type="string">
            <text:p>18:53Lv</text:p>
          </table:table-cell>
          <table:table-cell office:value-type="string">
            <text:p>19:14</text:p>
          </table:table-cell>
          <table:table-cell office:value-type="string">
            <text:p>19:34</text:p>
          </table:table-cell>
          <table:table-cell office:value-type="string">
            <text:p>20:04Dv</text:p>
          </table:table-cell>
          <table:table-cell office:value-type="string">
            <text:p>20:41</text:p>
          </table:table-cell>
          <table:table-cell office:value-type="string">
            <text:p>21:03v</text:p>
          </table:table-cell>
          <table:table-cell office:value-type="string">
            <text:p>21:43D</text:p>
          </table:table-cell>
          <table:table-cell office:value-type="string">
            <text:p>22:48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wycięstwa / 4 Marca</text:p>
          </table:table-cell>
          <table:table-cell office:value-type="string">
            <text:p>5:50Lv</text:p>
          </table:table-cell>
          <table:table-cell office:value-type="string">
            <text:p>5:30Dv</text:p>
          </table:table-cell>
          <table:table-cell office:value-type="string">
            <text:p>6:27sv</text:p>
          </table:table-cell>
          <table:table-cell office:value-type="string">
            <text:p>6:46L</text:p>
          </table:table-cell>
          <table:table-cell office:value-type="string">
            <text:p>7:03sv</text:p>
          </table:table-cell>
          <table:table-cell office:value-type="string">
            <text:p>7:24Dv</text:p>
          </table:table-cell>
          <table:table-cell office:value-type="string">
            <text:p>7:54Dv</text:p>
          </table:table-cell>
          <table:table-cell office:value-type="string">
            <text:p>8:08</text:p>
          </table:table-cell>
          <table:table-cell office:value-type="string">
            <text:p>8:24v</text:p>
          </table:table-cell>
          <table:table-cell office:value-type="string">
            <text:p>8:34v</text:p>
          </table:table-cell>
          <table:table-cell office:value-type="string">
            <text:p>8:54L</text:p>
          </table:table-cell>
          <table:table-cell office:value-type="string">
            <text:p>9:14v</text:p>
          </table:table-cell>
          <table:table-cell office:value-type="string">
            <text:p>9:33sv</text:p>
          </table:table-cell>
          <table:table-cell office:value-type="string">
            <text:p>9:54v</text:p>
          </table:table-cell>
          <table:table-cell office:value-type="string">
            <text:p>10:14D</text:p>
          </table:table-cell>
          <table:table-cell office:value-type="string">
            <text:p>10:34v</text:p>
          </table:table-cell>
          <table:table-cell office:value-type="string">
            <text:p>10:55v</text:p>
          </table:table-cell>
          <table:table-cell office:value-type="string">
            <text:p>11:15D</text:p>
          </table:table-cell>
          <table:table-cell office:value-type="string">
            <text:p>11:34sv</text:p>
          </table:table-cell>
          <table:table-cell office:value-type="string">
            <text:p>12:01Lv</text:p>
          </table:table-cell>
          <table:table-cell office:value-type="string">
            <text:p>12:15</text:p>
          </table:table-cell>
          <table:table-cell office:value-type="string">
            <text:p>12:35v</text:p>
          </table:table-cell>
          <table:table-cell office:value-type="string">
            <text:p>12:55v</text:p>
          </table:table-cell>
          <table:table-cell office:value-type="string">
            <text:p>13:15Dv</text:p>
          </table:table-cell>
          <table:table-cell office:value-type="string">
            <text:p>13:35D</text:p>
          </table:table-cell>
          <table:table-cell office:value-type="string">
            <text:p>13:54Lv</text:p>
          </table:table-cell>
          <table:table-cell office:value-type="string">
            <text:p>14:15v</text:p>
          </table:table-cell>
          <table:table-cell office:value-type="string">
            <text:p>14:35s</text:p>
          </table:table-cell>
          <table:table-cell office:value-type="string">
            <text:p>14:55Lv</text:p>
          </table:table-cell>
          <table:table-cell office:value-type="string">
            <text:p>15:05v</text:p>
          </table:table-cell>
          <table:table-cell office:value-type="string">
            <text:p>15:15v</text:p>
          </table:table-cell>
          <table:table-cell office:value-type="string">
            <text:p>15:35s</text:p>
          </table:table-cell>
          <table:table-cell office:value-type="string">
            <text:p>15:55v</text:p>
          </table:table-cell>
          <table:table-cell office:value-type="string">
            <text:p>16:05Lv</text:p>
          </table:table-cell>
          <table:table-cell office:value-type="string">
            <text:p>16:15v</text:p>
          </table:table-cell>
          <table:table-cell office:value-type="string">
            <text:p>16:35s</text:p>
          </table:table-cell>
          <table:table-cell office:value-type="string">
            <text:p>16:54Lv</text:p>
          </table:table-cell>
          <table:table-cell office:value-type="string">
            <text:p>17:04</text:p>
          </table:table-cell>
          <table:table-cell office:value-type="string">
            <text:p>17:14v</text:p>
          </table:table-cell>
          <table:table-cell office:value-type="string">
            <text:p>17:34s</text:p>
          </table:table-cell>
          <table:table-cell office:value-type="string">
            <text:p>17:54L</text:p>
          </table:table-cell>
          <table:table-cell office:value-type="string">
            <text:p>18:14v</text:p>
          </table:table-cell>
          <table:table-cell office:value-type="string">
            <text:p>18:34s</text:p>
          </table:table-cell>
          <table:table-cell office:value-type="string">
            <text:p>18:54Lv</text:p>
          </table:table-cell>
          <table:table-cell office:value-type="string">
            <text:p>19:15</text:p>
          </table:table-cell>
          <table:table-cell office:value-type="string">
            <text:p>19:35</text:p>
          </table:table-cell>
          <table:table-cell office:value-type="string">
            <text:p>20:05Dv</text:p>
          </table:table-cell>
          <table:table-cell office:value-type="string">
            <text:p>20:42</text:p>
          </table:table-cell>
          <table:table-cell office:value-type="string">
            <text:p>21:04v</text:p>
          </table:table-cell>
          <table:table-cell office:value-type="string">
            <text:p>21:44D</text:p>
          </table:table-cell>
          <table:table-cell office:value-type="string">
            <text:p>22:49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wycięstwa / Zielona</text:p>
          </table:table-cell>
          <table:table-cell office:value-type="string">
            <text:p>5:51Lv</text:p>
          </table:table-cell>
          <table:table-cell office:value-type="string">
            <text:p>5:31Dv</text:p>
          </table:table-cell>
          <table:table-cell office:value-type="string">
            <text:p>6:28sv</text:p>
          </table:table-cell>
          <table:table-cell office:value-type="string">
            <text:p>6:47L</text:p>
          </table:table-cell>
          <table:table-cell office:value-type="string">
            <text:p>7:04sv</text:p>
          </table:table-cell>
          <table:table-cell office:value-type="string">
            <text:p>7:25Dv</text:p>
          </table:table-cell>
          <table:table-cell office:value-type="string">
            <text:p>7:55Dv</text:p>
          </table:table-cell>
          <table:table-cell office:value-type="string">
            <text:p>8:09</text:p>
          </table:table-cell>
          <table:table-cell office:value-type="string">
            <text:p>8:25v</text:p>
          </table:table-cell>
          <table:table-cell office:value-type="string">
            <text:p>8:35v</text:p>
          </table:table-cell>
          <table:table-cell office:value-type="string">
            <text:p>8:55L</text:p>
          </table:table-cell>
          <table:table-cell office:value-type="string">
            <text:p>9:15v</text:p>
          </table:table-cell>
          <table:table-cell office:value-type="string">
            <text:p>9:34sv</text:p>
          </table:table-cell>
          <table:table-cell office:value-type="string">
            <text:p>9:55v</text:p>
          </table:table-cell>
          <table:table-cell office:value-type="string">
            <text:p>10:15D</text:p>
          </table:table-cell>
          <table:table-cell office:value-type="string">
            <text:p>10:35v</text:p>
          </table:table-cell>
          <table:table-cell office:value-type="string">
            <text:p>10:56v</text:p>
          </table:table-cell>
          <table:table-cell office:value-type="string">
            <text:p>11:16D</text:p>
          </table:table-cell>
          <table:table-cell office:value-type="string">
            <text:p>11:35sv</text:p>
          </table:table-cell>
          <table:table-cell office:value-type="string">
            <text:p>12:02Lv</text:p>
          </table:table-cell>
          <table:table-cell office:value-type="string">
            <text:p>12:16</text:p>
          </table:table-cell>
          <table:table-cell office:value-type="string">
            <text:p>12:36v</text:p>
          </table:table-cell>
          <table:table-cell office:value-type="string">
            <text:p>12:56v</text:p>
          </table:table-cell>
          <table:table-cell office:value-type="string">
            <text:p>13:16Dv</text:p>
          </table:table-cell>
          <table:table-cell office:value-type="string">
            <text:p>13:36D</text:p>
          </table:table-cell>
          <table:table-cell office:value-type="string">
            <text:p>13:55Lv</text:p>
          </table:table-cell>
          <table:table-cell office:value-type="string">
            <text:p>14:16v</text:p>
          </table:table-cell>
          <table:table-cell office:value-type="string">
            <text:p>14:36s</text:p>
          </table:table-cell>
          <table:table-cell office:value-type="string">
            <text:p>14:56Lv</text:p>
          </table:table-cell>
          <table:table-cell office:value-type="string">
            <text:p>15:06v</text:p>
          </table:table-cell>
          <table:table-cell office:value-type="string">
            <text:p>15:16v</text:p>
          </table:table-cell>
          <table:table-cell office:value-type="string">
            <text:p>15:36s</text:p>
          </table:table-cell>
          <table:table-cell office:value-type="string">
            <text:p>15:56v</text:p>
          </table:table-cell>
          <table:table-cell office:value-type="string">
            <text:p>16:06Lv</text:p>
          </table:table-cell>
          <table:table-cell office:value-type="string">
            <text:p>16:16v</text:p>
          </table:table-cell>
          <table:table-cell office:value-type="string">
            <text:p>16:36s</text:p>
          </table:table-cell>
          <table:table-cell office:value-type="string">
            <text:p>16:55Lv</text:p>
          </table:table-cell>
          <table:table-cell office:value-type="string">
            <text:p>17:05</text:p>
          </table:table-cell>
          <table:table-cell office:value-type="string">
            <text:p>17:15v</text:p>
          </table:table-cell>
          <table:table-cell office:value-type="string">
            <text:p>17:35s</text:p>
          </table:table-cell>
          <table:table-cell office:value-type="string">
            <text:p>17:55L</text:p>
          </table:table-cell>
          <table:table-cell office:value-type="string">
            <text:p>18:15v</text:p>
          </table:table-cell>
          <table:table-cell office:value-type="string">
            <text:p>18:35s</text:p>
          </table:table-cell>
          <table:table-cell office:value-type="string">
            <text:p>18:55Lv</text:p>
          </table:table-cell>
          <table:table-cell office:value-type="string">
            <text:p>19:16</text:p>
          </table:table-cell>
          <table:table-cell office:value-type="string">
            <text:p>19:36</text:p>
          </table:table-cell>
          <table:table-cell office:value-type="string">
            <text:p>20:06Dv</text:p>
          </table:table-cell>
          <table:table-cell office:value-type="string">
            <text:p>20:43</text:p>
          </table:table-cell>
          <table:table-cell office:value-type="string">
            <text:p>21:05v</text:p>
          </table:table-cell>
          <table:table-cell office:value-type="string">
            <text:p>21:45D</text:p>
          </table:table-cell>
          <table:table-cell office:value-type="string">
            <text:p>22:50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wycięstwa / Św. Wojciecha</text:p>
          </table:table-cell>
          <table:table-cell office:value-type="string">
            <text:p>5:52Lv</text:p>
          </table:table-cell>
          <table:table-cell office:value-type="string">
            <text:p>5:32Dv</text:p>
          </table:table-cell>
          <table:table-cell office:value-type="string">
            <text:p>6:29sv</text:p>
          </table:table-cell>
          <table:table-cell office:value-type="string">
            <text:p>6:48L</text:p>
          </table:table-cell>
          <table:table-cell office:value-type="string">
            <text:p>7:05sv</text:p>
          </table:table-cell>
          <table:table-cell office:value-type="string">
            <text:p>7:26Dv</text:p>
          </table:table-cell>
          <table:table-cell office:value-type="string">
            <text:p>7:56Dv</text:p>
          </table:table-cell>
          <table:table-cell office:value-type="string">
            <text:p>8:10</text:p>
          </table:table-cell>
          <table:table-cell office:value-type="string">
            <text:p>8:26v</text:p>
          </table:table-cell>
          <table:table-cell office:value-type="string">
            <text:p>8:36v</text:p>
          </table:table-cell>
          <table:table-cell office:value-type="string">
            <text:p>8:56L</text:p>
          </table:table-cell>
          <table:table-cell office:value-type="string">
            <text:p>9:16v</text:p>
          </table:table-cell>
          <table:table-cell office:value-type="string">
            <text:p>9:35sv</text:p>
          </table:table-cell>
          <table:table-cell office:value-type="string">
            <text:p>9:56v</text:p>
          </table:table-cell>
          <table:table-cell office:value-type="string">
            <text:p>10:16D</text:p>
          </table:table-cell>
          <table:table-cell office:value-type="string">
            <text:p>10:36v</text:p>
          </table:table-cell>
          <table:table-cell office:value-type="string">
            <text:p>10:57v</text:p>
          </table:table-cell>
          <table:table-cell office:value-type="string">
            <text:p>11:17D</text:p>
          </table:table-cell>
          <table:table-cell office:value-type="string">
            <text:p>11:36sv</text:p>
          </table:table-cell>
          <table:table-cell office:value-type="string">
            <text:p>12:03Lv</text:p>
          </table:table-cell>
          <table:table-cell office:value-type="string">
            <text:p>12:17</text:p>
          </table:table-cell>
          <table:table-cell office:value-type="string">
            <text:p>12:37v</text:p>
          </table:table-cell>
          <table:table-cell office:value-type="string">
            <text:p>12:57v</text:p>
          </table:table-cell>
          <table:table-cell office:value-type="string">
            <text:p>13:17Dv</text:p>
          </table:table-cell>
          <table:table-cell office:value-type="string">
            <text:p>13:37D</text:p>
          </table:table-cell>
          <table:table-cell office:value-type="string">
            <text:p>13:56Lv</text:p>
          </table:table-cell>
          <table:table-cell office:value-type="string">
            <text:p>14:17v</text:p>
          </table:table-cell>
          <table:table-cell office:value-type="string">
            <text:p>14:37s</text:p>
          </table:table-cell>
          <table:table-cell office:value-type="string">
            <text:p>14:57Lv</text:p>
          </table:table-cell>
          <table:table-cell office:value-type="string">
            <text:p>15:07v</text:p>
          </table:table-cell>
          <table:table-cell office:value-type="string">
            <text:p>15:17v</text:p>
          </table:table-cell>
          <table:table-cell office:value-type="string">
            <text:p>15:37s</text:p>
          </table:table-cell>
          <table:table-cell office:value-type="string">
            <text:p>15:57v</text:p>
          </table:table-cell>
          <table:table-cell office:value-type="string">
            <text:p>16:07Lv</text:p>
          </table:table-cell>
          <table:table-cell office:value-type="string">
            <text:p>16:17v</text:p>
          </table:table-cell>
          <table:table-cell office:value-type="string">
            <text:p>16:37s</text:p>
          </table:table-cell>
          <table:table-cell office:value-type="string">
            <text:p>16:56Lv</text:p>
          </table:table-cell>
          <table:table-cell office:value-type="string">
            <text:p>17:06</text:p>
          </table:table-cell>
          <table:table-cell office:value-type="string">
            <text:p>17:16v</text:p>
          </table:table-cell>
          <table:table-cell office:value-type="string">
            <text:p>17:36s</text:p>
          </table:table-cell>
          <table:table-cell office:value-type="string">
            <text:p>17:56L</text:p>
          </table:table-cell>
          <table:table-cell office:value-type="string">
            <text:p>18:16v</text:p>
          </table:table-cell>
          <table:table-cell office:value-type="string">
            <text:p>18:36s</text:p>
          </table:table-cell>
          <table:table-cell office:value-type="string">
            <text:p>18:56Lv</text:p>
          </table:table-cell>
          <table:table-cell office:value-type="string">
            <text:p>19:17</text:p>
          </table:table-cell>
          <table:table-cell office:value-type="string">
            <text:p>19:37</text:p>
          </table:table-cell>
          <table:table-cell office:value-type="string">
            <text:p>20:07Dv</text:p>
          </table:table-cell>
          <table:table-cell office:value-type="string">
            <text:p>20:44</text:p>
          </table:table-cell>
          <table:table-cell office:value-type="string">
            <text:p>21:06v</text:p>
          </table:table-cell>
          <table:table-cell office:value-type="string">
            <text:p>21:46D</text:p>
          </table:table-cell>
          <table:table-cell office:value-type="string">
            <text:p>22:51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Chełmoniewo / Pętla</text:p>
          </table:table-cell>
          <table:table-cell table:style-name="Default" table:number-columns-repeated="972"/>
          <table:table-cell table:number-columns-repeated="51"/>
        </table:table-row>
        <table:table-row table:style-name="ro1">
          <table:table-cell table:style-name="Default" office:value-type="string">
            <text:p>Zwycięstwa / Chełmoniewo</text:p>
          </table:table-cell>
          <table:table-cell office:value-type="string">
            <text:p>5:53Lv</text:p>
          </table:table-cell>
          <table:table-cell office:value-type="string">
            <text:p>5:33Dv</text:p>
          </table:table-cell>
          <table:table-cell office:value-type="string">
            <text:p>6:30sv</text:p>
          </table:table-cell>
          <table:table-cell office:value-type="string">
            <text:p>6:49L</text:p>
          </table:table-cell>
          <table:table-cell table:style-name="Default"/>
          <table:table-cell office:value-type="string">
            <text:p>7:06sv</text:p>
          </table:table-cell>
          <table:table-cell office:value-type="string">
            <text:p>7:27Dv</text:p>
          </table:table-cell>
          <table:table-cell office:value-type="string">
            <text:p>7:57Dv</text:p>
          </table:table-cell>
          <table:table-cell table:style-name="Default" table:number-columns-repeated="3"/>
          <table:table-cell office:value-type="string">
            <text:p>8:57L</text:p>
          </table:table-cell>
          <table:table-cell table:style-name="Default"/>
          <table:table-cell office:value-type="string">
            <text:p>9:36sv</text:p>
          </table:table-cell>
          <table:table-cell table:style-name="Default"/>
          <table:table-cell office:value-type="string">
            <text:p>10:17D</text:p>
          </table:table-cell>
          <table:table-cell table:style-name="Default" table:number-columns-repeated="2"/>
          <table:table-cell office:value-type="string">
            <text:p>11:18D</text:p>
          </table:table-cell>
          <table:table-cell office:value-type="string">
            <text:p>11:37sv</text:p>
          </table:table-cell>
          <table:table-cell office:value-type="string">
            <text:p>12:04Lv</text:p>
          </table:table-cell>
          <table:table-cell table:style-name="Default" table:number-columns-repeated="3"/>
          <table:table-cell office:value-type="string">
            <text:p>13:18Dv</text:p>
          </table:table-cell>
          <table:table-cell office:value-type="string">
            <text:p>13:38D</text:p>
          </table:table-cell>
          <table:table-cell office:value-type="string">
            <text:p>13:57Lv</text:p>
          </table:table-cell>
          <table:table-cell table:style-name="Default"/>
          <table:table-cell office:value-type="string">
            <text:p>14:38s</text:p>
          </table:table-cell>
          <table:table-cell office:value-type="string">
            <text:p>14:58Lv</text:p>
          </table:table-cell>
          <table:table-cell table:style-name="Default" table:number-columns-repeated="2"/>
          <table:table-cell office:value-type="string">
            <text:p>15:38s</text:p>
          </table:table-cell>
          <table:table-cell table:style-name="Default"/>
          <table:table-cell office:value-type="string">
            <text:p>16:08Lv</text:p>
          </table:table-cell>
          <table:table-cell table:style-name="Default"/>
          <table:table-cell office:value-type="string">
            <text:p>16:38s</text:p>
          </table:table-cell>
          <table:table-cell office:value-type="string">
            <text:p>16:57Lv</text:p>
          </table:table-cell>
          <table:table-cell table:style-name="Default" table:number-columns-repeated="2"/>
          <table:table-cell office:value-type="string">
            <text:p>17:37s</text:p>
          </table:table-cell>
          <table:table-cell office:value-type="string">
            <text:p>17:57L</text:p>
          </table:table-cell>
          <table:table-cell table:style-name="Default"/>
          <table:table-cell office:value-type="string">
            <text:p>18:37s</text:p>
          </table:table-cell>
          <table:table-cell office:value-type="string">
            <text:p>18:57Lv</text:p>
          </table:table-cell>
          <table:table-cell table:style-name="Default" table:number-columns-repeated="2"/>
          <table:table-cell office:value-type="string">
            <text:p>20:08Dv</text:p>
          </table:table-cell>
          <table:table-cell table:style-name="Default"/>
          <table:table-cell office:value-type="string">
            <text:p>21:47D</text:p>
          </table:table-cell>
          <table:table-cell office:value-type="string">
            <text:p>22:52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dobywców Wału Pomorskiego</text:p>
          </table:table-cell>
          <table:table-cell table:style-name="Default" table:number-columns-repeated="2"/>
          <table:table-cell office:value-type="string">
            <text:p>6:31sv</text:p>
          </table:table-cell>
          <table:table-cell table:style-name="Default" table:number-columns-repeated="2"/>
          <table:table-cell office:value-type="string">
            <text:p>7:07sv</text:p>
          </table:table-cell>
          <table:table-cell table:style-name="Default" table:number-columns-repeated="7"/>
          <table:table-cell office:value-type="string">
            <text:p>9:37sv</text:p>
          </table:table-cell>
          <table:table-cell table:style-name="Default" table:number-columns-repeated="5"/>
          <table:table-cell office:value-type="string">
            <text:p>11:38sv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office:value-type="string">
            <text:p>14:39s</text:p>
          </table:table-cell>
          <table:table-cell table:style-name="Default" table:number-columns-repeated="3"/>
          <table:table-cell office:value-type="string">
            <text:p>15:39s</text:p>
          </table:table-cell>
          <table:table-cell table:style-name="Default" table:number-columns-repeated="3"/>
          <table:table-cell office:value-type="string">
            <text:p>16:39s</text:p>
          </table:table-cell>
          <table:table-cell table:style-name="Default" table:number-columns-repeated="3"/>
          <table:table-cell office:value-type="string">
            <text:p>17:38s</text:p>
          </table:table-cell>
          <table:table-cell table:style-name="Default" table:number-columns-repeated="2"/>
          <table:table-cell office:value-type="string">
            <text:p>18:38s</text:p>
          </table:table-cell>
          <table:table-cell table:number-columns-repeated="7"/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Zdobywców Wału Pomorskiego I</text:p>
          </table:table-cell>
          <table:table-cell table:style-name="Default" table:number-columns-repeated="2"/>
          <table:table-cell office:value-type="string">
            <text:p>6:32sv</text:p>
          </table:table-cell>
          <table:table-cell table:style-name="Default" table:number-columns-repeated="2"/>
          <table:table-cell office:value-type="string">
            <text:p>7:08sv</text:p>
          </table:table-cell>
          <table:table-cell table:style-name="Default" table:number-columns-repeated="7"/>
          <table:table-cell office:value-type="string">
            <text:p>9:38sv</text:p>
          </table:table-cell>
          <table:table-cell table:style-name="Default" table:number-columns-repeated="5"/>
          <table:table-cell office:value-type="string">
            <text:p>11:39sv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office:value-type="string">
            <text:p>14:40s</text:p>
          </table:table-cell>
          <table:table-cell table:style-name="Default" table:number-columns-repeated="3"/>
          <table:table-cell office:value-type="string">
            <text:p>15:40s</text:p>
          </table:table-cell>
          <table:table-cell table:style-name="Default" table:number-columns-repeated="3"/>
          <table:table-cell office:value-type="string">
            <text:p>16:40s</text:p>
          </table:table-cell>
          <table:table-cell table:style-name="Default" table:number-columns-repeated="3"/>
          <table:table-cell office:value-type="string">
            <text:p>17:39s</text:p>
          </table:table-cell>
          <table:table-cell table:style-name="Default" table:number-columns-repeated="2"/>
          <table:table-cell office:value-type="string">
            <text:p>18:39s</text:p>
          </table:table-cell>
          <table:table-cell table:number-columns-repeated="7"/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Sianowska</text:p>
          </table:table-cell>
          <table:table-cell table:style-name="Default" table:number-columns-repeated="972"/>
          <table:table-cell table:number-columns-repeated="51"/>
        </table:table-row>
        <table:table-row table:style-name="ro1">
          <table:table-cell table:style-name="Default" office:value-type="string">
            <text:p>Chełmoniewo / RDP</text:p>
          </table:table-cell>
          <table:table-cell office:value-type="string">
            <text:p>5:55Lv</text:p>
          </table:table-cell>
          <table:table-cell office:value-type="string">
            <text:p>5:35Dv</text:p>
          </table:table-cell>
          <table:table-cell table:style-name="Default"/>
          <table:table-cell office:value-type="string">
            <text:p>6:51L</text:p>
          </table:table-cell>
          <table:table-cell table:style-name="Default" table:number-columns-repeated="2"/>
          <table:table-cell office:value-type="string">
            <text:p>7:29Dv</text:p>
          </table:table-cell>
          <table:table-cell office:value-type="string">
            <text:p>7:59Dv</text:p>
          </table:table-cell>
          <table:table-cell table:style-name="Default" table:number-columns-repeated="3"/>
          <table:table-cell office:value-type="string">
            <text:p>8:59L</text:p>
          </table:table-cell>
          <table:table-cell table:style-name="Default" table:number-columns-repeated="3"/>
          <table:table-cell office:value-type="string">
            <text:p>10:19D</text:p>
          </table:table-cell>
          <table:table-cell table:style-name="Default" table:number-columns-repeated="2"/>
          <table:table-cell office:value-type="string">
            <text:p>11:20D</text:p>
          </table:table-cell>
          <table:table-cell table:style-name="Default"/>
          <table:table-cell office:value-type="string">
            <text:p>12:06Lv</text:p>
          </table:table-cell>
          <table:table-cell table:style-name="Default" table:number-columns-repeated="3"/>
          <table:table-cell office:value-type="string">
            <text:p>13:20Dv</text:p>
          </table:table-cell>
          <table:table-cell office:value-type="string">
            <text:p>13:40D</text:p>
          </table:table-cell>
          <table:table-cell office:value-type="string">
            <text:p>13:59Lv</text:p>
          </table:table-cell>
          <table:table-cell table:style-name="Default" table:number-columns-repeated="2"/>
          <table:table-cell office:value-type="string">
            <text:p>15:00Lv</text:p>
          </table:table-cell>
          <table:table-cell table:style-name="Default" table:number-columns-repeated="4"/>
          <table:table-cell office:value-type="string">
            <text:p>16:10Lv</text:p>
          </table:table-cell>
          <table:table-cell table:style-name="Default" table:number-columns-repeated="2"/>
          <table:table-cell office:value-type="string">
            <text:p>16:59Lv</text:p>
          </table:table-cell>
          <table:table-cell table:style-name="Default" table:number-columns-repeated="3"/>
          <table:table-cell office:value-type="string">
            <text:p>17:59L</text:p>
          </table:table-cell>
          <table:table-cell table:style-name="Default" table:number-columns-repeated="2"/>
          <table:table-cell office:value-type="string">
            <text:p>18:59Lv</text:p>
          </table:table-cell>
          <table:table-cell table:style-name="Default" table:number-columns-repeated="2"/>
          <table:table-cell office:value-type="string">
            <text:p>20:10Dv</text:p>
          </table:table-cell>
          <table:table-cell table:style-name="Default"/>
          <table:table-cell office:value-type="string">
            <text:p>21:49D</text:p>
          </table:table-cell>
          <table:table-cell office:value-type="string">
            <text:p>22:54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Dzierżęcino</text:p>
          </table:table-cell>
          <table:table-cell table:style-name="Default" table:number-columns-repeated="972"/>
          <table:table-cell table:number-columns-repeated="51"/>
        </table:table-row>
        <table:table-row table:style-name="ro1">
          <table:table-cell table:style-name="Default" office:value-type="string">
            <text:p>Dzierżęcino kierunek Lubiatowo</text:p>
          </table:table-cell>
          <table:table-cell office:value-type="string">
            <text:p>5:57Lv</text:p>
          </table:table-cell>
          <table:table-cell table:style-name="Default" table:number-columns-repeated="2"/>
          <table:table-cell office:value-type="string">
            <text:p>6:53L</text:p>
          </table:table-cell>
          <table:table-cell table:style-name="Default" table:number-columns-repeated="7"/>
          <table:table-cell office:value-type="string">
            <text:p>9:01L</text:p>
          </table:table-cell>
          <table:table-cell table:style-name="Default"/>
          <table:table-cell table:number-columns-repeated="6"/>
          <table:table-cell table:style-name="Default"/>
          <table:table-cell office:value-type="string">
            <text:p>12:08Lv</text:p>
          </table:table-cell>
          <table:table-cell table:number-columns-repeated="3"/>
          <table:table-cell table:style-name="Default" table:number-columns-repeated="2"/>
          <table:table-cell office:value-type="string">
            <text:p>14:01Lv</text:p>
          </table:table-cell>
          <table:table-cell table:style-name="Default" table:number-columns-repeated="2"/>
          <table:table-cell office:value-type="string">
            <text:p>15:02Lv</text:p>
          </table:table-cell>
          <table:table-cell table:style-name="Default" table:number-columns-repeated="4"/>
          <table:table-cell office:value-type="string">
            <text:p>16:12Lv</text:p>
          </table:table-cell>
          <table:table-cell table:style-name="Default" table:number-columns-repeated="2"/>
          <table:table-cell office:value-type="string">
            <text:p>17:01Lv</text:p>
          </table:table-cell>
          <table:table-cell table:style-name="Default" table:number-columns-repeated="3"/>
          <table:table-cell office:value-type="string">
            <text:p>18:01L</text:p>
          </table:table-cell>
          <table:table-cell table:style-name="Default" table:number-columns-repeated="2"/>
          <table:table-cell office:value-type="string">
            <text:p>19:01Lv</text:p>
          </table:table-cell>
          <table:table-cell table:style-name="Default" table:number-columns-repeated="5"/>
          <table:table-cell office:value-type="string">
            <text:p>22:56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Lubiatowska I - nż</text:p>
          </table:table-cell>
          <table:table-cell office:value-type="string">
            <text:p>5:59Lv</text:p>
          </table:table-cell>
          <table:table-cell table:style-name="Default" table:number-columns-repeated="2"/>
          <table:table-cell office:value-type="string">
            <text:p>6:55L</text:p>
          </table:table-cell>
          <table:table-cell table:style-name="Default" table:number-columns-repeated="7"/>
          <table:table-cell office:value-type="string">
            <text:p>9:03L</text:p>
          </table:table-cell>
          <table:table-cell table:style-name="Default"/>
          <table:table-cell table:number-columns-repeated="6"/>
          <table:table-cell table:style-name="Default"/>
          <table:table-cell office:value-type="string">
            <text:p>12:10Lv</text:p>
          </table:table-cell>
          <table:table-cell table:number-columns-repeated="3"/>
          <table:table-cell table:style-name="Default" table:number-columns-repeated="2"/>
          <table:table-cell office:value-type="string">
            <text:p>14:03Lv</text:p>
          </table:table-cell>
          <table:table-cell table:style-name="Default" table:number-columns-repeated="2"/>
          <table:table-cell office:value-type="string">
            <text:p>15:04Lv</text:p>
          </table:table-cell>
          <table:table-cell table:style-name="Default" table:number-columns-repeated="4"/>
          <table:table-cell office:value-type="string">
            <text:p>16:14Lv</text:p>
          </table:table-cell>
          <table:table-cell table:style-name="Default" table:number-columns-repeated="2"/>
          <table:table-cell office:value-type="string">
            <text:p>17:03Lv</text:p>
          </table:table-cell>
          <table:table-cell table:style-name="Default" table:number-columns-repeated="3"/>
          <table:table-cell office:value-type="string">
            <text:p>18:03L</text:p>
          </table:table-cell>
          <table:table-cell table:style-name="Default" table:number-columns-repeated="2"/>
          <table:table-cell office:value-type="string">
            <text:p>19:03Lv</text:p>
          </table:table-cell>
          <table:table-cell table:style-name="Default" table:number-columns-repeated="5"/>
          <table:table-cell office:value-type="string">
            <text:p>22:58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Lubiatowska II - nż</text:p>
          </table:table-cell>
          <table:table-cell office:value-type="string">
            <text:p>6:00Lv</text:p>
          </table:table-cell>
          <table:table-cell table:style-name="Default" table:number-columns-repeated="2"/>
          <table:table-cell office:value-type="string">
            <text:p>6:56L</text:p>
          </table:table-cell>
          <table:table-cell table:style-name="Default" table:number-columns-repeated="7"/>
          <table:table-cell office:value-type="string">
            <text:p>9:04L</text:p>
          </table:table-cell>
          <table:table-cell table:style-name="Default"/>
          <table:table-cell table:number-columns-repeated="6"/>
          <table:table-cell table:style-name="Default"/>
          <table:table-cell office:value-type="string">
            <text:p>12:11Lv</text:p>
          </table:table-cell>
          <table:table-cell table:number-columns-repeated="3"/>
          <table:table-cell table:style-name="Default" table:number-columns-repeated="2"/>
          <table:table-cell office:value-type="string">
            <text:p>14:04Lv</text:p>
          </table:table-cell>
          <table:table-cell table:style-name="Default" table:number-columns-repeated="2"/>
          <table:table-cell office:value-type="string">
            <text:p>15:05Lv</text:p>
          </table:table-cell>
          <table:table-cell table:style-name="Default" table:number-columns-repeated="4"/>
          <table:table-cell office:value-type="string">
            <text:p>16:15Lv</text:p>
          </table:table-cell>
          <table:table-cell table:style-name="Default" table:number-columns-repeated="2"/>
          <table:table-cell office:value-type="string">
            <text:p>17:04Lv</text:p>
          </table:table-cell>
          <table:table-cell table:style-name="Default" table:number-columns-repeated="3"/>
          <table:table-cell office:value-type="string">
            <text:p>18:04L</text:p>
          </table:table-cell>
          <table:table-cell table:style-name="Default" table:number-columns-repeated="2"/>
          <table:table-cell office:value-type="string">
            <text:p>19:04Lv</text:p>
          </table:table-cell>
          <table:table-cell table:style-name="Default" table:number-columns-repeated="5"/>
          <table:table-cell office:value-type="string">
            <text:p>22:59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Lubiatowska III - nż</text:p>
          </table:table-cell>
          <table:table-cell office:value-type="string">
            <text:p>6:02Lv</text:p>
          </table:table-cell>
          <table:table-cell table:style-name="Default" table:number-columns-repeated="2"/>
          <table:table-cell office:value-type="string">
            <text:p>6:58L</text:p>
          </table:table-cell>
          <table:table-cell table:style-name="Default" table:number-columns-repeated="7"/>
          <table:table-cell office:value-type="string">
            <text:p>9:06L</text:p>
          </table:table-cell>
          <table:table-cell table:style-name="Default"/>
          <table:table-cell table:number-columns-repeated="6"/>
          <table:table-cell table:style-name="Default"/>
          <table:table-cell office:value-type="string">
            <text:p>12:13Lv</text:p>
          </table:table-cell>
          <table:table-cell table:number-columns-repeated="3"/>
          <table:table-cell table:style-name="Default" table:number-columns-repeated="2"/>
          <table:table-cell office:value-type="string">
            <text:p>14:06Lv</text:p>
          </table:table-cell>
          <table:table-cell table:style-name="Default" table:number-columns-repeated="2"/>
          <table:table-cell office:value-type="string">
            <text:p>15:07Lv</text:p>
          </table:table-cell>
          <table:table-cell table:style-name="Default" table:number-columns-repeated="4"/>
          <table:table-cell office:value-type="string">
            <text:p>16:17Lv</text:p>
          </table:table-cell>
          <table:table-cell table:style-name="Default" table:number-columns-repeated="2"/>
          <table:table-cell office:value-type="string">
            <text:p>17:06Lv</text:p>
          </table:table-cell>
          <table:table-cell table:style-name="Default" table:number-columns-repeated="3"/>
          <table:table-cell office:value-type="string">
            <text:p>18:06L</text:p>
          </table:table-cell>
          <table:table-cell table:style-name="Default" table:number-columns-repeated="2"/>
          <table:table-cell office:value-type="string">
            <text:p>19:06Lv</text:p>
          </table:table-cell>
          <table:table-cell table:style-name="Default" table:number-columns-repeated="5"/>
          <table:table-cell office:value-type="string">
            <text:p>23:01L</text:p>
          </table:table-cell>
          <table:table-cell table:style-name="Default"/>
          <table:table-cell table:number-columns-repeated="971"/>
        </table:table-row>
        <table:table-row table:style-name="ro1">
          <table:table-cell table:style-name="Default" office:value-type="string">
            <text:p>Lubiatowska/Jeziorna</text:p>
          </table:table-cell>
          <table:table-cell office:value-type="string">
            <text:p>6:03Lv</text:p>
          </table:table-cell>
          <table:table-cell table:style-name="Default" table:number-columns-repeated="2"/>
          <table:table-cell office:value-type="string">
            <text:p>6:59L</text:p>
          </table:table-cell>
          <table:table-cell table:style-name="Default" table:number-columns-repeated="7"/>
          <table:table-cell office:value-type="string">
            <text:p>9:07L</text:p>
          </table:table-cell>
          <table:table-cell table:style-name="Default"/>
          <table:table-cell table:number-columns-repeated="6"/>
          <table:table-cell table:style-name="Default"/>
          <table:table-cell office:value-type="string">
            <text:p>12:14Lv</text:p>
          </table:table-cell>
          <table:table-cell table:number-columns-repeated="3"/>
          <table:table-cell table:style-name="Default" table:number-columns-repeated="2"/>
          <table:table-cell office:value-type="string">
            <text:p>14:07Lv</text:p>
          </table:table-cell>
          <table:table-cell table:style-name="Default" table:number-columns-repeated="2"/>
          <table:table-cell office:value-type="string">
            <text:p>15:08Lv</text:p>
          </table:table-cell>
          <table:table-cell table:style-name="Default" table:number-columns-repeated="4"/>
          <table:table-cell office:value-type="string">
            <text:p>16:18Lv</text:p>
          </table:table-cell>
          <table:table-cell table:style-name="Default" table:number-columns-repeated="2"/>
          <table:table-cell office:value-type="string">
            <text:p>17:07Lv</text:p>
          </table:table-cell>
          <table:table-cell table:style-name="Default" table:number-columns-repeated="3"/>
          <table:table-cell office:value-type="string">
            <text:p>18:07L</text:p>
          </table:table-cell>
          <table:table-cell table:style-name="Default" table:number-columns-repeated="2"/>
          <table:table-cell office:value-type="string">
            <text:p>19:07Lv</text:p>
          </table:table-cell>
          <table:table-cell table:style-name="Default" table:number-columns-repeated="5"/>
          <table:table-cell office:value-type="string">
            <text:p>23:02L</text:p>
          </table:table-cell>
          <table:table-cell table:style-name="Default"/>
          <table:table-cell table:number-columns-repeated="97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7"/>
        <table:table-column table:style-name="co4" table:number-columns-repeated="996" table:default-cell-style-name="ce7"/>
        <table:table-column table:style-name="co4" table:number-columns-repeated="27" table:default-cell-style-name="Default"/>
        <table:table-row table:style-name="ro1">
          <table:table-cell table:style-name="Default" office:value-type="string">
            <text:p>Strefowa / SSE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Łukasiewicza - nż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BoWiD / Kospel</text:p>
          </table:table-cell>
          <table:table-cell office:value-type="string">
            <text:p>5:50</text:p>
          </table:table-cell>
          <table:table-cell office:value-type="string">
            <text:p>6:50D</text:p>
          </table:table-cell>
          <table:table-cell office:value-type="string">
            <text:p>7:30</text:p>
          </table:table-cell>
          <table:table-cell office:value-type="string">
            <text:p>8:00L</text:p>
          </table:table-cell>
          <table:table-cell office:value-type="string">
            <text:p>8:40</text:p>
          </table:table-cell>
          <table:table-cell office:value-type="string">
            <text:p>9:10</text:p>
          </table:table-cell>
          <table:table-cell office:value-type="string">
            <text:p>9:35</text:p>
          </table:table-cell>
          <table:table-cell table:style-name="Default"/>
          <table:table-cell office:value-type="string">
            <text:p>10:25</text:p>
          </table:table-cell>
          <table:table-cell office:value-type="string">
            <text:p>11:25L</text:p>
          </table:table-cell>
          <table:table-cell office:value-type="string">
            <text:p>12:00</text:p>
          </table:table-cell>
          <table:table-cell office:value-type="string">
            <text:p>12:30</text:p>
          </table:table-cell>
          <table:table-cell office:value-type="string">
            <text:p>13:00</text:p>
          </table:table-cell>
          <table:table-cell office:value-type="string">
            <text:p>13:30D</text:p>
          </table:table-cell>
          <table:table-cell office:value-type="string">
            <text:p>14:00</text:p>
          </table:table-cell>
          <table:table-cell table:style-name="Default"/>
          <table:table-cell office:value-type="string">
            <text:p>15:00</text:p>
          </table:table-cell>
          <table:table-cell office:value-type="string">
            <text:p>15:30</text:p>
          </table:table-cell>
          <table:table-cell office:value-type="string">
            <text:p>16:00</text:p>
          </table:table-cell>
          <table:table-cell table:style-name="Default"/>
          <table:table-cell office:value-type="string">
            <text:p>16:50</text:p>
          </table:table-cell>
          <table:table-cell office:value-type="string">
            <text:p>17:20</text:p>
          </table:table-cell>
          <table:table-cell office:value-type="string">
            <text:p>18:00</text:p>
          </table:table-cell>
          <table:table-cell table:style-name="Default"/>
          <table:table-cell office:value-type="string">
            <text:p>19:20</text:p>
          </table:table-cell>
          <table:table-cell office:value-type="string">
            <text:p>20:20L</text:p>
          </table:table-cell>
          <table:table-cell office:value-type="string">
            <text:p>21:35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BoWiD / Zakład Karny</text:p>
          </table:table-cell>
          <table:table-cell office:value-type="string">
            <text:p>5:51</text:p>
          </table:table-cell>
          <table:table-cell office:value-type="string">
            <text:p>6:51D</text:p>
          </table:table-cell>
          <table:table-cell office:value-type="string">
            <text:p>7:31</text:p>
          </table:table-cell>
          <table:table-cell office:value-type="string">
            <text:p>8:01L</text:p>
          </table:table-cell>
          <table:table-cell office:value-type="string">
            <text:p>8:41</text:p>
          </table:table-cell>
          <table:table-cell office:value-type="string">
            <text:p>9:11</text:p>
          </table:table-cell>
          <table:table-cell office:value-type="string">
            <text:p>9:36</text:p>
          </table:table-cell>
          <table:table-cell table:style-name="Default"/>
          <table:table-cell office:value-type="string">
            <text:p>10:26</text:p>
          </table:table-cell>
          <table:table-cell office:value-type="string">
            <text:p>11:26L</text:p>
          </table:table-cell>
          <table:table-cell office:value-type="string">
            <text:p>12:01</text:p>
          </table:table-cell>
          <table:table-cell office:value-type="string">
            <text:p>12:31</text:p>
          </table:table-cell>
          <table:table-cell office:value-type="string">
            <text:p>13:01</text:p>
          </table:table-cell>
          <table:table-cell office:value-type="string">
            <text:p>13:31D</text:p>
          </table:table-cell>
          <table:table-cell office:value-type="string">
            <text:p>14:01</text:p>
          </table:table-cell>
          <table:table-cell table:style-name="Default"/>
          <table:table-cell office:value-type="string">
            <text:p>15:01</text:p>
          </table:table-cell>
          <table:table-cell office:value-type="string">
            <text:p>15:31</text:p>
          </table:table-cell>
          <table:table-cell office:value-type="string">
            <text:p>16:01</text:p>
          </table:table-cell>
          <table:table-cell table:style-name="Default"/>
          <table:table-cell office:value-type="string">
            <text:p>16:51</text:p>
          </table:table-cell>
          <table:table-cell office:value-type="string">
            <text:p>17:21</text:p>
          </table:table-cell>
          <table:table-cell office:value-type="string">
            <text:p>18:01</text:p>
          </table:table-cell>
          <table:table-cell table:style-name="Default"/>
          <table:table-cell office:value-type="string">
            <text:p>19:21</text:p>
          </table:table-cell>
          <table:table-cell office:value-type="string">
            <text:p>20:21L</text:p>
          </table:table-cell>
          <table:table-cell office:value-type="string">
            <text:p>21:36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Mieszka I / Chłodnia</text:p>
          </table:table-cell>
          <table:table-cell office:value-type="string">
            <text:p>5:52</text:p>
          </table:table-cell>
          <table:table-cell office:value-type="string">
            <text:p>6:52D</text:p>
          </table:table-cell>
          <table:table-cell office:value-type="string">
            <text:p>7:32</text:p>
          </table:table-cell>
          <table:table-cell office:value-type="string">
            <text:p>8:02L</text:p>
          </table:table-cell>
          <table:table-cell office:value-type="string">
            <text:p>8:42</text:p>
          </table:table-cell>
          <table:table-cell office:value-type="string">
            <text:p>9:12</text:p>
          </table:table-cell>
          <table:table-cell office:value-type="string">
            <text:p>9:37</text:p>
          </table:table-cell>
          <table:table-cell table:style-name="Default"/>
          <table:table-cell office:value-type="string">
            <text:p>10:27</text:p>
          </table:table-cell>
          <table:table-cell office:value-type="string">
            <text:p>11:27L</text:p>
          </table:table-cell>
          <table:table-cell office:value-type="string">
            <text:p>12:02</text:p>
          </table:table-cell>
          <table:table-cell office:value-type="string">
            <text:p>12:32</text:p>
          </table:table-cell>
          <table:table-cell office:value-type="string">
            <text:p>13:02</text:p>
          </table:table-cell>
          <table:table-cell office:value-type="string">
            <text:p>13:32D</text:p>
          </table:table-cell>
          <table:table-cell office:value-type="string">
            <text:p>14:02</text:p>
          </table:table-cell>
          <table:table-cell table:style-name="Default"/>
          <table:table-cell office:value-type="string">
            <text:p>15:02</text:p>
          </table:table-cell>
          <table:table-cell office:value-type="string">
            <text:p>15:32</text:p>
          </table:table-cell>
          <table:table-cell office:value-type="string">
            <text:p>16:02</text:p>
          </table:table-cell>
          <table:table-cell table:style-name="Default"/>
          <table:table-cell office:value-type="string">
            <text:p>16:52</text:p>
          </table:table-cell>
          <table:table-cell office:value-type="string">
            <text:p>17:22</text:p>
          </table:table-cell>
          <table:table-cell office:value-type="string">
            <text:p>18:02</text:p>
          </table:table-cell>
          <table:table-cell table:style-name="Default"/>
          <table:table-cell office:value-type="string">
            <text:p>19:22</text:p>
          </table:table-cell>
          <table:table-cell office:value-type="string">
            <text:p>20:22L</text:p>
          </table:table-cell>
          <table:table-cell office:value-type="string">
            <text:p>21:37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Mieszka I / Miła</text:p>
          </table:table-cell>
          <table:table-cell office:value-type="string">
            <text:p>5:53</text:p>
          </table:table-cell>
          <table:table-cell office:value-type="string">
            <text:p>6:53D</text:p>
          </table:table-cell>
          <table:table-cell office:value-type="string">
            <text:p>7:33</text:p>
          </table:table-cell>
          <table:table-cell office:value-type="string">
            <text:p>8:03L</text:p>
          </table:table-cell>
          <table:table-cell office:value-type="string">
            <text:p>8:43</text:p>
          </table:table-cell>
          <table:table-cell office:value-type="string">
            <text:p>9:13</text:p>
          </table:table-cell>
          <table:table-cell office:value-type="string">
            <text:p>9:38</text:p>
          </table:table-cell>
          <table:table-cell table:style-name="Default"/>
          <table:table-cell office:value-type="string">
            <text:p>10:28</text:p>
          </table:table-cell>
          <table:table-cell office:value-type="string">
            <text:p>11:28L</text:p>
          </table:table-cell>
          <table:table-cell office:value-type="string">
            <text:p>12:03</text:p>
          </table:table-cell>
          <table:table-cell office:value-type="string">
            <text:p>12:33</text:p>
          </table:table-cell>
          <table:table-cell office:value-type="string">
            <text:p>13:03</text:p>
          </table:table-cell>
          <table:table-cell office:value-type="string">
            <text:p>13:33D</text:p>
          </table:table-cell>
          <table:table-cell office:value-type="string">
            <text:p>14:03</text:p>
          </table:table-cell>
          <table:table-cell table:style-name="Default"/>
          <table:table-cell office:value-type="string">
            <text:p>15:03</text:p>
          </table:table-cell>
          <table:table-cell office:value-type="string">
            <text:p>15:33</text:p>
          </table:table-cell>
          <table:table-cell office:value-type="string">
            <text:p>16:03</text:p>
          </table:table-cell>
          <table:table-cell table:style-name="Default"/>
          <table:table-cell office:value-type="string">
            <text:p>16:53</text:p>
          </table:table-cell>
          <table:table-cell office:value-type="string">
            <text:p>17:23</text:p>
          </table:table-cell>
          <table:table-cell office:value-type="string">
            <text:p>18:03</text:p>
          </table:table-cell>
          <table:table-cell table:style-name="Default"/>
          <table:table-cell office:value-type="string">
            <text:p>19:23</text:p>
          </table:table-cell>
          <table:table-cell office:value-type="string">
            <text:p>20:23L</text:p>
          </table:table-cell>
          <table:table-cell office:value-type="string">
            <text:p>21:38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5:54</text:p>
          </table:table-cell>
          <table:table-cell table:style-name="Default" office:value-type="string">
            <text:p>6:54D</text:p>
          </table:table-cell>
          <table:table-cell office:value-type="string">
            <text:p>7:34</text:p>
          </table:table-cell>
          <table:table-cell table:style-name="Default" office:value-type="string">
            <text:p>8:04L</text:p>
          </table:table-cell>
          <table:table-cell office:value-type="string">
            <text:p>8:44</text:p>
          </table:table-cell>
          <table:table-cell office:value-type="string">
            <text:p>9:14</text:p>
          </table:table-cell>
          <table:table-cell office:value-type="string">
            <text:p>9:39</text:p>
          </table:table-cell>
          <table:table-cell table:style-name="Default"/>
          <table:table-cell office:value-type="string">
            <text:p>10:29</text:p>
          </table:table-cell>
          <table:table-cell office:value-type="string">
            <text:p>11:29L</text:p>
          </table:table-cell>
          <table:table-cell office:value-type="string">
            <text:p>12:04</text:p>
          </table:table-cell>
          <table:table-cell office:value-type="string">
            <text:p>12:34</text:p>
          </table:table-cell>
          <table:table-cell office:value-type="string">
            <text:p>13:04</text:p>
          </table:table-cell>
          <table:table-cell office:value-type="string">
            <text:p>13:34D</text:p>
          </table:table-cell>
          <table:table-cell office:value-type="string">
            <text:p>14:04</text:p>
          </table:table-cell>
          <table:table-cell table:style-name="Default"/>
          <table:table-cell office:value-type="string">
            <text:p>15:04</text:p>
          </table:table-cell>
          <table:table-cell office:value-type="string">
            <text:p>15:34</text:p>
          </table:table-cell>
          <table:table-cell office:value-type="string">
            <text:p>16:04</text:p>
          </table:table-cell>
          <table:table-cell table:style-name="Default"/>
          <table:table-cell office:value-type="string">
            <text:p>16:54</text:p>
          </table:table-cell>
          <table:table-cell office:value-type="string">
            <text:p>17:24</text:p>
          </table:table-cell>
          <table:table-cell office:value-type="string">
            <text:p>18:04</text:p>
          </table:table-cell>
          <table:table-cell table:style-name="Default"/>
          <table:table-cell office:value-type="string">
            <text:p>19:24</text:p>
          </table:table-cell>
          <table:table-cell table:style-name="Default" office:value-type="string">
            <text:p>20:24L</text:p>
          </table:table-cell>
          <table:table-cell table:style-name="Default" office:value-type="string">
            <text:p>21:39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 table:number-columns-repeated="7"/>
          <table:table-cell office:value-type="string">
            <text:p>9:50L</text:p>
          </table:table-cell>
          <table:table-cell table:style-name="Default" table:number-columns-repeated="7"/>
          <table:table-cell office:value-type="string">
            <text:p>14:30L</text:p>
          </table:table-cell>
          <table:table-cell table:style-name="Default" table:number-columns-repeated="3"/>
          <table:table-cell office:value-type="string">
            <text:p>16:19</text:p>
          </table:table-cell>
          <table:table-cell table:style-name="Default" table:number-columns-repeated="3"/>
          <table:table-cell office:value-type="string">
            <text:p>18:19L</text:p>
          </table:table-cell>
          <table:table-cell table:number-columns-repeated="999"/>
        </table:table-row>
        <table:table-row table:style-name="ro1">
          <table:table-cell table:style-name="Default" office:value-type="string">
            <text:p>Zwycięstwa / Krakusa i Wandy</text:p>
          </table:table-cell>
          <table:table-cell office:value-type="string">
            <text:p>5:56</text:p>
          </table:table-cell>
          <table:table-cell office:value-type="string">
            <text:p>6:56D</text:p>
          </table:table-cell>
          <table:table-cell office:value-type="string">
            <text:p>7:36</text:p>
          </table:table-cell>
          <table:table-cell office:value-type="string">
            <text:p>8:06L</text:p>
          </table:table-cell>
          <table:table-cell office:value-type="string">
            <text:p>8:46</text:p>
          </table:table-cell>
          <table:table-cell office:value-type="string">
            <text:p>9:16</text:p>
          </table:table-cell>
          <table:table-cell office:value-type="string">
            <text:p>9:41</text:p>
          </table:table-cell>
          <table:table-cell office:value-type="string">
            <text:p>9:52L</text:p>
          </table:table-cell>
          <table:table-cell office:value-type="string">
            <text:p>10:32</text:p>
          </table:table-cell>
          <table:table-cell office:value-type="string">
            <text:p>11:32L</text:p>
          </table:table-cell>
          <table:table-cell office:value-type="string">
            <text:p>12:07</text:p>
          </table:table-cell>
          <table:table-cell office:value-type="string">
            <text:p>12:37</text:p>
          </table:table-cell>
          <table:table-cell office:value-type="string">
            <text:p>13:07</text:p>
          </table:table-cell>
          <table:table-cell office:value-type="string">
            <text:p>13:37D</text:p>
          </table:table-cell>
          <table:table-cell office:value-type="string">
            <text:p>14:07</text:p>
          </table:table-cell>
          <table:table-cell office:value-type="string">
            <text:p>14:32L</text:p>
          </table:table-cell>
          <table:table-cell office:value-type="string">
            <text:p>15:07</text:p>
          </table:table-cell>
          <table:table-cell office:value-type="string">
            <text:p>15:37</text:p>
          </table:table-cell>
          <table:table-cell office:value-type="string">
            <text:p>16:07</text:p>
          </table:table-cell>
          <table:table-cell office:value-type="string">
            <text:p>16:21</text:p>
          </table:table-cell>
          <table:table-cell office:value-type="string">
            <text:p>16:57</text:p>
          </table:table-cell>
          <table:table-cell office:value-type="string">
            <text:p>17:26</text:p>
          </table:table-cell>
          <table:table-cell office:value-type="string">
            <text:p>18:06</text:p>
          </table:table-cell>
          <table:table-cell office:value-type="string">
            <text:p>18:21L</text:p>
          </table:table-cell>
          <table:table-cell office:value-type="string">
            <text:p>19:26</text:p>
          </table:table-cell>
          <table:table-cell office:value-type="string">
            <text:p>20:26L</text:p>
          </table:table-cell>
          <table:table-cell office:value-type="string">
            <text:p>21:41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Słowackiego</text:p>
          </table:table-cell>
          <table:table-cell office:value-type="string">
            <text:p>5:58</text:p>
          </table:table-cell>
          <table:table-cell office:value-type="string">
            <text:p>6:58D</text:p>
          </table:table-cell>
          <table:table-cell office:value-type="string">
            <text:p>7:38</text:p>
          </table:table-cell>
          <table:table-cell office:value-type="string">
            <text:p>8:08L</text:p>
          </table:table-cell>
          <table:table-cell office:value-type="string">
            <text:p>8:48</text:p>
          </table:table-cell>
          <table:table-cell office:value-type="string">
            <text:p>9:18</text:p>
          </table:table-cell>
          <table:table-cell office:value-type="string">
            <text:p>9:43</text:p>
          </table:table-cell>
          <table:table-cell office:value-type="string">
            <text:p>9:54L</text:p>
          </table:table-cell>
          <table:table-cell office:value-type="string">
            <text:p>10:34</text:p>
          </table:table-cell>
          <table:table-cell office:value-type="string">
            <text:p>11:34L</text:p>
          </table:table-cell>
          <table:table-cell office:value-type="string">
            <text:p>12:09</text:p>
          </table:table-cell>
          <table:table-cell office:value-type="string">
            <text:p>12:39</text:p>
          </table:table-cell>
          <table:table-cell office:value-type="string">
            <text:p>13:09</text:p>
          </table:table-cell>
          <table:table-cell office:value-type="string">
            <text:p>13:39D</text:p>
          </table:table-cell>
          <table:table-cell office:value-type="string">
            <text:p>14:09</text:p>
          </table:table-cell>
          <table:table-cell office:value-type="string">
            <text:p>14:34L</text:p>
          </table:table-cell>
          <table:table-cell office:value-type="string">
            <text:p>15:09</text:p>
          </table:table-cell>
          <table:table-cell office:value-type="string">
            <text:p>15:39</text:p>
          </table:table-cell>
          <table:table-cell office:value-type="string">
            <text:p>16:09</text:p>
          </table:table-cell>
          <table:table-cell office:value-type="string">
            <text:p>16:23</text:p>
          </table:table-cell>
          <table:table-cell office:value-type="string">
            <text:p>16:59</text:p>
          </table:table-cell>
          <table:table-cell office:value-type="string">
            <text:p>17:28</text:p>
          </table:table-cell>
          <table:table-cell office:value-type="string">
            <text:p>18:08</text:p>
          </table:table-cell>
          <table:table-cell office:value-type="string">
            <text:p>18:23L</text:p>
          </table:table-cell>
          <table:table-cell office:value-type="string">
            <text:p>19:28</text:p>
          </table:table-cell>
          <table:table-cell office:value-type="string">
            <text:p>20:28L</text:p>
          </table:table-cell>
          <table:table-cell office:value-type="string">
            <text:p>21:43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Plac Wolności</text:p>
          </table:table-cell>
          <table:table-cell office:value-type="string">
            <text:p>5:59</text:p>
          </table:table-cell>
          <table:table-cell office:value-type="string">
            <text:p>6:59D</text:p>
          </table:table-cell>
          <table:table-cell office:value-type="string">
            <text:p>7:39</text:p>
          </table:table-cell>
          <table:table-cell office:value-type="string">
            <text:p>8:09L</text:p>
          </table:table-cell>
          <table:table-cell office:value-type="string">
            <text:p>8:49</text:p>
          </table:table-cell>
          <table:table-cell office:value-type="string">
            <text:p>9:19</text:p>
          </table:table-cell>
          <table:table-cell office:value-type="string">
            <text:p>9:44</text:p>
          </table:table-cell>
          <table:table-cell office:value-type="string">
            <text:p>9:55L</text:p>
          </table:table-cell>
          <table:table-cell office:value-type="string">
            <text:p>10:35</text:p>
          </table:table-cell>
          <table:table-cell office:value-type="string">
            <text:p>11:35L</text:p>
          </table:table-cell>
          <table:table-cell office:value-type="string">
            <text:p>12:10</text:p>
          </table:table-cell>
          <table:table-cell office:value-type="string">
            <text:p>12:40</text:p>
          </table:table-cell>
          <table:table-cell office:value-type="string">
            <text:p>13:10</text:p>
          </table:table-cell>
          <table:table-cell office:value-type="string">
            <text:p>13:40D</text:p>
          </table:table-cell>
          <table:table-cell office:value-type="string">
            <text:p>14:10</text:p>
          </table:table-cell>
          <table:table-cell office:value-type="string">
            <text:p>14:35L</text:p>
          </table:table-cell>
          <table:table-cell office:value-type="string">
            <text:p>15:10</text:p>
          </table:table-cell>
          <table:table-cell office:value-type="string">
            <text:p>15:40</text:p>
          </table:table-cell>
          <table:table-cell office:value-type="string">
            <text:p>16:10</text:p>
          </table:table-cell>
          <table:table-cell office:value-type="string">
            <text:p>16:24</text:p>
          </table:table-cell>
          <table:table-cell office:value-type="string">
            <text:p>17:00</text:p>
          </table:table-cell>
          <table:table-cell office:value-type="string">
            <text:p>17:29</text:p>
          </table:table-cell>
          <table:table-cell office:value-type="string">
            <text:p>18:09</text:p>
          </table:table-cell>
          <table:table-cell office:value-type="string">
            <text:p>18:24L</text:p>
          </table:table-cell>
          <table:table-cell office:value-type="string">
            <text:p>19:29</text:p>
          </table:table-cell>
          <table:table-cell office:value-type="string">
            <text:p>20:29L</text:p>
          </table:table-cell>
          <table:table-cell office:value-type="string">
            <text:p>21:44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Clausiusa</text:p>
          </table:table-cell>
          <table:table-cell office:value-type="string">
            <text:p>6:00</text:p>
          </table:table-cell>
          <table:table-cell office:value-type="string">
            <text:p>7:00D</text:p>
          </table:table-cell>
          <table:table-cell office:value-type="string">
            <text:p>7:40</text:p>
          </table:table-cell>
          <table:table-cell office:value-type="string">
            <text:p>8:10L</text:p>
          </table:table-cell>
          <table:table-cell office:value-type="string">
            <text:p>8:50</text:p>
          </table:table-cell>
          <table:table-cell office:value-type="string">
            <text:p>9:20</text:p>
          </table:table-cell>
          <table:table-cell office:value-type="string">
            <text:p>9:45</text:p>
          </table:table-cell>
          <table:table-cell office:value-type="string">
            <text:p>9:56L</text:p>
          </table:table-cell>
          <table:table-cell office:value-type="string">
            <text:p>10:36</text:p>
          </table:table-cell>
          <table:table-cell office:value-type="string">
            <text:p>11:36L</text:p>
          </table:table-cell>
          <table:table-cell office:value-type="string">
            <text:p>12:11</text:p>
          </table:table-cell>
          <table:table-cell office:value-type="string">
            <text:p>12:41</text:p>
          </table:table-cell>
          <table:table-cell office:value-type="string">
            <text:p>13:11</text:p>
          </table:table-cell>
          <table:table-cell office:value-type="string">
            <text:p>13:41D</text:p>
          </table:table-cell>
          <table:table-cell office:value-type="string">
            <text:p>14:11</text:p>
          </table:table-cell>
          <table:table-cell office:value-type="string">
            <text:p>14:36L</text:p>
          </table:table-cell>
          <table:table-cell office:value-type="string">
            <text:p>15:11</text:p>
          </table:table-cell>
          <table:table-cell office:value-type="string">
            <text:p>15:41</text:p>
          </table:table-cell>
          <table:table-cell office:value-type="string">
            <text:p>16:11</text:p>
          </table:table-cell>
          <table:table-cell office:value-type="string">
            <text:p>16:25</text:p>
          </table:table-cell>
          <table:table-cell office:value-type="string">
            <text:p>17:01</text:p>
          </table:table-cell>
          <table:table-cell office:value-type="string">
            <text:p>17:30</text:p>
          </table:table-cell>
          <table:table-cell office:value-type="string">
            <text:p>18:10</text:p>
          </table:table-cell>
          <table:table-cell office:value-type="string">
            <text:p>18:25L</text:p>
          </table:table-cell>
          <table:table-cell office:value-type="string">
            <text:p>19:30</text:p>
          </table:table-cell>
          <table:table-cell office:value-type="string">
            <text:p>20:30L</text:p>
          </table:table-cell>
          <table:table-cell office:value-type="string">
            <text:p>21:45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Grottgera</text:p>
          </table:table-cell>
          <table:table-cell office:value-type="string">
            <text:p>6:02</text:p>
          </table:table-cell>
          <table:table-cell office:value-type="string">
            <text:p>7:02D</text:p>
          </table:table-cell>
          <table:table-cell office:value-type="string">
            <text:p>7:42</text:p>
          </table:table-cell>
          <table:table-cell office:value-type="string">
            <text:p>8:12L</text:p>
          </table:table-cell>
          <table:table-cell office:value-type="string">
            <text:p>8:52</text:p>
          </table:table-cell>
          <table:table-cell office:value-type="string">
            <text:p>9:22</text:p>
          </table:table-cell>
          <table:table-cell office:value-type="string">
            <text:p>9:47</text:p>
          </table:table-cell>
          <table:table-cell office:value-type="string">
            <text:p>9:58L</text:p>
          </table:table-cell>
          <table:table-cell office:value-type="string">
            <text:p>10:38</text:p>
          </table:table-cell>
          <table:table-cell office:value-type="string">
            <text:p>11:38L</text:p>
          </table:table-cell>
          <table:table-cell office:value-type="string">
            <text:p>12:13</text:p>
          </table:table-cell>
          <table:table-cell office:value-type="string">
            <text:p>12:43</text:p>
          </table:table-cell>
          <table:table-cell office:value-type="string">
            <text:p>13:13</text:p>
          </table:table-cell>
          <table:table-cell office:value-type="string">
            <text:p>13:43D</text:p>
          </table:table-cell>
          <table:table-cell office:value-type="string">
            <text:p>14:13</text:p>
          </table:table-cell>
          <table:table-cell office:value-type="string">
            <text:p>14:38L</text:p>
          </table:table-cell>
          <table:table-cell office:value-type="string">
            <text:p>15:13</text:p>
          </table:table-cell>
          <table:table-cell office:value-type="string">
            <text:p>15:43</text:p>
          </table:table-cell>
          <table:table-cell office:value-type="string">
            <text:p>16:13</text:p>
          </table:table-cell>
          <table:table-cell office:value-type="string">
            <text:p>16:27</text:p>
          </table:table-cell>
          <table:table-cell office:value-type="string">
            <text:p>17:03</text:p>
          </table:table-cell>
          <table:table-cell office:value-type="string">
            <text:p>17:32</text:p>
          </table:table-cell>
          <table:table-cell office:value-type="string">
            <text:p>18:12</text:p>
          </table:table-cell>
          <table:table-cell office:value-type="string">
            <text:p>18:27L</text:p>
          </table:table-cell>
          <table:table-cell office:value-type="string">
            <text:p>19:32</text:p>
          </table:table-cell>
          <table:table-cell office:value-type="string">
            <text:p>20:32L</text:p>
          </table:table-cell>
          <table:table-cell office:value-type="string">
            <text:p>21:47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Tetmajera</text:p>
          </table:table-cell>
          <table:table-cell office:value-type="string">
            <text:p>6:03</text:p>
          </table:table-cell>
          <table:table-cell office:value-type="string">
            <text:p>7:04D</text:p>
          </table:table-cell>
          <table:table-cell office:value-type="string">
            <text:p>7:44</text:p>
          </table:table-cell>
          <table:table-cell office:value-type="string">
            <text:p>8:13L</text:p>
          </table:table-cell>
          <table:table-cell office:value-type="string">
            <text:p>8:54</text:p>
          </table:table-cell>
          <table:table-cell office:value-type="string">
            <text:p>9:24</text:p>
          </table:table-cell>
          <table:table-cell office:value-type="string">
            <text:p>9:49</text:p>
          </table:table-cell>
          <table:table-cell office:value-type="string">
            <text:p>10:00L</text:p>
          </table:table-cell>
          <table:table-cell office:value-type="string">
            <text:p>10:40</text:p>
          </table:table-cell>
          <table:table-cell office:value-type="string">
            <text:p>11:40L</text:p>
          </table:table-cell>
          <table:table-cell office:value-type="string">
            <text:p>12:15</text:p>
          </table:table-cell>
          <table:table-cell office:value-type="string">
            <text:p>12:45</text:p>
          </table:table-cell>
          <table:table-cell office:value-type="string">
            <text:p>13:15</text:p>
          </table:table-cell>
          <table:table-cell office:value-type="string">
            <text:p>13:45D</text:p>
          </table:table-cell>
          <table:table-cell office:value-type="string">
            <text:p>14:15</text:p>
          </table:table-cell>
          <table:table-cell office:value-type="string">
            <text:p>14:40L</text:p>
          </table:table-cell>
          <table:table-cell office:value-type="string">
            <text:p>15:15</text:p>
          </table:table-cell>
          <table:table-cell office:value-type="string">
            <text:p>15:45</text:p>
          </table:table-cell>
          <table:table-cell office:value-type="string">
            <text:p>16:15</text:p>
          </table:table-cell>
          <table:table-cell office:value-type="string">
            <text:p>16:29</text:p>
          </table:table-cell>
          <table:table-cell office:value-type="string">
            <text:p>17:05</text:p>
          </table:table-cell>
          <table:table-cell office:value-type="string">
            <text:p>17:34</text:p>
          </table:table-cell>
          <table:table-cell office:value-type="string">
            <text:p>18:14</text:p>
          </table:table-cell>
          <table:table-cell office:value-type="string">
            <text:p>18:29L</text:p>
          </table:table-cell>
          <table:table-cell office:value-type="string">
            <text:p>19:34</text:p>
          </table:table-cell>
          <table:table-cell office:value-type="string">
            <text:p>20:34L</text:p>
          </table:table-cell>
          <table:table-cell office:value-type="string">
            <text:p>21:48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4 Marca</text:p>
          </table:table-cell>
          <table:table-cell office:value-type="string">
            <text:p>6:04</text:p>
          </table:table-cell>
          <table:table-cell office:value-type="string">
            <text:p>7:05D</text:p>
          </table:table-cell>
          <table:table-cell office:value-type="string">
            <text:p>7:45</text:p>
          </table:table-cell>
          <table:table-cell office:value-type="string">
            <text:p>8:14L</text:p>
          </table:table-cell>
          <table:table-cell office:value-type="string">
            <text:p>8:55</text:p>
          </table:table-cell>
          <table:table-cell office:value-type="string">
            <text:p>9:25</text:p>
          </table:table-cell>
          <table:table-cell office:value-type="string">
            <text:p>9:50</text:p>
          </table:table-cell>
          <table:table-cell office:value-type="string">
            <text:p>10:01L</text:p>
          </table:table-cell>
          <table:table-cell office:value-type="string">
            <text:p>10:41</text:p>
          </table:table-cell>
          <table:table-cell office:value-type="string">
            <text:p>11:41L</text:p>
          </table:table-cell>
          <table:table-cell office:value-type="string">
            <text:p>12:16</text:p>
          </table:table-cell>
          <table:table-cell office:value-type="string">
            <text:p>12:46</text:p>
          </table:table-cell>
          <table:table-cell office:value-type="string">
            <text:p>13:16</text:p>
          </table:table-cell>
          <table:table-cell office:value-type="string">
            <text:p>13:46D</text:p>
          </table:table-cell>
          <table:table-cell office:value-type="string">
            <text:p>14:16</text:p>
          </table:table-cell>
          <table:table-cell office:value-type="string">
            <text:p>14:41L</text:p>
          </table:table-cell>
          <table:table-cell office:value-type="string">
            <text:p>15:16</text:p>
          </table:table-cell>
          <table:table-cell office:value-type="string">
            <text:p>15:46</text:p>
          </table:table-cell>
          <table:table-cell office:value-type="string">
            <text:p>16:16</text:p>
          </table:table-cell>
          <table:table-cell office:value-type="string">
            <text:p>16:30</text:p>
          </table:table-cell>
          <table:table-cell office:value-type="string">
            <text:p>17:06</text:p>
          </table:table-cell>
          <table:table-cell office:value-type="string">
            <text:p>17:35</text:p>
          </table:table-cell>
          <table:table-cell office:value-type="string">
            <text:p>18:15</text:p>
          </table:table-cell>
          <table:table-cell office:value-type="string">
            <text:p>18:30L</text:p>
          </table:table-cell>
          <table:table-cell office:value-type="string">
            <text:p>19:35</text:p>
          </table:table-cell>
          <table:table-cell office:value-type="string">
            <text:p>20:35L</text:p>
          </table:table-cell>
          <table:table-cell office:value-type="string">
            <text:p>21:49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Zielona</text:p>
          </table:table-cell>
          <table:table-cell office:value-type="string">
            <text:p>6:05</text:p>
          </table:table-cell>
          <table:table-cell office:value-type="string">
            <text:p>7:06D</text:p>
          </table:table-cell>
          <table:table-cell office:value-type="string">
            <text:p>7:46</text:p>
          </table:table-cell>
          <table:table-cell office:value-type="string">
            <text:p>8:15L</text:p>
          </table:table-cell>
          <table:table-cell office:value-type="string">
            <text:p>8:56</text:p>
          </table:table-cell>
          <table:table-cell office:value-type="string">
            <text:p>9:26</text:p>
          </table:table-cell>
          <table:table-cell office:value-type="string">
            <text:p>9:51</text:p>
          </table:table-cell>
          <table:table-cell office:value-type="string">
            <text:p>10:02L</text:p>
          </table:table-cell>
          <table:table-cell office:value-type="string">
            <text:p>10:42</text:p>
          </table:table-cell>
          <table:table-cell office:value-type="string">
            <text:p>11:42L</text:p>
          </table:table-cell>
          <table:table-cell office:value-type="string">
            <text:p>12:17</text:p>
          </table:table-cell>
          <table:table-cell office:value-type="string">
            <text:p>12:47</text:p>
          </table:table-cell>
          <table:table-cell office:value-type="string">
            <text:p>13:17</text:p>
          </table:table-cell>
          <table:table-cell office:value-type="string">
            <text:p>13:47D</text:p>
          </table:table-cell>
          <table:table-cell office:value-type="string">
            <text:p>14:17</text:p>
          </table:table-cell>
          <table:table-cell office:value-type="string">
            <text:p>14:42L</text:p>
          </table:table-cell>
          <table:table-cell office:value-type="string">
            <text:p>15:17</text:p>
          </table:table-cell>
          <table:table-cell office:value-type="string">
            <text:p>15:47</text:p>
          </table:table-cell>
          <table:table-cell office:value-type="string">
            <text:p>16:17</text:p>
          </table:table-cell>
          <table:table-cell office:value-type="string">
            <text:p>16:31</text:p>
          </table:table-cell>
          <table:table-cell office:value-type="string">
            <text:p>17:07</text:p>
          </table:table-cell>
          <table:table-cell office:value-type="string">
            <text:p>17:36</text:p>
          </table:table-cell>
          <table:table-cell office:value-type="string">
            <text:p>18:16</text:p>
          </table:table-cell>
          <table:table-cell office:value-type="string">
            <text:p>18:31L</text:p>
          </table:table-cell>
          <table:table-cell office:value-type="string">
            <text:p>19:36</text:p>
          </table:table-cell>
          <table:table-cell office:value-type="string">
            <text:p>20:36L</text:p>
          </table:table-cell>
          <table:table-cell office:value-type="string">
            <text:p>21:50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Zwycięstwa / Św. Wojciecha</text:p>
          </table:table-cell>
          <table:table-cell office:value-type="string">
            <text:p>6:06</text:p>
          </table:table-cell>
          <table:table-cell office:value-type="string">
            <text:p>7:07D</text:p>
          </table:table-cell>
          <table:table-cell office:value-type="string">
            <text:p>7:47</text:p>
          </table:table-cell>
          <table:table-cell office:value-type="string">
            <text:p>8:16L</text:p>
          </table:table-cell>
          <table:table-cell office:value-type="string">
            <text:p>8:57</text:p>
          </table:table-cell>
          <table:table-cell office:value-type="string">
            <text:p>9:27</text:p>
          </table:table-cell>
          <table:table-cell office:value-type="string">
            <text:p>9:52</text:p>
          </table:table-cell>
          <table:table-cell office:value-type="string">
            <text:p>10:03L</text:p>
          </table:table-cell>
          <table:table-cell office:value-type="string">
            <text:p>10:43</text:p>
          </table:table-cell>
          <table:table-cell office:value-type="string">
            <text:p>11:43L</text:p>
          </table:table-cell>
          <table:table-cell office:value-type="string">
            <text:p>12:18</text:p>
          </table:table-cell>
          <table:table-cell office:value-type="string">
            <text:p>12:48</text:p>
          </table:table-cell>
          <table:table-cell office:value-type="string">
            <text:p>13:18</text:p>
          </table:table-cell>
          <table:table-cell office:value-type="string">
            <text:p>13:48D</text:p>
          </table:table-cell>
          <table:table-cell office:value-type="string">
            <text:p>14:18</text:p>
          </table:table-cell>
          <table:table-cell office:value-type="string">
            <text:p>14:43L</text:p>
          </table:table-cell>
          <table:table-cell office:value-type="string">
            <text:p>15:18</text:p>
          </table:table-cell>
          <table:table-cell office:value-type="string">
            <text:p>15:48</text:p>
          </table:table-cell>
          <table:table-cell office:value-type="string">
            <text:p>16:18</text:p>
          </table:table-cell>
          <table:table-cell office:value-type="string">
            <text:p>16:32</text:p>
          </table:table-cell>
          <table:table-cell office:value-type="string">
            <text:p>17:08</text:p>
          </table:table-cell>
          <table:table-cell office:value-type="string">
            <text:p>17:37</text:p>
          </table:table-cell>
          <table:table-cell office:value-type="string">
            <text:p>18:17</text:p>
          </table:table-cell>
          <table:table-cell office:value-type="string">
            <text:p>18:32L</text:p>
          </table:table-cell>
          <table:table-cell office:value-type="string">
            <text:p>19:37</text:p>
          </table:table-cell>
          <table:table-cell office:value-type="string">
            <text:p>20:37L</text:p>
          </table:table-cell>
          <table:table-cell office:value-type="string">
            <text:p>21:51D</text:p>
          </table:table-cell>
          <table:table-cell table:number-columns-repeated="996"/>
        </table:table-row>
        <table:table-row table:style-name="ro1">
          <table:table-cell table:style-name="Default" office:value-type="string">
            <text:p>Chełmoniewo / Pętla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8"/>
        </table:table-row>
        <table:table-row table:style-name="ro1">
          <table:table-cell table:style-name="Default" office:value-type="string">
            <text:p>Zwycięstwa / Chełmoniewo</text:p>
          </table:table-cell>
          <table:table-cell office:value-type="string">
            <text:p>7:08D</text:p>
          </table:table-cell>
          <table:table-cell office:value-type="string">
            <text:p>8:17L</text:p>
          </table:table-cell>
          <table:table-cell office:value-type="string">
            <text:p>10:04L</text:p>
          </table:table-cell>
          <table:table-cell office:value-type="string">
            <text:p>11:44L</text:p>
          </table:table-cell>
          <table:table-cell office:value-type="string">
            <text:p>13:49D</text:p>
          </table:table-cell>
          <table:table-cell office:value-type="string">
            <text:p>14:44L</text:p>
          </table:table-cell>
          <table:table-cell office:value-type="string">
            <text:p>18:33L</text:p>
          </table:table-cell>
          <table:table-cell office:value-type="string">
            <text:p>20:38L</text:p>
          </table:table-cell>
          <table:table-cell office:value-type="string">
            <text:p>21:52D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Zdobywców Wału Pomorskieg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dobywców Wału Pomorskiego I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8"/>
        </table:table-row>
        <table:table-row table:style-name="ro1">
          <table:table-cell table:style-name="Default" office:value-type="string">
            <text:p>Sianowska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998"/>
        </table:table-row>
        <table:table-row table:style-name="ro1">
          <table:table-cell table:style-name="Default" office:value-type="string">
            <text:p>Chełmoniewo / RDP</text:p>
          </table:table-cell>
          <table:table-cell table:style-name="Default" office:value-type="string">
            <text:p>7:10D</text:p>
          </table:table-cell>
          <table:table-cell table:style-name="Default" office:value-type="string">
            <text:p>8:19L</text:p>
          </table:table-cell>
          <table:table-cell table:style-name="Default" office:value-type="string">
            <text:p>10:06L</text:p>
          </table:table-cell>
          <table:table-cell office:value-type="string">
            <text:p>11:46L</text:p>
          </table:table-cell>
          <table:table-cell table:style-name="Default" office:value-type="string">
            <text:p>13:51D</text:p>
          </table:table-cell>
          <table:table-cell table:style-name="Default" office:value-type="string">
            <text:p>14:46L</text:p>
          </table:table-cell>
          <table:table-cell table:style-name="Default" office:value-type="string">
            <text:p>18:35L</text:p>
          </table:table-cell>
          <table:table-cell office:value-type="string">
            <text:p>20:40L</text:p>
          </table:table-cell>
          <table:table-cell table:style-name="Default" office:value-type="string">
            <text:p>21:54D</text:p>
          </table:table-cell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998"/>
        </table:table-row>
        <table:table-row table:style-name="ro1">
          <table:table-cell table:style-name="Default" office:value-type="string">
            <text:p>Dzierżęcino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998"/>
        </table:table-row>
        <table:table-row table:style-name="ro1">
          <table:table-cell table:style-name="Default" office:value-type="string">
            <text:p>Dzierżęcino kierunek Lubiatowo</text:p>
          </table:table-cell>
          <table:table-cell table:style-name="Default" office:value-type="string">
            <text:p>8:21L</text:p>
          </table:table-cell>
          <table:table-cell table:style-name="Default" office:value-type="string">
            <text:p>10:08L</text:p>
          </table:table-cell>
          <table:table-cell table:style-name="Default" office:value-type="string">
            <text:p>11:48L</text:p>
          </table:table-cell>
          <table:table-cell office:value-type="string">
            <text:p>14:48L</text:p>
          </table:table-cell>
          <table:table-cell table:style-name="Default" office:value-type="string">
            <text:p>18:37L</text:p>
          </table:table-cell>
          <table:table-cell table:style-name="Default" office:value-type="string">
            <text:p>20:42L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998"/>
        </table:table-row>
        <table:table-row table:style-name="ro1">
          <table:table-cell table:style-name="Default" office:value-type="string">
            <text:p>Lubiatowska I - nż</text:p>
          </table:table-cell>
          <table:table-cell table:style-name="Default" office:value-type="string">
            <text:p>8:22L</text:p>
          </table:table-cell>
          <table:table-cell table:style-name="Default" office:value-type="string">
            <text:p>10:09L</text:p>
          </table:table-cell>
          <table:table-cell table:style-name="Default" office:value-type="string">
            <text:p>11:49L</text:p>
          </table:table-cell>
          <table:table-cell office:value-type="string">
            <text:p>14:49L</text:p>
          </table:table-cell>
          <table:table-cell table:style-name="Default" office:value-type="string">
            <text:p>18:38L</text:p>
          </table:table-cell>
          <table:table-cell table:style-name="Default" office:value-type="string">
            <text:p>20:43L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998"/>
        </table:table-row>
        <table:table-row table:style-name="ro1">
          <table:table-cell table:style-name="Default" office:value-type="string">
            <text:p>Lubiatowska II - nż</text:p>
          </table:table-cell>
          <table:table-cell office:value-type="string">
            <text:p>8:23L</text:p>
          </table:table-cell>
          <table:table-cell office:value-type="string">
            <text:p>10:10L</text:p>
          </table:table-cell>
          <table:table-cell office:value-type="string">
            <text:p>11:50L</text:p>
          </table:table-cell>
          <table:table-cell office:value-type="string">
            <text:p>14:50L</text:p>
          </table:table-cell>
          <table:table-cell office:value-type="string">
            <text:p>18:39L</text:p>
          </table:table-cell>
          <table:table-cell office:value-type="string">
            <text:p>20:44L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Lubiatowska III - nż</text:p>
          </table:table-cell>
          <table:table-cell office:value-type="string">
            <text:p>8:25L</text:p>
          </table:table-cell>
          <table:table-cell office:value-type="string">
            <text:p>10:12L</text:p>
          </table:table-cell>
          <table:table-cell office:value-type="string">
            <text:p>11:52L</text:p>
          </table:table-cell>
          <table:table-cell office:value-type="string">
            <text:p>14:52L</text:p>
          </table:table-cell>
          <table:table-cell office:value-type="string">
            <text:p>18:41L</text:p>
          </table:table-cell>
          <table:table-cell office:value-type="string">
            <text:p>20:46L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Lubiatowska/Jeziorna</text:p>
          </table:table-cell>
          <table:table-cell office:value-type="string">
            <text:p>8:26L</text:p>
          </table:table-cell>
          <table:table-cell office:value-type="string">
            <text:p>10:13L</text:p>
          </table:table-cell>
          <table:table-cell office:value-type="string">
            <text:p>11:53L</text:p>
          </table:table-cell>
          <table:table-cell office:value-type="string">
            <text:p>14:53L</text:p>
          </table:table-cell>
          <table:table-cell office:value-type="string">
            <text:p>18:42L</text:p>
          </table:table-cell>
          <table:table-cell office:value-type="string">
            <text:p>20:47L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7"/>
        <table:table-column table:style-name="co4" table:number-columns-repeated="1022" table:default-cell-style-name="ce7"/>
        <table:table-column table:style-name="co4" table:default-cell-style-name="Default"/>
        <table:table-row table:style-name="ro1">
          <table:table-cell table:style-name="Default" office:value-type="string">
            <text:p>Strefowa / SSE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Łukasiewicza - nż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BoWiD / Kospel</text:p>
          </table:table-cell>
          <table:table-cell office:value-type="string">
            <text:p>6:50D</text:p>
          </table:table-cell>
          <table:table-cell office:value-type="string">
            <text:p>8:00L</text:p>
          </table:table-cell>
          <table:table-cell office:value-type="string">
            <text:p>9:10</text:p>
          </table:table-cell>
          <table:table-cell table:style-name="Default"/>
          <table:table-cell table:style-name="Default" office:value-type="string">
            <text:p>11:25L</text:p>
          </table:table-cell>
          <table:table-cell office:value-type="string">
            <text:p>12:30</text:p>
          </table:table-cell>
          <table:table-cell office:value-type="string">
            <text:p>13:30D</text:p>
          </table:table-cell>
          <table:table-cell table:style-name="Default"/>
          <table:table-cell office:value-type="string">
            <text:p>15:30</text:p>
          </table:table-cell>
          <table:table-cell table:style-name="Default"/>
          <table:table-cell office:value-type="string">
            <text:p>17:20</text:p>
          </table:table-cell>
          <table:table-cell table:style-name="Default"/>
          <table:table-cell office:value-type="string">
            <text:p>19:20</text:p>
          </table:table-cell>
          <table:table-cell table:style-name="Default" office:value-type="string">
            <text:p>20:20L</text:p>
          </table:table-cell>
          <table:table-cell office:value-type="string">
            <text:p>21:35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BoWiD / Zakład Karny</text:p>
          </table:table-cell>
          <table:table-cell office:value-type="string">
            <text:p>6:51D</text:p>
          </table:table-cell>
          <table:table-cell office:value-type="string">
            <text:p>8:01L</text:p>
          </table:table-cell>
          <table:table-cell office:value-type="string">
            <text:p>9:11</text:p>
          </table:table-cell>
          <table:table-cell table:style-name="Default"/>
          <table:table-cell table:style-name="Default" office:value-type="string">
            <text:p>11:26L</text:p>
          </table:table-cell>
          <table:table-cell office:value-type="string">
            <text:p>12:31</text:p>
          </table:table-cell>
          <table:table-cell office:value-type="string">
            <text:p>13:31D</text:p>
          </table:table-cell>
          <table:table-cell table:style-name="Default"/>
          <table:table-cell office:value-type="string">
            <text:p>15:31</text:p>
          </table:table-cell>
          <table:table-cell table:style-name="Default"/>
          <table:table-cell office:value-type="string">
            <text:p>17:21</text:p>
          </table:table-cell>
          <table:table-cell table:style-name="Default"/>
          <table:table-cell office:value-type="string">
            <text:p>19:21</text:p>
          </table:table-cell>
          <table:table-cell office:value-type="string">
            <text:p>20:21L</text:p>
          </table:table-cell>
          <table:table-cell office:value-type="string">
            <text:p>21:36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Mieszka I / Chłodnia</text:p>
          </table:table-cell>
          <table:table-cell office:value-type="string">
            <text:p>6:52D</text:p>
          </table:table-cell>
          <table:table-cell office:value-type="string">
            <text:p>8:02L</text:p>
          </table:table-cell>
          <table:table-cell office:value-type="string">
            <text:p>9:12</text:p>
          </table:table-cell>
          <table:table-cell table:style-name="Default"/>
          <table:table-cell table:style-name="Default" office:value-type="string">
            <text:p>11:27L</text:p>
          </table:table-cell>
          <table:table-cell office:value-type="string">
            <text:p>12:32</text:p>
          </table:table-cell>
          <table:table-cell office:value-type="string">
            <text:p>13:32D</text:p>
          </table:table-cell>
          <table:table-cell table:style-name="Default"/>
          <table:table-cell office:value-type="string">
            <text:p>15:32</text:p>
          </table:table-cell>
          <table:table-cell table:style-name="Default"/>
          <table:table-cell office:value-type="string">
            <text:p>17:22</text:p>
          </table:table-cell>
          <table:table-cell table:style-name="Default"/>
          <table:table-cell office:value-type="string">
            <text:p>19:22</text:p>
          </table:table-cell>
          <table:table-cell office:value-type="string">
            <text:p>20:22L</text:p>
          </table:table-cell>
          <table:table-cell office:value-type="string">
            <text:p>21:37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Mieszka I / Miła</text:p>
          </table:table-cell>
          <table:table-cell office:value-type="string">
            <text:p>6:53D</text:p>
          </table:table-cell>
          <table:table-cell office:value-type="string">
            <text:p>8:03L</text:p>
          </table:table-cell>
          <table:table-cell office:value-type="string">
            <text:p>9:13</text:p>
          </table:table-cell>
          <table:table-cell table:style-name="Default"/>
          <table:table-cell table:style-name="Default" office:value-type="string">
            <text:p>11:28L</text:p>
          </table:table-cell>
          <table:table-cell office:value-type="string">
            <text:p>12:33</text:p>
          </table:table-cell>
          <table:table-cell office:value-type="string">
            <text:p>13:33D</text:p>
          </table:table-cell>
          <table:table-cell table:style-name="Default"/>
          <table:table-cell office:value-type="string">
            <text:p>15:33</text:p>
          </table:table-cell>
          <table:table-cell table:style-name="Default"/>
          <table:table-cell office:value-type="string">
            <text:p>17:23</text:p>
          </table:table-cell>
          <table:table-cell table:style-name="Default"/>
          <table:table-cell office:value-type="string">
            <text:p>19:23</text:p>
          </table:table-cell>
          <table:table-cell office:value-type="string">
            <text:p>20:23L</text:p>
          </table:table-cell>
          <table:table-cell office:value-type="string">
            <text:p>21:38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Mieszka I / Szczecińska</text:p>
          </table:table-cell>
          <table:table-cell table:style-name="Default" office:value-type="string">
            <text:p>6:54D</text:p>
          </table:table-cell>
          <table:table-cell table:style-name="Default" office:value-type="string">
            <text:p>8:04L</text:p>
          </table:table-cell>
          <table:table-cell office:value-type="string">
            <text:p>9:14</text:p>
          </table:table-cell>
          <table:table-cell table:style-name="Default"/>
          <table:table-cell office:value-type="string">
            <text:p>11:29L</text:p>
          </table:table-cell>
          <table:table-cell office:value-type="string">
            <text:p>12:34</text:p>
          </table:table-cell>
          <table:table-cell office:value-type="string">
            <text:p>13:34D</text:p>
          </table:table-cell>
          <table:table-cell table:style-name="Default"/>
          <table:table-cell office:value-type="string">
            <text:p>15:34</text:p>
          </table:table-cell>
          <table:table-cell table:style-name="Default"/>
          <table:table-cell office:value-type="string">
            <text:p>17:24</text:p>
          </table:table-cell>
          <table:table-cell table:style-name="Default"/>
          <table:table-cell office:value-type="string">
            <text:p>19:24</text:p>
          </table:table-cell>
          <table:table-cell office:value-type="string">
            <text:p>20:24L</text:p>
          </table:table-cell>
          <table:table-cell table:style-name="Default" office:value-type="string">
            <text:p>21:39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Dworzec PKP</text:p>
          </table:table-cell>
          <table:table-cell table:style-name="Default" table:number-columns-repeated="3"/>
          <table:table-cell office:value-type="string">
            <text:p>9:50L</text:p>
          </table:table-cell>
          <table:table-cell table:style-name="Default" table:number-columns-repeated="3"/>
          <table:table-cell office:value-type="string">
            <text:p>14:30L</text:p>
          </table:table-cell>
          <table:table-cell table:style-name="Default"/>
          <table:table-cell office:value-type="string">
            <text:p>16:19</text:p>
          </table:table-cell>
          <table:table-cell table:style-name="Default"/>
          <table:table-cell table:style-name="Default" office:value-type="string">
            <text:p>18:19L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Zwycięstwa / Krakusa i Wandy</text:p>
          </table:table-cell>
          <table:table-cell office:value-type="string">
            <text:p>6:56D</text:p>
          </table:table-cell>
          <table:table-cell office:value-type="string">
            <text:p>8:06L</text:p>
          </table:table-cell>
          <table:table-cell office:value-type="string">
            <text:p>9:16</text:p>
          </table:table-cell>
          <table:table-cell office:value-type="string">
            <text:p>9:52L</text:p>
          </table:table-cell>
          <table:table-cell office:value-type="string">
            <text:p>11:32L</text:p>
          </table:table-cell>
          <table:table-cell office:value-type="string">
            <text:p>12:37</text:p>
          </table:table-cell>
          <table:table-cell office:value-type="string">
            <text:p>13:37D</text:p>
          </table:table-cell>
          <table:table-cell office:value-type="string">
            <text:p>14:32L</text:p>
          </table:table-cell>
          <table:table-cell office:value-type="string">
            <text:p>15:37</text:p>
          </table:table-cell>
          <table:table-cell office:value-type="string">
            <text:p>16:21</text:p>
          </table:table-cell>
          <table:table-cell office:value-type="string">
            <text:p>17:26</text:p>
          </table:table-cell>
          <table:table-cell office:value-type="string">
            <text:p>18:21L</text:p>
          </table:table-cell>
          <table:table-cell office:value-type="string">
            <text:p>19:26</text:p>
          </table:table-cell>
          <table:table-cell office:value-type="string">
            <text:p>20:26L</text:p>
          </table:table-cell>
          <table:table-cell office:value-type="string">
            <text:p>21:41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Zwycięstwa / Słowackiego</text:p>
          </table:table-cell>
          <table:table-cell office:value-type="string">
            <text:p>6:58D</text:p>
          </table:table-cell>
          <table:table-cell office:value-type="string">
            <text:p>8:08L</text:p>
          </table:table-cell>
          <table:table-cell office:value-type="string">
            <text:p>9:18</text:p>
          </table:table-cell>
          <table:table-cell office:value-type="string">
            <text:p>9:54L</text:p>
          </table:table-cell>
          <table:table-cell office:value-type="string">
            <text:p>11:34L</text:p>
          </table:table-cell>
          <table:table-cell office:value-type="string">
            <text:p>12:39</text:p>
          </table:table-cell>
          <table:table-cell office:value-type="string">
            <text:p>13:39D</text:p>
          </table:table-cell>
          <table:table-cell office:value-type="string">
            <text:p>14:34L</text:p>
          </table:table-cell>
          <table:table-cell office:value-type="string">
            <text:p>15:39</text:p>
          </table:table-cell>
          <table:table-cell office:value-type="string">
            <text:p>16:23</text:p>
          </table:table-cell>
          <table:table-cell office:value-type="string">
            <text:p>17:28</text:p>
          </table:table-cell>
          <table:table-cell office:value-type="string">
            <text:p>18:23L</text:p>
          </table:table-cell>
          <table:table-cell office:value-type="string">
            <text:p>19:28</text:p>
          </table:table-cell>
          <table:table-cell office:value-type="string">
            <text:p>20:28L</text:p>
          </table:table-cell>
          <table:table-cell office:value-type="string">
            <text:p>21:43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Zwycięstwa / Plac Wolności</text:p>
          </table:table-cell>
          <table:table-cell office:value-type="string">
            <text:p>6:59D</text:p>
          </table:table-cell>
          <table:table-cell office:value-type="string">
            <text:p>8:09L</text:p>
          </table:table-cell>
          <table:table-cell office:value-type="string">
            <text:p>9:19</text:p>
          </table:table-cell>
          <table:table-cell office:value-type="string">
            <text:p>9:55L</text:p>
          </table:table-cell>
          <table:table-cell office:value-type="string">
            <text:p>11:35L</text:p>
          </table:table-cell>
          <table:table-cell office:value-type="string">
            <text:p>12:40</text:p>
          </table:table-cell>
          <table:table-cell office:value-type="string">
            <text:p>13:40D</text:p>
          </table:table-cell>
          <table:table-cell office:value-type="string">
            <text:p>14:35L</text:p>
          </table:table-cell>
          <table:table-cell office:value-type="string">
            <text:p>15:40</text:p>
          </table:table-cell>
          <table:table-cell office:value-type="string">
            <text:p>16:24</text:p>
          </table:table-cell>
          <table:table-cell office:value-type="string">
            <text:p>17:29</text:p>
          </table:table-cell>
          <table:table-cell office:value-type="string">
            <text:p>18:24L</text:p>
          </table:table-cell>
          <table:table-cell office:value-type="string">
            <text:p>19:29</text:p>
          </table:table-cell>
          <table:table-cell office:value-type="string">
            <text:p>20:29L</text:p>
          </table:table-cell>
          <table:table-cell office:value-type="string">
            <text:p>21:44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Zwycięstwa / Clausiusa</text:p>
          </table:table-cell>
          <table:table-cell office:value-type="string">
            <text:p>7:00D</text:p>
          </table:table-cell>
          <table:table-cell office:value-type="string">
            <text:p>8:10L</text:p>
          </table:table-cell>
          <table:table-cell office:value-type="string">
            <text:p>9:20</text:p>
          </table:table-cell>
          <table:table-cell office:value-type="string">
            <text:p>9:56L</text:p>
          </table:table-cell>
          <table:table-cell office:value-type="string">
            <text:p>11:36L</text:p>
          </table:table-cell>
          <table:table-cell office:value-type="string">
            <text:p>12:41</text:p>
          </table:table-cell>
          <table:table-cell office:value-type="string">
            <text:p>13:41D</text:p>
          </table:table-cell>
          <table:table-cell office:value-type="string">
            <text:p>14:36L</text:p>
          </table:table-cell>
          <table:table-cell office:value-type="string">
            <text:p>15:41</text:p>
          </table:table-cell>
          <table:table-cell office:value-type="string">
            <text:p>16:25</text:p>
          </table:table-cell>
          <table:table-cell office:value-type="string">
            <text:p>17:30</text:p>
          </table:table-cell>
          <table:table-cell office:value-type="string">
            <text:p>18:25L</text:p>
          </table:table-cell>
          <table:table-cell office:value-type="string">
            <text:p>19:30</text:p>
          </table:table-cell>
          <table:table-cell office:value-type="string">
            <text:p>20:30L</text:p>
          </table:table-cell>
          <table:table-cell office:value-type="string">
            <text:p>21:45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Zwycięstwa / Grottgera</text:p>
          </table:table-cell>
          <table:table-cell office:value-type="string">
            <text:p>7:02D</text:p>
          </table:table-cell>
          <table:table-cell office:value-type="string">
            <text:p>8:12L</text:p>
          </table:table-cell>
          <table:table-cell office:value-type="string">
            <text:p>9:22</text:p>
          </table:table-cell>
          <table:table-cell office:value-type="string">
            <text:p>9:58L</text:p>
          </table:table-cell>
          <table:table-cell office:value-type="string">
            <text:p>11:38L</text:p>
          </table:table-cell>
          <table:table-cell office:value-type="string">
            <text:p>12:43</text:p>
          </table:table-cell>
          <table:table-cell office:value-type="string">
            <text:p>13:43D</text:p>
          </table:table-cell>
          <table:table-cell office:value-type="string">
            <text:p>14:38L</text:p>
          </table:table-cell>
          <table:table-cell office:value-type="string">
            <text:p>15:43</text:p>
          </table:table-cell>
          <table:table-cell office:value-type="string">
            <text:p>16:27</text:p>
          </table:table-cell>
          <table:table-cell office:value-type="string">
            <text:p>17:32</text:p>
          </table:table-cell>
          <table:table-cell office:value-type="string">
            <text:p>18:27L</text:p>
          </table:table-cell>
          <table:table-cell office:value-type="string">
            <text:p>19:32</text:p>
          </table:table-cell>
          <table:table-cell office:value-type="string">
            <text:p>20:32L</text:p>
          </table:table-cell>
          <table:table-cell office:value-type="string">
            <text:p>21:47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Zwycięstwa / Tetmajera</text:p>
          </table:table-cell>
          <table:table-cell office:value-type="string">
            <text:p>7:04D</text:p>
          </table:table-cell>
          <table:table-cell office:value-type="string">
            <text:p>8:13L</text:p>
          </table:table-cell>
          <table:table-cell office:value-type="string">
            <text:p>9:24</text:p>
          </table:table-cell>
          <table:table-cell office:value-type="string">
            <text:p>10:00L</text:p>
          </table:table-cell>
          <table:table-cell office:value-type="string">
            <text:p>11:40L</text:p>
          </table:table-cell>
          <table:table-cell office:value-type="string">
            <text:p>12:45</text:p>
          </table:table-cell>
          <table:table-cell office:value-type="string">
            <text:p>13:45D</text:p>
          </table:table-cell>
          <table:table-cell office:value-type="string">
            <text:p>14:40L</text:p>
          </table:table-cell>
          <table:table-cell office:value-type="string">
            <text:p>15:45</text:p>
          </table:table-cell>
          <table:table-cell office:value-type="string">
            <text:p>16:29</text:p>
          </table:table-cell>
          <table:table-cell office:value-type="string">
            <text:p>17:34</text:p>
          </table:table-cell>
          <table:table-cell office:value-type="string">
            <text:p>18:29L</text:p>
          </table:table-cell>
          <table:table-cell office:value-type="string">
            <text:p>19:34</text:p>
          </table:table-cell>
          <table:table-cell office:value-type="string">
            <text:p>20:34L</text:p>
          </table:table-cell>
          <table:table-cell office:value-type="string">
            <text:p>21:48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Zwycięstwa / 4 Marca</text:p>
          </table:table-cell>
          <table:table-cell office:value-type="string">
            <text:p>7:05D</text:p>
          </table:table-cell>
          <table:table-cell office:value-type="string">
            <text:p>8:14L</text:p>
          </table:table-cell>
          <table:table-cell office:value-type="string">
            <text:p>9:25</text:p>
          </table:table-cell>
          <table:table-cell office:value-type="string">
            <text:p>10:01L</text:p>
          </table:table-cell>
          <table:table-cell office:value-type="string">
            <text:p>11:41L</text:p>
          </table:table-cell>
          <table:table-cell office:value-type="string">
            <text:p>12:46</text:p>
          </table:table-cell>
          <table:table-cell office:value-type="string">
            <text:p>13:46D</text:p>
          </table:table-cell>
          <table:table-cell office:value-type="string">
            <text:p>14:41L</text:p>
          </table:table-cell>
          <table:table-cell office:value-type="string">
            <text:p>15:46</text:p>
          </table:table-cell>
          <table:table-cell office:value-type="string">
            <text:p>16:30</text:p>
          </table:table-cell>
          <table:table-cell office:value-type="string">
            <text:p>17:35</text:p>
          </table:table-cell>
          <table:table-cell office:value-type="string">
            <text:p>18:30L</text:p>
          </table:table-cell>
          <table:table-cell office:value-type="string">
            <text:p>19:35</text:p>
          </table:table-cell>
          <table:table-cell office:value-type="string">
            <text:p>20:35L</text:p>
          </table:table-cell>
          <table:table-cell office:value-type="string">
            <text:p>21:49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Zwycięstwa / Zielona</text:p>
          </table:table-cell>
          <table:table-cell office:value-type="string">
            <text:p>7:06D</text:p>
          </table:table-cell>
          <table:table-cell office:value-type="string">
            <text:p>8:15L</text:p>
          </table:table-cell>
          <table:table-cell office:value-type="string">
            <text:p>9:26</text:p>
          </table:table-cell>
          <table:table-cell office:value-type="string">
            <text:p>10:02L</text:p>
          </table:table-cell>
          <table:table-cell office:value-type="string">
            <text:p>11:42L</text:p>
          </table:table-cell>
          <table:table-cell office:value-type="string">
            <text:p>12:47</text:p>
          </table:table-cell>
          <table:table-cell office:value-type="string">
            <text:p>13:47D</text:p>
          </table:table-cell>
          <table:table-cell office:value-type="string">
            <text:p>14:42L</text:p>
          </table:table-cell>
          <table:table-cell office:value-type="string">
            <text:p>15:47</text:p>
          </table:table-cell>
          <table:table-cell office:value-type="string">
            <text:p>16:31</text:p>
          </table:table-cell>
          <table:table-cell office:value-type="string">
            <text:p>17:36</text:p>
          </table:table-cell>
          <table:table-cell office:value-type="string">
            <text:p>18:31L</text:p>
          </table:table-cell>
          <table:table-cell office:value-type="string">
            <text:p>19:36</text:p>
          </table:table-cell>
          <table:table-cell office:value-type="string">
            <text:p>20:36L</text:p>
          </table:table-cell>
          <table:table-cell office:value-type="string">
            <text:p>21:50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Zwycięstwa / Św. Wojciecha</text:p>
          </table:table-cell>
          <table:table-cell office:value-type="string">
            <text:p>7:07D</text:p>
          </table:table-cell>
          <table:table-cell office:value-type="string">
            <text:p>8:16L</text:p>
          </table:table-cell>
          <table:table-cell office:value-type="string">
            <text:p>9:27</text:p>
          </table:table-cell>
          <table:table-cell office:value-type="string">
            <text:p>10:03L</text:p>
          </table:table-cell>
          <table:table-cell office:value-type="string">
            <text:p>11:43L</text:p>
          </table:table-cell>
          <table:table-cell office:value-type="string">
            <text:p>12:48</text:p>
          </table:table-cell>
          <table:table-cell office:value-type="string">
            <text:p>13:48D</text:p>
          </table:table-cell>
          <table:table-cell office:value-type="string">
            <text:p>14:43L</text:p>
          </table:table-cell>
          <table:table-cell office:value-type="string">
            <text:p>15:48</text:p>
          </table:table-cell>
          <table:table-cell office:value-type="string">
            <text:p>16:32</text:p>
          </table:table-cell>
          <table:table-cell office:value-type="string">
            <text:p>17:37</text:p>
          </table:table-cell>
          <table:table-cell office:value-type="string">
            <text:p>18:32L</text:p>
          </table:table-cell>
          <table:table-cell office:value-type="string">
            <text:p>19:37</text:p>
          </table:table-cell>
          <table:table-cell office:value-type="string">
            <text:p>20:37L</text:p>
          </table:table-cell>
          <table:table-cell office:value-type="string">
            <text:p>21:51D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Chełmoniewo / Pętla</text:p>
          </table:table-cell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Default" office:value-type="string">
            <text:p>Zwycięstwa / Chełmoniewo</text:p>
          </table:table-cell>
          <table:table-cell office:value-type="string">
            <text:p>7:08D</text:p>
          </table:table-cell>
          <table:table-cell office:value-type="string">
            <text:p>8:17L</text:p>
          </table:table-cell>
          <table:table-cell table:style-name="Default" office:value-type="string">
            <text:p>10:04L</text:p>
          </table:table-cell>
          <table:table-cell office:value-type="string">
            <text:p>11:44L</text:p>
          </table:table-cell>
          <table:table-cell office:value-type="string">
            <text:p>13:49D</text:p>
          </table:table-cell>
          <table:table-cell table:style-name="Default" office:value-type="string">
            <text:p>14:44L</text:p>
          </table:table-cell>
          <table:table-cell office:value-type="string">
            <text:p>18:33L</text:p>
          </table:table-cell>
          <table:table-cell office:value-type="string">
            <text:p>20:38L</text:p>
          </table:table-cell>
          <table:table-cell table:style-name="Default" office:value-type="string">
            <text:p>21:52D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>
            <text:p>Zdobywców Wału Pomorskiego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>
            <text:p>Zdobywców Wału Pomorskiego I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>
            <text:p>Sianowska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>
            <text:p>Chełmoniewo / RDP</text:p>
          </table:table-cell>
          <table:table-cell table:style-name="Default" office:value-type="string">
            <text:p>7:10D</text:p>
          </table:table-cell>
          <table:table-cell office:value-type="string">
            <text:p>8:19L</text:p>
          </table:table-cell>
          <table:table-cell table:style-name="Default" office:value-type="string">
            <text:p>10:06L</text:p>
          </table:table-cell>
          <table:table-cell office:value-type="string">
            <text:p>11:46L</text:p>
          </table:table-cell>
          <table:table-cell office:value-type="string">
            <text:p>13:51D</text:p>
          </table:table-cell>
          <table:table-cell table:style-name="Default" office:value-type="string">
            <text:p>14:46L</text:p>
          </table:table-cell>
          <table:table-cell table:style-name="Default" office:value-type="string">
            <text:p>18:35L</text:p>
          </table:table-cell>
          <table:table-cell office:value-type="string">
            <text:p>20:40L</text:p>
          </table:table-cell>
          <table:table-cell table:style-name="Default" office:value-type="string">
            <text:p>21:54D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>
            <text:p>Dzierżęcino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>
            <text:p>Dzierżęcino kierunek Lubiatowo</text:p>
          </table:table-cell>
          <table:table-cell table:style-name="Default" office:value-type="string">
            <text:p>8:21L</text:p>
          </table:table-cell>
          <table:table-cell office:value-type="string">
            <text:p>10:08L</text:p>
          </table:table-cell>
          <table:table-cell table:style-name="Default" office:value-type="string">
            <text:p>11:48L</text:p>
          </table:table-cell>
          <table:table-cell office:value-type="string">
            <text:p>14:48L</text:p>
          </table:table-cell>
          <table:table-cell office:value-type="string">
            <text:p>18:37L</text:p>
          </table:table-cell>
          <table:table-cell table:style-name="Default" office:value-type="string">
            <text:p>20:42L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>
            <text:p>Lubiatowska I - nż</text:p>
          </table:table-cell>
          <table:table-cell table:style-name="Default" office:value-type="string">
            <text:p>8:22L</text:p>
          </table:table-cell>
          <table:table-cell office:value-type="string">
            <text:p>10:09L</text:p>
          </table:table-cell>
          <table:table-cell table:style-name="Default" office:value-type="string">
            <text:p>11:49L</text:p>
          </table:table-cell>
          <table:table-cell office:value-type="string">
            <text:p>14:49L</text:p>
          </table:table-cell>
          <table:table-cell office:value-type="string">
            <text:p>18:38L</text:p>
          </table:table-cell>
          <table:table-cell table:style-name="Default" office:value-type="string">
            <text:p>20:43L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 office:value-type="string">
            <text:p>Lubiatowska II - nż</text:p>
          </table:table-cell>
          <table:table-cell office:value-type="string">
            <text:p>8:23L</text:p>
          </table:table-cell>
          <table:table-cell office:value-type="string">
            <text:p>10:10L</text:p>
          </table:table-cell>
          <table:table-cell office:value-type="string">
            <text:p>11:50L</text:p>
          </table:table-cell>
          <table:table-cell office:value-type="string">
            <text:p>14:50L</text:p>
          </table:table-cell>
          <table:table-cell office:value-type="string">
            <text:p>18:39L</text:p>
          </table:table-cell>
          <table:table-cell office:value-type="string">
            <text:p>20:44L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Lubiatowska III - nż</text:p>
          </table:table-cell>
          <table:table-cell office:value-type="string">
            <text:p>8:25L</text:p>
          </table:table-cell>
          <table:table-cell office:value-type="string">
            <text:p>10:12L</text:p>
          </table:table-cell>
          <table:table-cell office:value-type="string">
            <text:p>11:52L</text:p>
          </table:table-cell>
          <table:table-cell office:value-type="string">
            <text:p>14:52L</text:p>
          </table:table-cell>
          <table:table-cell office:value-type="string">
            <text:p>18:41L</text:p>
          </table:table-cell>
          <table:table-cell office:value-type="string">
            <text:p>20:46L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Lubiatowska/Jeziorna</text:p>
          </table:table-cell>
          <table:table-cell office:value-type="string">
            <text:p>8:26L</text:p>
          </table:table-cell>
          <table:table-cell office:value-type="string">
            <text:p>10:13L</text:p>
          </table:table-cell>
          <table:table-cell office:value-type="string">
            <text:p>11:53L</text:p>
          </table:table-cell>
          <table:table-cell office:value-type="string">
            <text:p>14:53L</text:p>
          </table:table-cell>
          <table:table-cell office:value-type="string">
            <text:p>18:42L</text:p>
          </table:table-cell>
          <table:table-cell office:value-type="string">
            <text:p>20:47L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4"/>
        <table:table-column table:style-name="co4" table:number-columns-repeated="968" table:default-cell-style-name="ce4"/>
        <table:table-column table:style-name="co4" table:number-columns-repeated="55" table:default-cell-style-name="Default"/>
        <table:table-row table:style-name="ro1">
          <table:table-cell table:style-name="Default" office:value-type="string">
            <text:p>Lubiatowo / Pętla</text:p>
          </table:table-cell>
          <table:table-cell office:value-type="string">
            <text:p>4:55Ev</text:p>
          </table:table-cell>
          <table:table-cell table:style-name="Default"/>
          <table:table-cell office:value-type="string">
            <text:p>6:05vs</text:p>
          </table:table-cell>
          <table:table-cell table:style-name="Default" table:number-columns-repeated="2"/>
          <table:table-cell office:value-type="string">
            <text:p>7:02</text:p>
          </table:table-cell>
          <table:table-cell table:style-name="Default" table:number-columns-repeated="7"/>
          <table:table-cell office:value-type="string">
            <text:p>9:22</text:p>
          </table:table-cell>
          <table:table-cell table:style-name="Default" table:number-columns-repeated="8"/>
          <table:table-cell office:value-type="string">
            <text:p>12:22v</text:p>
          </table:table-cell>
          <table:table-cell table:style-name="Default"/>
          <table:table-cell/>
          <table:table-cell table:style-name="Default" table:number-columns-repeated="4"/>
          <table:table-cell office:value-type="string">
            <text:p>14:22v</text:p>
          </table:table-cell>
          <table:table-cell table:style-name="Default" table:number-columns-repeated="2"/>
          <table:table-cell office:value-type="string">
            <text:p>15:09v</text:p>
          </table:table-cell>
          <table:table-cell table:style-name="Default" table:number-columns-repeated="4"/>
          <table:table-cell office:value-type="string">
            <text:p>16:22v</text:p>
          </table:table-cell>
          <table:table-cell table:style-name="Default" table:number-columns-repeated="2"/>
          <table:table-cell office:value-type="string">
            <text:p>17:22v</text:p>
          </table:table-cell>
          <table:table-cell table:style-name="Default" table:number-columns-repeated="2"/>
          <table:table-cell office:value-type="string">
            <text:p>18:22</text:p>
          </table:table-cell>
          <table:table-cell table:style-name="Default"/>
          <table:table-cell office:value-type="string">
            <text:p>19:15v</text:p>
          </table:table-cell>
          <table:table-cell table:style-name="Default" table:number-columns-repeated="4"/>
          <table:table-cell office:value-type="string">
            <text:p>23:05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Jeziorna</text:p>
          </table:table-cell>
          <table:table-cell office:value-type="string">
            <text:p>4:56Ev</text:p>
          </table:table-cell>
          <table:table-cell table:style-name="Default"/>
          <table:table-cell office:value-type="string">
            <text:p>6:06vs</text:p>
          </table:table-cell>
          <table:table-cell table:style-name="Default" table:number-columns-repeated="2"/>
          <table:table-cell office:value-type="string">
            <text:p>7:03</text:p>
          </table:table-cell>
          <table:table-cell table:style-name="Default" table:number-columns-repeated="7"/>
          <table:table-cell office:value-type="string">
            <text:p>9:23</text:p>
          </table:table-cell>
          <table:table-cell table:style-name="Default" table:number-columns-repeated="8"/>
          <table:table-cell office:value-type="string">
            <text:p>12:23v</text:p>
          </table:table-cell>
          <table:table-cell table:style-name="Default"/>
          <table:table-cell/>
          <table:table-cell table:style-name="Default" table:number-columns-repeated="4"/>
          <table:table-cell office:value-type="string">
            <text:p>14:23v</text:p>
          </table:table-cell>
          <table:table-cell table:style-name="Default" table:number-columns-repeated="2"/>
          <table:table-cell office:value-type="string">
            <text:p>15:10v</text:p>
          </table:table-cell>
          <table:table-cell table:style-name="Default" table:number-columns-repeated="4"/>
          <table:table-cell office:value-type="string">
            <text:p>16:23v</text:p>
          </table:table-cell>
          <table:table-cell table:style-name="Default" table:number-columns-repeated="2"/>
          <table:table-cell office:value-type="string">
            <text:p>17:23v</text:p>
          </table:table-cell>
          <table:table-cell table:style-name="Default" table:number-columns-repeated="2"/>
          <table:table-cell office:value-type="string">
            <text:p>18:23</text:p>
          </table:table-cell>
          <table:table-cell table:style-name="Default"/>
          <table:table-cell office:value-type="string">
            <text:p>19:16v</text:p>
          </table:table-cell>
          <table:table-cell table:style-name="Default" table:number-columns-repeated="4"/>
          <table:table-cell office:value-type="string">
            <text:p>23:06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Lubiatowska III - nż</text:p>
          </table:table-cell>
          <table:table-cell office:value-type="string">
            <text:p>4:57Ev</text:p>
          </table:table-cell>
          <table:table-cell table:style-name="Default"/>
          <table:table-cell office:value-type="string">
            <text:p>6:07vs</text:p>
          </table:table-cell>
          <table:table-cell table:style-name="Default" table:number-columns-repeated="2"/>
          <table:table-cell office:value-type="string">
            <text:p>7:04</text:p>
          </table:table-cell>
          <table:table-cell table:style-name="Default" table:number-columns-repeated="7"/>
          <table:table-cell office:value-type="string">
            <text:p>9:24</text:p>
          </table:table-cell>
          <table:table-cell table:style-name="Default" table:number-columns-repeated="8"/>
          <table:table-cell office:value-type="string">
            <text:p>12:24v</text:p>
          </table:table-cell>
          <table:table-cell table:style-name="Default"/>
          <table:table-cell/>
          <table:table-cell table:style-name="Default" table:number-columns-repeated="4"/>
          <table:table-cell office:value-type="string">
            <text:p>14:24v</text:p>
          </table:table-cell>
          <table:table-cell table:style-name="Default" table:number-columns-repeated="2"/>
          <table:table-cell office:value-type="string">
            <text:p>15:11v</text:p>
          </table:table-cell>
          <table:table-cell table:style-name="Default" table:number-columns-repeated="4"/>
          <table:table-cell office:value-type="string">
            <text:p>16:24v</text:p>
          </table:table-cell>
          <table:table-cell table:style-name="Default" table:number-columns-repeated="2"/>
          <table:table-cell office:value-type="string">
            <text:p>17:24v</text:p>
          </table:table-cell>
          <table:table-cell table:style-name="Default" table:number-columns-repeated="2"/>
          <table:table-cell office:value-type="string">
            <text:p>18:24</text:p>
          </table:table-cell>
          <table:table-cell table:style-name="Default"/>
          <table:table-cell office:value-type="string">
            <text:p>19:17v</text:p>
          </table:table-cell>
          <table:table-cell table:style-name="Default" table:number-columns-repeated="4"/>
          <table:table-cell office:value-type="string">
            <text:p>23:07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Lubiatowska II - nż</text:p>
          </table:table-cell>
          <table:table-cell office:value-type="string">
            <text:p>4:59Ev</text:p>
          </table:table-cell>
          <table:table-cell table:style-name="Default"/>
          <table:table-cell office:value-type="string">
            <text:p>6:08vs</text:p>
          </table:table-cell>
          <table:table-cell table:style-name="Default" table:number-columns-repeated="2"/>
          <table:table-cell office:value-type="string">
            <text:p>7:06</text:p>
          </table:table-cell>
          <table:table-cell table:style-name="Default" table:number-columns-repeated="7"/>
          <table:table-cell office:value-type="string">
            <text:p>9:26</text:p>
          </table:table-cell>
          <table:table-cell table:style-name="Default" table:number-columns-repeated="8"/>
          <table:table-cell office:value-type="string">
            <text:p>12:26v</text:p>
          </table:table-cell>
          <table:table-cell table:style-name="Default"/>
          <table:table-cell/>
          <table:table-cell table:style-name="Default" table:number-columns-repeated="4"/>
          <table:table-cell office:value-type="string">
            <text:p>14:26v</text:p>
          </table:table-cell>
          <table:table-cell table:style-name="Default" table:number-columns-repeated="2"/>
          <table:table-cell office:value-type="string">
            <text:p>15:13v</text:p>
          </table:table-cell>
          <table:table-cell table:style-name="Default" table:number-columns-repeated="4"/>
          <table:table-cell office:value-type="string">
            <text:p>16:26v</text:p>
          </table:table-cell>
          <table:table-cell table:style-name="Default" table:number-columns-repeated="2"/>
          <table:table-cell office:value-type="string">
            <text:p>17:26v</text:p>
          </table:table-cell>
          <table:table-cell table:style-name="Default" table:number-columns-repeated="2"/>
          <table:table-cell office:value-type="string">
            <text:p>18:26</text:p>
          </table:table-cell>
          <table:table-cell table:style-name="Default"/>
          <table:table-cell office:value-type="string">
            <text:p>19:19v</text:p>
          </table:table-cell>
          <table:table-cell table:style-name="Default" table:number-columns-repeated="4"/>
          <table:table-cell office:value-type="string">
            <text:p>23:08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Lubiatowska I - nż</text:p>
          </table:table-cell>
          <table:table-cell office:value-type="string">
            <text:p>5:00Ev</text:p>
          </table:table-cell>
          <table:table-cell table:style-name="Default"/>
          <table:table-cell office:value-type="string">
            <text:p>6:09vs</text:p>
          </table:table-cell>
          <table:table-cell table:style-name="Default" table:number-columns-repeated="2"/>
          <table:table-cell office:value-type="string">
            <text:p>7:07</text:p>
          </table:table-cell>
          <table:table-cell table:style-name="Default" table:number-columns-repeated="7"/>
          <table:table-cell office:value-type="string">
            <text:p>9:27</text:p>
          </table:table-cell>
          <table:table-cell table:style-name="Default" table:number-columns-repeated="8"/>
          <table:table-cell office:value-type="string">
            <text:p>12:27v</text:p>
          </table:table-cell>
          <table:table-cell table:style-name="Default"/>
          <table:table-cell/>
          <table:table-cell table:style-name="Default" table:number-columns-repeated="4"/>
          <table:table-cell office:value-type="string">
            <text:p>14:27v</text:p>
          </table:table-cell>
          <table:table-cell table:style-name="Default" table:number-columns-repeated="2"/>
          <table:table-cell office:value-type="string">
            <text:p>15:14v</text:p>
          </table:table-cell>
          <table:table-cell table:style-name="Default" table:number-columns-repeated="4"/>
          <table:table-cell office:value-type="string">
            <text:p>16:27v</text:p>
          </table:table-cell>
          <table:table-cell table:style-name="Default" table:number-columns-repeated="2"/>
          <table:table-cell office:value-type="string">
            <text:p>17:27v</text:p>
          </table:table-cell>
          <table:table-cell table:style-name="Default" table:number-columns-repeated="2"/>
          <table:table-cell office:value-type="string">
            <text:p>18:27</text:p>
          </table:table-cell>
          <table:table-cell table:style-name="Default"/>
          <table:table-cell office:value-type="string">
            <text:p>19:20v</text:p>
          </table:table-cell>
          <table:table-cell table:style-name="Default" table:number-columns-repeated="4"/>
          <table:table-cell office:value-type="string">
            <text:p>23:09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Dzierżęcino</text:p>
          </table:table-cell>
          <table:table-cell office:value-type="string">
            <text:p>5:01Ev</text:p>
          </table:table-cell>
          <table:table-cell office:value-type="string">
            <text:p>5:41v</text:p>
          </table:table-cell>
          <table:table-cell office:value-type="string">
            <text:p>6:10vs</text:p>
          </table:table-cell>
          <table:table-cell table:style-name="Default" table:number-columns-repeated="2"/>
          <table:table-cell office:value-type="string">
            <text:p>7:08</text:p>
          </table:table-cell>
          <table:table-cell table:style-name="Default"/>
          <table:table-cell office:value-type="string">
            <text:p>7:38v</text:p>
          </table:table-cell>
          <table:table-cell table:style-name="Default"/>
          <table:table-cell office:value-type="string">
            <text:p>8:28v</text:p>
          </table:table-cell>
          <table:table-cell table:style-name="Default" table:number-columns-repeated="3"/>
          <table:table-cell office:value-type="string">
            <text:p>9:28</text:p>
          </table:table-cell>
          <table:table-cell table:style-name="Default" table:number-columns-repeated="2"/>
          <table:table-cell office:value-type="string">
            <text:p>10:28d</text:p>
          </table:table-cell>
          <table:table-cell table:style-name="Default" table:number-columns-repeated="2"/>
          <table:table-cell office:value-type="string">
            <text:p>11:28</text:p>
          </table:table-cell>
          <table:table-cell table:style-name="Default" table:number-columns-repeated="2"/>
          <table:table-cell office:value-type="string">
            <text:p>12:28v</text:p>
          </table:table-cell>
          <table:table-cell table:style-name="Default" table:number-columns-repeated="2"/>
          <table:table-cell office:value-type="string">
            <text:p>13:28v</text:p>
          </table:table-cell>
          <table:table-cell office:value-type="string">
            <text:p>13:43s</text:p>
          </table:table-cell>
          <table:table-cell office:value-type="string">
            <text:p>14:08v</text:p>
          </table:table-cell>
          <table:table-cell table:style-name="Default"/>
          <table:table-cell office:value-type="string">
            <text:p>14:28v</text:p>
          </table:table-cell>
          <table:table-cell table:style-name="Default" table:number-columns-repeated="2"/>
          <table:table-cell office:value-type="string">
            <text:p>15:15v</text:p>
          </table:table-cell>
          <table:table-cell table:style-name="Default" table:number-columns-repeated="4"/>
          <table:table-cell office:value-type="string">
            <text:p>16:28v</text:p>
          </table:table-cell>
          <table:table-cell table:style-name="Default" table:number-columns-repeated="2"/>
          <table:table-cell office:value-type="string">
            <text:p>17:28v</text:p>
          </table:table-cell>
          <table:table-cell table:style-name="Default" table:number-columns-repeated="2"/>
          <table:table-cell office:value-type="string">
            <text:p>18:28</text:p>
          </table:table-cell>
          <table:table-cell table:style-name="Default"/>
          <table:table-cell office:value-type="string">
            <text:p>19:21v</text:p>
          </table:table-cell>
          <table:table-cell table:style-name="Default"/>
          <table:table-cell office:value-type="string">
            <text:p>20:21v</text:p>
          </table:table-cell>
          <table:table-cell table:style-name="Default"/>
          <table:table-cell office:value-type="string">
            <text:p>22:10</text:p>
          </table:table-cell>
          <table:table-cell office:value-type="string">
            <text:p>23:10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Lubiatowska / Krawiecka - nż</text:p>
          </table:table-cell>
          <table:table-cell office:value-type="string">
            <text:p>5:03Ev</text:p>
          </table:table-cell>
          <table:table-cell office:value-type="string">
            <text:p>5:43v</text:p>
          </table:table-cell>
          <table:table-cell office:value-type="string">
            <text:p>6:12vs</text:p>
          </table:table-cell>
          <table:table-cell table:style-name="Default" table:number-columns-repeated="2"/>
          <table:table-cell office:value-type="string">
            <text:p>7:10</text:p>
          </table:table-cell>
          <table:table-cell table:style-name="Default"/>
          <table:table-cell office:value-type="string">
            <text:p>7:40v</text:p>
          </table:table-cell>
          <table:table-cell table:style-name="Default"/>
          <table:table-cell office:value-type="string">
            <text:p>8:30v</text:p>
          </table:table-cell>
          <table:table-cell table:style-name="Default" table:number-columns-repeated="3"/>
          <table:table-cell office:value-type="string">
            <text:p>9:30</text:p>
          </table:table-cell>
          <table:table-cell table:style-name="Default" table:number-columns-repeated="2"/>
          <table:table-cell office:value-type="string">
            <text:p>10:30d</text:p>
          </table:table-cell>
          <table:table-cell table:style-name="Default" table:number-columns-repeated="2"/>
          <table:table-cell office:value-type="string">
            <text:p>11:30</text:p>
          </table:table-cell>
          <table:table-cell table:style-name="Default" table:number-columns-repeated="2"/>
          <table:table-cell office:value-type="string">
            <text:p>12:30v</text:p>
          </table:table-cell>
          <table:table-cell table:style-name="Default" table:number-columns-repeated="2"/>
          <table:table-cell office:value-type="string">
            <text:p>13:30v</text:p>
          </table:table-cell>
          <table:table-cell office:value-type="string">
            <text:p>13:45s</text:p>
          </table:table-cell>
          <table:table-cell office:value-type="string">
            <text:p>14:10v</text:p>
          </table:table-cell>
          <table:table-cell table:style-name="Default"/>
          <table:table-cell office:value-type="string">
            <text:p>14:30v</text:p>
          </table:table-cell>
          <table:table-cell table:style-name="Default" table:number-columns-repeated="2"/>
          <table:table-cell office:value-type="string">
            <text:p>15:17v</text:p>
          </table:table-cell>
          <table:table-cell table:style-name="Default" table:number-columns-repeated="4"/>
          <table:table-cell office:value-type="string">
            <text:p>16:30v</text:p>
          </table:table-cell>
          <table:table-cell table:style-name="Default" table:number-columns-repeated="2"/>
          <table:table-cell office:value-type="string">
            <text:p>17:30v</text:p>
          </table:table-cell>
          <table:table-cell table:style-name="Default" table:number-columns-repeated="2"/>
          <table:table-cell office:value-type="string">
            <text:p>18:30</text:p>
          </table:table-cell>
          <table:table-cell table:style-name="Default"/>
          <table:table-cell office:value-type="string">
            <text:p>19:23v</text:p>
          </table:table-cell>
          <table:table-cell table:style-name="Default"/>
          <table:table-cell office:value-type="string">
            <text:p>20:23v</text:p>
          </table:table-cell>
          <table:table-cell table:style-name="Default"/>
          <table:table-cell office:value-type="string">
            <text:p>22:12</text:p>
          </table:table-cell>
          <table:table-cell office:value-type="string">
            <text:p>23:11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Chełmoniewo / RDP</text:p>
          </table:table-cell>
          <table:table-cell office:value-type="string">
            <text:p>5:04Ev</text:p>
          </table:table-cell>
          <table:table-cell office:value-type="string">
            <text:p>5:44v</text:p>
          </table:table-cell>
          <table:table-cell office:value-type="string">
            <text:p>6:13vs</text:p>
          </table:table-cell>
          <table:table-cell table:style-name="Default" table:number-columns-repeated="2"/>
          <table:table-cell office:value-type="string">
            <text:p>7:11</text:p>
          </table:table-cell>
          <table:table-cell table:style-name="Default"/>
          <table:table-cell office:value-type="string">
            <text:p>7:41v</text:p>
          </table:table-cell>
          <table:table-cell table:style-name="Default"/>
          <table:table-cell office:value-type="string">
            <text:p>8:31v</text:p>
          </table:table-cell>
          <table:table-cell table:style-name="Default" table:number-columns-repeated="3"/>
          <table:table-cell office:value-type="string">
            <text:p>9:31</text:p>
          </table:table-cell>
          <table:table-cell table:style-name="Default" table:number-columns-repeated="2"/>
          <table:table-cell office:value-type="string">
            <text:p>10:31d</text:p>
          </table:table-cell>
          <table:table-cell table:style-name="Default" table:number-columns-repeated="2"/>
          <table:table-cell office:value-type="string">
            <text:p>11:31</text:p>
          </table:table-cell>
          <table:table-cell table:style-name="Default" table:number-columns-repeated="2"/>
          <table:table-cell office:value-type="string">
            <text:p>12:31v</text:p>
          </table:table-cell>
          <table:table-cell table:style-name="Default" table:number-columns-repeated="2"/>
          <table:table-cell office:value-type="string">
            <text:p>13:31v</text:p>
          </table:table-cell>
          <table:table-cell office:value-type="string">
            <text:p>13:46s</text:p>
          </table:table-cell>
          <table:table-cell office:value-type="string">
            <text:p>14:11v</text:p>
          </table:table-cell>
          <table:table-cell table:style-name="Default"/>
          <table:table-cell office:value-type="string">
            <text:p>14:31v</text:p>
          </table:table-cell>
          <table:table-cell table:style-name="Default" table:number-columns-repeated="2"/>
          <table:table-cell office:value-type="string">
            <text:p>15:18v</text:p>
          </table:table-cell>
          <table:table-cell table:style-name="Default" table:number-columns-repeated="4"/>
          <table:table-cell office:value-type="string">
            <text:p>16:31v</text:p>
          </table:table-cell>
          <table:table-cell table:style-name="Default" table:number-columns-repeated="2"/>
          <table:table-cell office:value-type="string">
            <text:p>17:31v</text:p>
          </table:table-cell>
          <table:table-cell table:style-name="Default" table:number-columns-repeated="2"/>
          <table:table-cell office:value-type="string">
            <text:p>18:31</text:p>
          </table:table-cell>
          <table:table-cell table:style-name="Default"/>
          <table:table-cell office:value-type="string">
            <text:p>19:24v</text:p>
          </table:table-cell>
          <table:table-cell table:style-name="Default"/>
          <table:table-cell office:value-type="string">
            <text:p>20:24v</text:p>
          </table:table-cell>
          <table:table-cell table:style-name="Default"/>
          <table:table-cell office:value-type="string">
            <text:p>22:13</text:p>
          </table:table-cell>
          <table:table-cell office:value-type="string">
            <text:p>23:12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Zdobywców Wału Pomorskiego</text:p>
          </table:table-cell>
          <table:table-cell table:style-name="Default" table:number-columns-repeated="2"/>
          <table:table-cell office:value-type="string">
            <text:p>6:14vs</text:p>
          </table:table-cell>
          <table:table-cell table:number-columns-repeated="22"/>
          <table:table-cell table:style-name="Default"/>
          <table:table-cell office:value-type="string">
            <text:p>13:47s</text:p>
          </table:table-cell>
          <table:table-cell table:number-columns-repeated="24"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Zdobywców Wału Pomorskiego I</text:p>
          </table:table-cell>
          <table:table-cell table:style-name="Default" table:number-columns-repeated="2"/>
          <table:table-cell office:value-type="string">
            <text:p>6:15vs</text:p>
          </table:table-cell>
          <table:table-cell table:number-columns-repeated="22"/>
          <table:table-cell table:style-name="Default"/>
          <table:table-cell office:value-type="string">
            <text:p>13:48s</text:p>
          </table:table-cell>
          <table:table-cell table:number-columns-repeated="24"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Sianowska</text:p>
          </table:table-cell>
          <table:table-cell table:style-name="Default" table:number-columns-repeated="2"/>
          <table:table-cell office:value-type="string">
            <text:p>6:16vs</text:p>
          </table:table-cell>
          <table:table-cell office:value-type="string">
            <text:p>6:39v</text:p>
          </table:table-cell>
          <table:table-cell table:style-name="Default" table:number-columns-repeated="2"/>
          <table:table-cell office:value-type="string">
            <text:p>7:19v</text:p>
          </table:table-cell>
          <table:table-cell table:style-name="Default" table:number-columns-repeated="4"/>
          <table:table-cell table:number-columns-repeated="3"/>
          <table:table-cell office:value-type="string">
            <text:p>9:49v</text:p>
          </table:table-cell>
          <table:table-cell table:style-name="Default" table:number-columns-repeated="5"/>
          <table:table-cell office:value-type="string">
            <text:p>11:49v</text:p>
          </table:table-cell>
          <table:table-cell table:number-columns-repeated="5"/>
          <table:table-cell office:value-type="string">
            <text:p>13:49s</text:p>
          </table:table-cell>
          <table:table-cell table:number-columns-repeated="3"/>
          <table:table-cell office:value-type="string">
            <text:p>14:49</text:p>
          </table:table-cell>
          <table:table-cell/>
          <table:table-cell table:style-name="Default" table:number-columns-repeated="2"/>
          <table:table-cell office:value-type="string">
            <text:p>15:49</text:p>
          </table:table-cell>
          <table:table-cell table:style-name="Default" table:number-columns-repeated="3"/>
          <table:table-cell office:value-type="string">
            <text:p>16:49</text:p>
          </table:table-cell>
          <table:table-cell table:style-name="Default" table:number-columns-repeated="2"/>
          <table:table-cell office:value-type="string">
            <text:p>17:49</text:p>
          </table:table-cell>
          <table:table-cell table:style-name="Default" table:number-columns-repeated="2"/>
          <table:table-cell office:value-type="string">
            <text:p>18:49</text:p>
          </table:table-cell>
          <table:table-cell table:number-columns-repeated="6"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Westerplatte</text:p>
          </table:table-cell>
          <table:table-cell table:style-name="Default" table:number-columns-repeated="2"/>
          <table:table-cell office:value-type="string">
            <text:p>6:17vs</text:p>
          </table:table-cell>
          <table:table-cell office:value-type="string">
            <text:p>6:40v</text:p>
          </table:table-cell>
          <table:table-cell table:style-name="Default" table:number-columns-repeated="2"/>
          <table:table-cell office:value-type="string">
            <text:p>7:20v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>
            <text:p>9:50v</text:p>
          </table:table-cell>
          <table:table-cell table:number-columns-repeated="2"/>
          <table:table-cell table:style-name="Default" table:number-columns-repeated="3"/>
          <table:table-cell office:value-type="string">
            <text:p>11:50v</text:p>
          </table:table-cell>
          <table:table-cell table:style-name="Default" table:number-columns-repeated="5"/>
          <table:table-cell office:value-type="string">
            <text:p>13:50s</text:p>
          </table:table-cell>
          <table:table-cell table:style-name="Default" table:number-columns-repeated="3"/>
          <table:table-cell office:value-type="string">
            <text:p>14:50</text:p>
          </table:table-cell>
          <table:table-cell table:style-name="Default" table:number-columns-repeated="3"/>
          <table:table-cell office:value-type="string">
            <text:p>15:50</text:p>
          </table:table-cell>
          <table:table-cell table:style-name="Default" table:number-columns-repeated="3"/>
          <table:table-cell office:value-type="string">
            <text:p>16:50</text:p>
          </table:table-cell>
          <table:table-cell table:style-name="Default" table:number-columns-repeated="2"/>
          <table:table-cell office:value-type="string">
            <text:p>17:50</text:p>
          </table:table-cell>
          <table:table-cell table:style-name="Default" table:number-columns-repeated="2"/>
          <table:table-cell office:value-type="string">
            <text:p>18:5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Zdobywców Wału Pomorskiego</text:p>
          </table:table-cell>
          <table:table-cell table:style-name="Default" table:number-columns-repeated="2"/>
          <table:table-cell office:value-type="string">
            <text:p>6:18vs</text:p>
          </table:table-cell>
          <table:table-cell office:value-type="string">
            <text:p>6:41v</text:p>
          </table:table-cell>
          <table:table-cell table:style-name="Default" table:number-columns-repeated="2"/>
          <table:table-cell office:value-type="string">
            <text:p>7:21v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>
            <text:p>9:51v</text:p>
          </table:table-cell>
          <table:table-cell table:number-columns-repeated="2"/>
          <table:table-cell table:style-name="Default" table:number-columns-repeated="3"/>
          <table:table-cell office:value-type="string">
            <text:p>11:51v</text:p>
          </table:table-cell>
          <table:table-cell table:style-name="Default" table:number-columns-repeated="5"/>
          <table:table-cell office:value-type="string">
            <text:p>13:51s</text:p>
          </table:table-cell>
          <table:table-cell table:style-name="Default" table:number-columns-repeated="3"/>
          <table:table-cell office:value-type="string">
            <text:p>14:51</text:p>
          </table:table-cell>
          <table:table-cell table:style-name="Default" table:number-columns-repeated="3"/>
          <table:table-cell office:value-type="string">
            <text:p>15:51</text:p>
          </table:table-cell>
          <table:table-cell table:style-name="Default" table:number-columns-repeated="3"/>
          <table:table-cell office:value-type="string">
            <text:p>16:51</text:p>
          </table:table-cell>
          <table:table-cell table:style-name="Default" table:number-columns-repeated="2"/>
          <table:table-cell office:value-type="string">
            <text:p>17:51</text:p>
          </table:table-cell>
          <table:table-cell table:style-name="Default" table:number-columns-repeated="2"/>
          <table:table-cell office:value-type="string">
            <text:p>18:51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Chełmoniewo / Pętla</text:p>
          </table:table-cell>
          <table:table-cell office:value-type="string">
            <text:p>5:06Ev</text:p>
          </table:table-cell>
          <table:table-cell office:value-type="string">
            <text:p>5:46v</text:p>
          </table:table-cell>
          <table:table-cell office:value-type="string">
            <text:p>6:20v</text:p>
          </table:table-cell>
          <table:table-cell office:value-type="string">
            <text:p>6:43v</text:p>
          </table:table-cell>
          <table:table-cell office:value-type="string">
            <text:p>7:03v</text:p>
          </table:table-cell>
          <table:table-cell office:value-type="string">
            <text:p>7:13</text:p>
          </table:table-cell>
          <table:table-cell office:value-type="string">
            <text:p>7:23v</text:p>
          </table:table-cell>
          <table:table-cell office:value-type="string">
            <text:p>7:43v</text:p>
          </table:table-cell>
          <table:table-cell office:value-type="string">
            <text:p>8:13</text:p>
          </table:table-cell>
          <table:table-cell office:value-type="string">
            <text:p>8:33v</text:p>
          </table:table-cell>
          <table:table-cell office:value-type="string">
            <text:p>8:53v</text:p>
          </table:table-cell>
          <table:table-cell office:value-type="string">
            <text:p>9:13v</text:p>
          </table:table-cell>
          <table:table-cell office:value-type="string">
            <text:p>9:23Gv</text:p>
          </table:table-cell>
          <table:table-cell office:value-type="string">
            <text:p>9:33</text:p>
          </table:table-cell>
          <table:table-cell office:value-type="string">
            <text:p>9:53v</text:p>
          </table:table-cell>
          <table:table-cell office:value-type="string">
            <text:p>10:13v</text:p>
          </table:table-cell>
          <table:table-cell office:value-type="string">
            <text:p>10:33d</text:p>
          </table:table-cell>
          <table:table-cell office:value-type="string">
            <text:p>10:53v</text:p>
          </table:table-cell>
          <table:table-cell office:value-type="string">
            <text:p>11:13v</text:p>
          </table:table-cell>
          <table:table-cell office:value-type="string">
            <text:p>11:33</text:p>
          </table:table-cell>
          <table:table-cell office:value-type="string">
            <text:p>11:53v</text:p>
          </table:table-cell>
          <table:table-cell office:value-type="string">
            <text:p>12:13v</text:p>
          </table:table-cell>
          <table:table-cell office:value-type="string">
            <text:p>12:33v</text:p>
          </table:table-cell>
          <table:table-cell office:value-type="string">
            <text:p>12:53</text:p>
          </table:table-cell>
          <table:table-cell office:value-type="string">
            <text:p>13:13v</text:p>
          </table:table-cell>
          <table:table-cell office:value-type="string">
            <text:p>13:33v</text:p>
          </table:table-cell>
          <table:table-cell office:value-type="string">
            <text:p>13:53</text:p>
          </table:table-cell>
          <table:table-cell office:value-type="string">
            <text:p>14:13v</text:p>
          </table:table-cell>
          <table:table-cell office:value-type="string">
            <text:p>14:23dv</text:p>
          </table:table-cell>
          <table:table-cell office:value-type="string">
            <text:p>14:33v</text:p>
          </table:table-cell>
          <table:table-cell office:value-type="string">
            <text:p>14:53</text:p>
          </table:table-cell>
          <table:table-cell office:value-type="string">
            <text:p>15:13v</text:p>
          </table:table-cell>
          <table:table-cell office:value-type="string">
            <text:p>15:20v</text:p>
          </table:table-cell>
          <table:table-cell office:value-type="string">
            <text:p>15:30dv</text:p>
          </table:table-cell>
          <table:table-cell office:value-type="string">
            <text:p>15:53</text:p>
          </table:table-cell>
          <table:table-cell office:value-type="string">
            <text:p>16:13v</text:p>
          </table:table-cell>
          <table:table-cell office:value-type="string">
            <text:p>16:23dv</text:p>
          </table:table-cell>
          <table:table-cell office:value-type="string">
            <text:p>16:33v</text:p>
          </table:table-cell>
          <table:table-cell office:value-type="string">
            <text:p>16:53</text:p>
          </table:table-cell>
          <table:table-cell office:value-type="string">
            <text:p>17:13</text:p>
          </table:table-cell>
          <table:table-cell office:value-type="string">
            <text:p>17:33v</text:p>
          </table:table-cell>
          <table:table-cell office:value-type="string">
            <text:p>17:53</text:p>
          </table:table-cell>
          <table:table-cell office:value-type="string">
            <text:p>18:13dv</text:p>
          </table:table-cell>
          <table:table-cell office:value-type="string">
            <text:p>18:33</text:p>
          </table:table-cell>
          <table:table-cell office:value-type="string">
            <text:p>18:53</text:p>
          </table:table-cell>
          <table:table-cell office:value-type="string">
            <text:p>19:26v</text:p>
          </table:table-cell>
          <table:table-cell office:value-type="string">
            <text:p>19:56</text:p>
          </table:table-cell>
          <table:table-cell office:value-type="string">
            <text:p>20:26v</text:p>
          </table:table-cell>
          <table:table-cell office:value-type="string">
            <text:p>21:06</text:p>
          </table:table-cell>
          <table:table-cell office:value-type="string">
            <text:p>22:15</text:p>
          </table:table-cell>
          <table:table-cell office:value-type="string">
            <text:p>23:14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Zwycięstwa / Artylerzystów</text:p>
          </table:table-cell>
          <table:table-cell office:value-type="string">
            <text:p>5:07Ev</text:p>
          </table:table-cell>
          <table:table-cell office:value-type="string">
            <text:p>5:47v</text:p>
          </table:table-cell>
          <table:table-cell office:value-type="string">
            <text:p>6:21v</text:p>
          </table:table-cell>
          <table:table-cell office:value-type="string">
            <text:p>6:44v</text:p>
          </table:table-cell>
          <table:table-cell office:value-type="string">
            <text:p>7:04v</text:p>
          </table:table-cell>
          <table:table-cell office:value-type="string">
            <text:p>7:14</text:p>
          </table:table-cell>
          <table:table-cell office:value-type="string">
            <text:p>7:24v</text:p>
          </table:table-cell>
          <table:table-cell office:value-type="string">
            <text:p>7:44v</text:p>
          </table:table-cell>
          <table:table-cell office:value-type="string">
            <text:p>8:14</text:p>
          </table:table-cell>
          <table:table-cell office:value-type="string">
            <text:p>8:34v</text:p>
          </table:table-cell>
          <table:table-cell office:value-type="string">
            <text:p>8:54v</text:p>
          </table:table-cell>
          <table:table-cell office:value-type="string">
            <text:p>9:14v</text:p>
          </table:table-cell>
          <table:table-cell office:value-type="string">
            <text:p>9:24Gv</text:p>
          </table:table-cell>
          <table:table-cell office:value-type="string">
            <text:p>9:34</text:p>
          </table:table-cell>
          <table:table-cell office:value-type="string">
            <text:p>9:54v</text:p>
          </table:table-cell>
          <table:table-cell office:value-type="string">
            <text:p>10:14v</text:p>
          </table:table-cell>
          <table:table-cell office:value-type="string">
            <text:p>10:34d</text:p>
          </table:table-cell>
          <table:table-cell office:value-type="string">
            <text:p>10:54v</text:p>
          </table:table-cell>
          <table:table-cell office:value-type="string">
            <text:p>11:14v</text:p>
          </table:table-cell>
          <table:table-cell office:value-type="string">
            <text:p>11:34</text:p>
          </table:table-cell>
          <table:table-cell office:value-type="string">
            <text:p>11:54v</text:p>
          </table:table-cell>
          <table:table-cell office:value-type="string">
            <text:p>12:14v</text:p>
          </table:table-cell>
          <table:table-cell office:value-type="string">
            <text:p>12:34v</text:p>
          </table:table-cell>
          <table:table-cell office:value-type="string">
            <text:p>12:54</text:p>
          </table:table-cell>
          <table:table-cell office:value-type="string">
            <text:p>13:14v</text:p>
          </table:table-cell>
          <table:table-cell office:value-type="string">
            <text:p>13:34v</text:p>
          </table:table-cell>
          <table:table-cell office:value-type="string">
            <text:p>13:54</text:p>
          </table:table-cell>
          <table:table-cell office:value-type="string">
            <text:p>14:14v</text:p>
          </table:table-cell>
          <table:table-cell office:value-type="string">
            <text:p>14:24dv</text:p>
          </table:table-cell>
          <table:table-cell office:value-type="string">
            <text:p>14:34v</text:p>
          </table:table-cell>
          <table:table-cell office:value-type="string">
            <text:p>14:54</text:p>
          </table:table-cell>
          <table:table-cell office:value-type="string">
            <text:p>15:14v</text:p>
          </table:table-cell>
          <table:table-cell office:value-type="string">
            <text:p>15:21v</text:p>
          </table:table-cell>
          <table:table-cell office:value-type="string">
            <text:p>15:31dv</text:p>
          </table:table-cell>
          <table:table-cell office:value-type="string">
            <text:p>15:54</text:p>
          </table:table-cell>
          <table:table-cell office:value-type="string">
            <text:p>16:14v</text:p>
          </table:table-cell>
          <table:table-cell office:value-type="string">
            <text:p>16:24dv</text:p>
          </table:table-cell>
          <table:table-cell office:value-type="string">
            <text:p>16:34v</text:p>
          </table:table-cell>
          <table:table-cell office:value-type="string">
            <text:p>16:54</text:p>
          </table:table-cell>
          <table:table-cell office:value-type="string">
            <text:p>17:14</text:p>
          </table:table-cell>
          <table:table-cell office:value-type="string">
            <text:p>17:34v</text:p>
          </table:table-cell>
          <table:table-cell office:value-type="string">
            <text:p>17:54</text:p>
          </table:table-cell>
          <table:table-cell office:value-type="string">
            <text:p>18:14dv</text:p>
          </table:table-cell>
          <table:table-cell office:value-type="string">
            <text:p>18:34</text:p>
          </table:table-cell>
          <table:table-cell office:value-type="string">
            <text:p>18:54</text:p>
          </table:table-cell>
          <table:table-cell office:value-type="string">
            <text:p>19:27v</text:p>
          </table:table-cell>
          <table:table-cell office:value-type="string">
            <text:p>19:57</text:p>
          </table:table-cell>
          <table:table-cell office:value-type="string">
            <text:p>20:27v</text:p>
          </table:table-cell>
          <table:table-cell office:value-type="string">
            <text:p>21:07</text:p>
          </table:table-cell>
          <table:table-cell office:value-type="string">
            <text:p>22:16</text:p>
          </table:table-cell>
          <table:table-cell office:value-type="string">
            <text:p>23:15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Zwycięstwa / Ruszczyca</text:p>
          </table:table-cell>
          <table:table-cell office:value-type="string">
            <text:p>5:09Ev</text:p>
          </table:table-cell>
          <table:table-cell office:value-type="string">
            <text:p>5:49v</text:p>
          </table:table-cell>
          <table:table-cell office:value-type="string">
            <text:p>6:23v</text:p>
          </table:table-cell>
          <table:table-cell office:value-type="string">
            <text:p>6:46v</text:p>
          </table:table-cell>
          <table:table-cell office:value-type="string">
            <text:p>7:06v</text:p>
          </table:table-cell>
          <table:table-cell office:value-type="string">
            <text:p>7:16</text:p>
          </table:table-cell>
          <table:table-cell office:value-type="string">
            <text:p>7:26v</text:p>
          </table:table-cell>
          <table:table-cell office:value-type="string">
            <text:p>7:45v</text:p>
          </table:table-cell>
          <table:table-cell office:value-type="string">
            <text:p>8:16</text:p>
          </table:table-cell>
          <table:table-cell office:value-type="string">
            <text:p>8:36v</text:p>
          </table:table-cell>
          <table:table-cell office:value-type="string">
            <text:p>8:55v</text:p>
          </table:table-cell>
          <table:table-cell office:value-type="string">
            <text:p>9:15v</text:p>
          </table:table-cell>
          <table:table-cell office:value-type="string">
            <text:p>9:25Gv</text:p>
          </table:table-cell>
          <table:table-cell office:value-type="string">
            <text:p>9:36</text:p>
          </table:table-cell>
          <table:table-cell office:value-type="string">
            <text:p>9:56v</text:p>
          </table:table-cell>
          <table:table-cell office:value-type="string">
            <text:p>10:15v</text:p>
          </table:table-cell>
          <table:table-cell office:value-type="string">
            <text:p>10:35d</text:p>
          </table:table-cell>
          <table:table-cell office:value-type="string">
            <text:p>10:56v</text:p>
          </table:table-cell>
          <table:table-cell office:value-type="string">
            <text:p>11:16v</text:p>
          </table:table-cell>
          <table:table-cell office:value-type="string">
            <text:p>11:35</text:p>
          </table:table-cell>
          <table:table-cell office:value-type="string">
            <text:p>11:55v</text:p>
          </table:table-cell>
          <table:table-cell office:value-type="string">
            <text:p>12:15v</text:p>
          </table:table-cell>
          <table:table-cell office:value-type="string">
            <text:p>12:35v</text:p>
          </table:table-cell>
          <table:table-cell office:value-type="string">
            <text:p>12:55</text:p>
          </table:table-cell>
          <table:table-cell office:value-type="string">
            <text:p>13:16v</text:p>
          </table:table-cell>
          <table:table-cell office:value-type="string">
            <text:p>13:35v</text:p>
          </table:table-cell>
          <table:table-cell office:value-type="string">
            <text:p>13:56</text:p>
          </table:table-cell>
          <table:table-cell office:value-type="string">
            <text:p>14:15v</text:p>
          </table:table-cell>
          <table:table-cell office:value-type="string">
            <text:p>14:25dv</text:p>
          </table:table-cell>
          <table:table-cell office:value-type="string">
            <text:p>14:35v</text:p>
          </table:table-cell>
          <table:table-cell office:value-type="string">
            <text:p>14:55</text:p>
          </table:table-cell>
          <table:table-cell office:value-type="string">
            <text:p>15:15v</text:p>
          </table:table-cell>
          <table:table-cell office:value-type="string">
            <text:p>15:22v</text:p>
          </table:table-cell>
          <table:table-cell office:value-type="string">
            <text:p>15:33dv</text:p>
          </table:table-cell>
          <table:table-cell office:value-type="string">
            <text:p>15:55</text:p>
          </table:table-cell>
          <table:table-cell office:value-type="string">
            <text:p>16:15v</text:p>
          </table:table-cell>
          <table:table-cell office:value-type="string">
            <text:p>16:25dv</text:p>
          </table:table-cell>
          <table:table-cell office:value-type="string">
            <text:p>16:35v</text:p>
          </table:table-cell>
          <table:table-cell office:value-type="string">
            <text:p>16:55</text:p>
          </table:table-cell>
          <table:table-cell office:value-type="string">
            <text:p>17:15</text:p>
          </table:table-cell>
          <table:table-cell office:value-type="string">
            <text:p>17:35v</text:p>
          </table:table-cell>
          <table:table-cell office:value-type="string">
            <text:p>17:55</text:p>
          </table:table-cell>
          <table:table-cell office:value-type="string">
            <text:p>18:15dv</text:p>
          </table:table-cell>
          <table:table-cell office:value-type="string">
            <text:p>18:35</text:p>
          </table:table-cell>
          <table:table-cell office:value-type="string">
            <text:p>18:55</text:p>
          </table:table-cell>
          <table:table-cell office:value-type="string">
            <text:p>19:28v</text:p>
          </table:table-cell>
          <table:table-cell office:value-type="string">
            <text:p>19:58</text:p>
          </table:table-cell>
          <table:table-cell office:value-type="string">
            <text:p>20:28v</text:p>
          </table:table-cell>
          <table:table-cell office:value-type="string">
            <text:p>21:08</text:p>
          </table:table-cell>
          <table:table-cell office:value-type="string">
            <text:p>22:17</text:p>
          </table:table-cell>
          <table:table-cell office:value-type="string">
            <text:p>23:16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Zwycięstwa / Moniuszki</text:p>
          </table:table-cell>
          <table:table-cell office:value-type="string">
            <text:p>5:11Ev</text:p>
          </table:table-cell>
          <table:table-cell office:value-type="string">
            <text:p>5:51v</text:p>
          </table:table-cell>
          <table:table-cell office:value-type="string">
            <text:p>6:25v</text:p>
          </table:table-cell>
          <table:table-cell office:value-type="string">
            <text:p>6:48v</text:p>
          </table:table-cell>
          <table:table-cell office:value-type="string">
            <text:p>7:08v</text:p>
          </table:table-cell>
          <table:table-cell office:value-type="string">
            <text:p>7:18</text:p>
          </table:table-cell>
          <table:table-cell office:value-type="string">
            <text:p>7:28v</text:p>
          </table:table-cell>
          <table:table-cell office:value-type="string">
            <text:p>7:46v</text:p>
          </table:table-cell>
          <table:table-cell office:value-type="string">
            <text:p>8:18</text:p>
          </table:table-cell>
          <table:table-cell office:value-type="string">
            <text:p>8:38v</text:p>
          </table:table-cell>
          <table:table-cell office:value-type="string">
            <text:p>8:56v</text:p>
          </table:table-cell>
          <table:table-cell office:value-type="string">
            <text:p>9:16v</text:p>
          </table:table-cell>
          <table:table-cell office:value-type="string">
            <text:p>9:26Gv</text:p>
          </table:table-cell>
          <table:table-cell office:value-type="string">
            <text:p>9:38</text:p>
          </table:table-cell>
          <table:table-cell office:value-type="string">
            <text:p>9:58v</text:p>
          </table:table-cell>
          <table:table-cell office:value-type="string">
            <text:p>10:16v</text:p>
          </table:table-cell>
          <table:table-cell office:value-type="string">
            <text:p>10:36d</text:p>
          </table:table-cell>
          <table:table-cell office:value-type="string">
            <text:p>10:58v</text:p>
          </table:table-cell>
          <table:table-cell office:value-type="string">
            <text:p>11:18v</text:p>
          </table:table-cell>
          <table:table-cell office:value-type="string">
            <text:p>11:36</text:p>
          </table:table-cell>
          <table:table-cell office:value-type="string">
            <text:p>11:57v</text:p>
          </table:table-cell>
          <table:table-cell office:value-type="string">
            <text:p>12:16v</text:p>
          </table:table-cell>
          <table:table-cell office:value-type="string">
            <text:p>12:37v</text:p>
          </table:table-cell>
          <table:table-cell office:value-type="string">
            <text:p>12:56</text:p>
          </table:table-cell>
          <table:table-cell office:value-type="string">
            <text:p>13:18v</text:p>
          </table:table-cell>
          <table:table-cell office:value-type="string">
            <text:p>13:36v</text:p>
          </table:table-cell>
          <table:table-cell office:value-type="string">
            <text:p>13:58</text:p>
          </table:table-cell>
          <table:table-cell office:value-type="string">
            <text:p>14:17v</text:p>
          </table:table-cell>
          <table:table-cell office:value-type="string">
            <text:p>14:27dv</text:p>
          </table:table-cell>
          <table:table-cell office:value-type="string">
            <text:p>14:37v</text:p>
          </table:table-cell>
          <table:table-cell office:value-type="string">
            <text:p>14:57</text:p>
          </table:table-cell>
          <table:table-cell office:value-type="string">
            <text:p>15:16v</text:p>
          </table:table-cell>
          <table:table-cell office:value-type="string">
            <text:p>15:24v</text:p>
          </table:table-cell>
          <table:table-cell office:value-type="string">
            <text:p>15:35dv</text:p>
          </table:table-cell>
          <table:table-cell office:value-type="string">
            <text:p>15:57</text:p>
          </table:table-cell>
          <table:table-cell office:value-type="string">
            <text:p>16:17v</text:p>
          </table:table-cell>
          <table:table-cell office:value-type="string">
            <text:p>16:27dv</text:p>
          </table:table-cell>
          <table:table-cell office:value-type="string">
            <text:p>16:37v</text:p>
          </table:table-cell>
          <table:table-cell office:value-type="string">
            <text:p>16:57</text:p>
          </table:table-cell>
          <table:table-cell office:value-type="string">
            <text:p>17:17</text:p>
          </table:table-cell>
          <table:table-cell office:value-type="string">
            <text:p>17:37v</text:p>
          </table:table-cell>
          <table:table-cell office:value-type="string">
            <text:p>17:57</text:p>
          </table:table-cell>
          <table:table-cell office:value-type="string">
            <text:p>18:17dv</text:p>
          </table:table-cell>
          <table:table-cell office:value-type="string">
            <text:p>18:37</text:p>
          </table:table-cell>
          <table:table-cell office:value-type="string">
            <text:p>18:57</text:p>
          </table:table-cell>
          <table:table-cell office:value-type="string">
            <text:p>19:30v</text:p>
          </table:table-cell>
          <table:table-cell office:value-type="string">
            <text:p>20:00</text:p>
          </table:table-cell>
          <table:table-cell office:value-type="string">
            <text:p>20:29v</text:p>
          </table:table-cell>
          <table:table-cell office:value-type="string">
            <text:p>21:09</text:p>
          </table:table-cell>
          <table:table-cell office:value-type="string">
            <text:p>22:19</text:p>
          </table:table-cell>
          <table:table-cell office:value-type="string">
            <text:p>23:17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Zwycięstwa / Waryńskiego</text:p>
          </table:table-cell>
          <table:table-cell office:value-type="string">
            <text:p>5:13Ev</text:p>
          </table:table-cell>
          <table:table-cell office:value-type="string">
            <text:p>5:53v</text:p>
          </table:table-cell>
          <table:table-cell office:value-type="string">
            <text:p>6:27v</text:p>
          </table:table-cell>
          <table:table-cell office:value-type="string">
            <text:p>6:50v</text:p>
          </table:table-cell>
          <table:table-cell office:value-type="string">
            <text:p>7:10v</text:p>
          </table:table-cell>
          <table:table-cell office:value-type="string">
            <text:p>7:20</text:p>
          </table:table-cell>
          <table:table-cell office:value-type="string">
            <text:p>7:30v</text:p>
          </table:table-cell>
          <table:table-cell office:value-type="string">
            <text:p>7:48v</text:p>
          </table:table-cell>
          <table:table-cell office:value-type="string">
            <text:p>8:20</text:p>
          </table:table-cell>
          <table:table-cell office:value-type="string">
            <text:p>8:40v</text:p>
          </table:table-cell>
          <table:table-cell office:value-type="string">
            <text:p>8:58v</text:p>
          </table:table-cell>
          <table:table-cell office:value-type="string">
            <text:p>9:18v</text:p>
          </table:table-cell>
          <table:table-cell office:value-type="string">
            <text:p>9:28Gv</text:p>
          </table:table-cell>
          <table:table-cell office:value-type="string">
            <text:p>9:40</text:p>
          </table:table-cell>
          <table:table-cell office:value-type="string">
            <text:p>10:00v</text:p>
          </table:table-cell>
          <table:table-cell office:value-type="string">
            <text:p>10:18v</text:p>
          </table:table-cell>
          <table:table-cell office:value-type="string">
            <text:p>10:38d</text:p>
          </table:table-cell>
          <table:table-cell office:value-type="string">
            <text:p>11:00v</text:p>
          </table:table-cell>
          <table:table-cell office:value-type="string">
            <text:p>11:20v</text:p>
          </table:table-cell>
          <table:table-cell office:value-type="string">
            <text:p>11:38</text:p>
          </table:table-cell>
          <table:table-cell office:value-type="string">
            <text:p>11:59v</text:p>
          </table:table-cell>
          <table:table-cell office:value-type="string">
            <text:p>12:18v</text:p>
          </table:table-cell>
          <table:table-cell office:value-type="string">
            <text:p>12:39v</text:p>
          </table:table-cell>
          <table:table-cell office:value-type="string">
            <text:p>12:58</text:p>
          </table:table-cell>
          <table:table-cell office:value-type="string">
            <text:p>13:20v</text:p>
          </table:table-cell>
          <table:table-cell office:value-type="string">
            <text:p>13:38v</text:p>
          </table:table-cell>
          <table:table-cell office:value-type="string">
            <text:p>14:00</text:p>
          </table:table-cell>
          <table:table-cell office:value-type="string">
            <text:p>14:19v</text:p>
          </table:table-cell>
          <table:table-cell office:value-type="string">
            <text:p>14:29dv</text:p>
          </table:table-cell>
          <table:table-cell office:value-type="string">
            <text:p>14:39v</text:p>
          </table:table-cell>
          <table:table-cell office:value-type="string">
            <text:p>14:59</text:p>
          </table:table-cell>
          <table:table-cell office:value-type="string">
            <text:p>15:18v</text:p>
          </table:table-cell>
          <table:table-cell office:value-type="string">
            <text:p>15:26v</text:p>
          </table:table-cell>
          <table:table-cell office:value-type="string">
            <text:p>15:37dv</text:p>
          </table:table-cell>
          <table:table-cell office:value-type="string">
            <text:p>15:59</text:p>
          </table:table-cell>
          <table:table-cell office:value-type="string">
            <text:p>16:19v</text:p>
          </table:table-cell>
          <table:table-cell office:value-type="string">
            <text:p>16:29dv</text:p>
          </table:table-cell>
          <table:table-cell office:value-type="string">
            <text:p>16:39v</text:p>
          </table:table-cell>
          <table:table-cell office:value-type="string">
            <text:p>16:59</text:p>
          </table:table-cell>
          <table:table-cell office:value-type="string">
            <text:p>17:19</text:p>
          </table:table-cell>
          <table:table-cell office:value-type="string">
            <text:p>17:39v</text:p>
          </table:table-cell>
          <table:table-cell office:value-type="string">
            <text:p>17:59</text:p>
          </table:table-cell>
          <table:table-cell office:value-type="string">
            <text:p>18:19dv</text:p>
          </table:table-cell>
          <table:table-cell office:value-type="string">
            <text:p>18:39</text:p>
          </table:table-cell>
          <table:table-cell office:value-type="string">
            <text:p>18:59</text:p>
          </table:table-cell>
          <table:table-cell office:value-type="string">
            <text:p>19:32v</text:p>
          </table:table-cell>
          <table:table-cell office:value-type="string">
            <text:p>20:02</text:p>
          </table:table-cell>
          <table:table-cell office:value-type="string">
            <text:p>20:31v</text:p>
          </table:table-cell>
          <table:table-cell office:value-type="string">
            <text:p>21:11</text:p>
          </table:table-cell>
          <table:table-cell office:value-type="string">
            <text:p>22:21</text:p>
          </table:table-cell>
          <table:table-cell office:value-type="string">
            <text:p>23:19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Zwycięstwa / Piłsudskiego</text:p>
          </table:table-cell>
          <table:table-cell office:value-type="string">
            <text:p>5:16Ev</text:p>
          </table:table-cell>
          <table:table-cell office:value-type="string">
            <text:p>5:55v</text:p>
          </table:table-cell>
          <table:table-cell office:value-type="string">
            <text:p>6:29v</text:p>
          </table:table-cell>
          <table:table-cell office:value-type="string">
            <text:p>6:53v</text:p>
          </table:table-cell>
          <table:table-cell office:value-type="string">
            <text:p>7:13v</text:p>
          </table:table-cell>
          <table:table-cell office:value-type="string">
            <text:p>7:23</text:p>
          </table:table-cell>
          <table:table-cell office:value-type="string">
            <text:p>7:32v</text:p>
          </table:table-cell>
          <table:table-cell office:value-type="string">
            <text:p>7:51v</text:p>
          </table:table-cell>
          <table:table-cell office:value-type="string">
            <text:p>8:23</text:p>
          </table:table-cell>
          <table:table-cell office:value-type="string">
            <text:p>8:43v</text:p>
          </table:table-cell>
          <table:table-cell office:value-type="string">
            <text:p>9:01v</text:p>
          </table:table-cell>
          <table:table-cell office:value-type="string">
            <text:p>9:21v</text:p>
          </table:table-cell>
          <table:table-cell office:value-type="string">
            <text:p>9:31Gv</text:p>
          </table:table-cell>
          <table:table-cell office:value-type="string">
            <text:p>9:43</text:p>
          </table:table-cell>
          <table:table-cell office:value-type="string">
            <text:p>10:03v</text:p>
          </table:table-cell>
          <table:table-cell office:value-type="string">
            <text:p>10:21v</text:p>
          </table:table-cell>
          <table:table-cell office:value-type="string">
            <text:p>10:41d</text:p>
          </table:table-cell>
          <table:table-cell office:value-type="string">
            <text:p>11:02v</text:p>
          </table:table-cell>
          <table:table-cell office:value-type="string">
            <text:p>11:23v</text:p>
          </table:table-cell>
          <table:table-cell office:value-type="string">
            <text:p>11:41</text:p>
          </table:table-cell>
          <table:table-cell office:value-type="string">
            <text:p>12:02v</text:p>
          </table:table-cell>
          <table:table-cell office:value-type="string">
            <text:p>12:21v</text:p>
          </table:table-cell>
          <table:table-cell office:value-type="string">
            <text:p>12:42v</text:p>
          </table:table-cell>
          <table:table-cell office:value-type="string">
            <text:p>13:01</text:p>
          </table:table-cell>
          <table:table-cell office:value-type="string">
            <text:p>13:22v</text:p>
          </table:table-cell>
          <table:table-cell office:value-type="string">
            <text:p>13:41v</text:p>
          </table:table-cell>
          <table:table-cell office:value-type="string">
            <text:p>14:02</text:p>
          </table:table-cell>
          <table:table-cell office:value-type="string">
            <text:p>14:22v</text:p>
          </table:table-cell>
          <table:table-cell office:value-type="string">
            <text:p>14:32dv</text:p>
          </table:table-cell>
          <table:table-cell office:value-type="string">
            <text:p>14:42v</text:p>
          </table:table-cell>
          <table:table-cell office:value-type="string">
            <text:p>15:02</text:p>
          </table:table-cell>
          <table:table-cell office:value-type="string">
            <text:p>15:21v</text:p>
          </table:table-cell>
          <table:table-cell office:value-type="string">
            <text:p>15:29v</text:p>
          </table:table-cell>
          <table:table-cell office:value-type="string">
            <text:p>15:39dv</text:p>
          </table:table-cell>
          <table:table-cell office:value-type="string">
            <text:p>16:02</text:p>
          </table:table-cell>
          <table:table-cell office:value-type="string">
            <text:p>16:21v</text:p>
          </table:table-cell>
          <table:table-cell office:value-type="string">
            <text:p>16:32dv</text:p>
          </table:table-cell>
          <table:table-cell office:value-type="string">
            <text:p>16:42v</text:p>
          </table:table-cell>
          <table:table-cell office:value-type="string">
            <text:p>17:02</text:p>
          </table:table-cell>
          <table:table-cell office:value-type="string">
            <text:p>17:22</text:p>
          </table:table-cell>
          <table:table-cell office:value-type="string">
            <text:p>17:42v</text:p>
          </table:table-cell>
          <table:table-cell office:value-type="string">
            <text:p>18:02</text:p>
          </table:table-cell>
          <table:table-cell office:value-type="string">
            <text:p>18:21dv</text:p>
          </table:table-cell>
          <table:table-cell office:value-type="string">
            <text:p>18:42</text:p>
          </table:table-cell>
          <table:table-cell office:value-type="string">
            <text:p>19:02</text:p>
          </table:table-cell>
          <table:table-cell office:value-type="string">
            <text:p>19:34v</text:p>
          </table:table-cell>
          <table:table-cell office:value-type="string">
            <text:p>20:04</text:p>
          </table:table-cell>
          <table:table-cell office:value-type="string">
            <text:p>20:33v</text:p>
          </table:table-cell>
          <table:table-cell office:value-type="string">
            <text:p>21:13</text:p>
          </table:table-cell>
          <table:table-cell office:value-type="string">
            <text:p>22:24</text:p>
          </table:table-cell>
          <table:table-cell office:value-type="string">
            <text:p>23:21x</text:p>
          </table:table-cell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Rynek Staromiejski</text:p>
          </table:table-cell>
          <table:table-cell office:value-type="string">
            <text:p>5:18Ev</text:p>
          </table:table-cell>
          <table:table-cell office:value-type="string">
            <text:p>5:57v</text:p>
          </table:table-cell>
          <table:table-cell office:value-type="string">
            <text:p>6:31v</text:p>
          </table:table-cell>
          <table:table-cell office:value-type="string">
            <text:p>6:55v</text:p>
          </table:table-cell>
          <table:table-cell office:value-type="string">
            <text:p>7:15v</text:p>
          </table:table-cell>
          <table:table-cell office:value-type="string">
            <text:p>7:25</text:p>
          </table:table-cell>
          <table:table-cell office:value-type="string">
            <text:p>7:34v</text:p>
          </table:table-cell>
          <table:table-cell office:value-type="string">
            <text:p>7:53v</text:p>
          </table:table-cell>
          <table:table-cell office:value-type="string">
            <text:p>8:25</text:p>
          </table:table-cell>
          <table:table-cell office:value-type="string">
            <text:p>8:45v</text:p>
          </table:table-cell>
          <table:table-cell office:value-type="string">
            <text:p>9:03v</text:p>
          </table:table-cell>
          <table:table-cell office:value-type="string">
            <text:p>9:23v</text:p>
          </table:table-cell>
          <table:table-cell table:style-name="Default"/>
          <table:table-cell office:value-type="string">
            <text:p>9:45</text:p>
          </table:table-cell>
          <table:table-cell office:value-type="string">
            <text:p>10:05v</text:p>
          </table:table-cell>
          <table:table-cell office:value-type="string">
            <text:p>10:23v</text:p>
          </table:table-cell>
          <table:table-cell office:value-type="string">
            <text:p>10:43d</text:p>
          </table:table-cell>
          <table:table-cell office:value-type="string">
            <text:p>11:04v</text:p>
          </table:table-cell>
          <table:table-cell office:value-type="string">
            <text:p>11:25v</text:p>
          </table:table-cell>
          <table:table-cell office:value-type="string">
            <text:p>11:43</text:p>
          </table:table-cell>
          <table:table-cell office:value-type="string">
            <text:p>12:04v</text:p>
          </table:table-cell>
          <table:table-cell office:value-type="string">
            <text:p>12:23v</text:p>
          </table:table-cell>
          <table:table-cell office:value-type="string">
            <text:p>12:44v</text:p>
          </table:table-cell>
          <table:table-cell office:value-type="string">
            <text:p>13:03</text:p>
          </table:table-cell>
          <table:table-cell office:value-type="string">
            <text:p>13:24v</text:p>
          </table:table-cell>
          <table:table-cell office:value-type="string">
            <text:p>13:43v</text:p>
          </table:table-cell>
          <table:table-cell office:value-type="string">
            <text:p>14:04</text:p>
          </table:table-cell>
          <table:table-cell office:value-type="string">
            <text:p>14:24v</text:p>
          </table:table-cell>
          <table:table-cell office:value-type="string">
            <text:p>14:34dv</text:p>
          </table:table-cell>
          <table:table-cell office:value-type="string">
            <text:p>14:44v</text:p>
          </table:table-cell>
          <table:table-cell office:value-type="string">
            <text:p>15:04</text:p>
          </table:table-cell>
          <table:table-cell office:value-type="string">
            <text:p>15:23v</text:p>
          </table:table-cell>
          <table:table-cell office:value-type="string">
            <text:p>15:31v</text:p>
          </table:table-cell>
          <table:table-cell office:value-type="string">
            <text:p>15:41dv</text:p>
          </table:table-cell>
          <table:table-cell office:value-type="string">
            <text:p>16:04</text:p>
          </table:table-cell>
          <table:table-cell office:value-type="string">
            <text:p>16:23v</text:p>
          </table:table-cell>
          <table:table-cell office:value-type="string">
            <text:p>16:34dv</text:p>
          </table:table-cell>
          <table:table-cell office:value-type="string">
            <text:p>16:44v</text:p>
          </table:table-cell>
          <table:table-cell office:value-type="string">
            <text:p>17:04</text:p>
          </table:table-cell>
          <table:table-cell office:value-type="string">
            <text:p>17:24</text:p>
          </table:table-cell>
          <table:table-cell office:value-type="string">
            <text:p>17:44v</text:p>
          </table:table-cell>
          <table:table-cell office:value-type="string">
            <text:p>18:04</text:p>
          </table:table-cell>
          <table:table-cell office:value-type="string">
            <text:p>18:23dv</text:p>
          </table:table-cell>
          <table:table-cell office:value-type="string">
            <text:p>18:44</text:p>
          </table:table-cell>
          <table:table-cell office:value-type="string">
            <text:p>19:04</text:p>
          </table:table-cell>
          <table:table-cell office:value-type="string">
            <text:p>19:36v</text:p>
          </table:table-cell>
          <table:table-cell office:value-type="string">
            <text:p>20:06</text:p>
          </table:table-cell>
          <table:table-cell office:value-type="string">
            <text:p>20:35v</text:p>
          </table:table-cell>
          <table:table-cell office:value-type="string">
            <text:p>21:15</text:p>
          </table:table-cell>
          <table:table-cell office:value-type="string">
            <text:p>22:26</text:p>
          </table:table-cell>
          <table:table-cell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Dworzec PKS</text:p>
          </table:table-cell>
          <table:table-cell office:value-type="string">
            <text:p>5:20Ev</text:p>
          </table:table-cell>
          <table:table-cell office:value-type="string">
            <text:p>5:59v</text:p>
          </table:table-cell>
          <table:table-cell office:value-type="string">
            <text:p>6:33v</text:p>
          </table:table-cell>
          <table:table-cell office:value-type="string">
            <text:p>6:57v</text:p>
          </table:table-cell>
          <table:table-cell office:value-type="string">
            <text:p>7:17v</text:p>
          </table:table-cell>
          <table:table-cell office:value-type="string">
            <text:p>7:27</text:p>
          </table:table-cell>
          <table:table-cell office:value-type="string">
            <text:p>7:36v</text:p>
          </table:table-cell>
          <table:table-cell office:value-type="string">
            <text:p>7:55v</text:p>
          </table:table-cell>
          <table:table-cell office:value-type="string">
            <text:p>8:27</text:p>
          </table:table-cell>
          <table:table-cell office:value-type="string">
            <text:p>8:47v</text:p>
          </table:table-cell>
          <table:table-cell office:value-type="string">
            <text:p>9:05v</text:p>
          </table:table-cell>
          <table:table-cell office:value-type="string">
            <text:p>9:25v</text:p>
          </table:table-cell>
          <table:table-cell table:style-name="Default"/>
          <table:table-cell office:value-type="string">
            <text:p>9:47</text:p>
          </table:table-cell>
          <table:table-cell office:value-type="string">
            <text:p>10:07v</text:p>
          </table:table-cell>
          <table:table-cell office:value-type="string">
            <text:p>10:25v</text:p>
          </table:table-cell>
          <table:table-cell table:style-name="Default"/>
          <table:table-cell office:value-type="string">
            <text:p>11:06v</text:p>
          </table:table-cell>
          <table:table-cell office:value-type="string">
            <text:p>11:27v</text:p>
          </table:table-cell>
          <table:table-cell office:value-type="string">
            <text:p>11:45</text:p>
          </table:table-cell>
          <table:table-cell office:value-type="string">
            <text:p>12:06v</text:p>
          </table:table-cell>
          <table:table-cell office:value-type="string">
            <text:p>12:25v</text:p>
          </table:table-cell>
          <table:table-cell office:value-type="string">
            <text:p>12:46v</text:p>
          </table:table-cell>
          <table:table-cell office:value-type="string">
            <text:p>13:05</text:p>
          </table:table-cell>
          <table:table-cell office:value-type="string">
            <text:p>13:26v</text:p>
          </table:table-cell>
          <table:table-cell office:value-type="string">
            <text:p>13:45v</text:p>
          </table:table-cell>
          <table:table-cell office:value-type="string">
            <text:p>14:06</text:p>
          </table:table-cell>
          <table:table-cell office:value-type="string">
            <text:p>14:26v</text:p>
          </table:table-cell>
          <table:table-cell office:value-type="string">
            <text:p>14:46v</text:p>
          </table:table-cell>
          <table:table-cell table:style-name="Default"/>
          <table:table-cell office:value-type="string">
            <text:p>15:06</text:p>
          </table:table-cell>
          <table:table-cell office:value-type="string">
            <text:p>15:25v</text:p>
          </table:table-cell>
          <table:table-cell office:value-type="string">
            <text:p>15:33v</text:p>
          </table:table-cell>
          <table:table-cell table:style-name="Default"/>
          <table:table-cell office:value-type="string">
            <text:p>16:06</text:p>
          </table:table-cell>
          <table:table-cell office:value-type="string">
            <text:p>16:25v</text:p>
          </table:table-cell>
          <table:table-cell table:style-name="Default"/>
          <table:table-cell office:value-type="string">
            <text:p>16:46v</text:p>
          </table:table-cell>
          <table:table-cell office:value-type="string">
            <text:p>17:06</text:p>
          </table:table-cell>
          <table:table-cell office:value-type="string">
            <text:p>17:26</text:p>
          </table:table-cell>
          <table:table-cell office:value-type="string">
            <text:p>17:46v</text:p>
          </table:table-cell>
          <table:table-cell office:value-type="string">
            <text:p>18:06</text:p>
          </table:table-cell>
          <table:table-cell table:style-name="Default" table:number-columns-repeated="2"/>
          <table:table-cell office:value-type="string">
            <text:p>19:06</text:p>
          </table:table-cell>
          <table:table-cell office:value-type="string">
            <text:p>19:38v</text:p>
          </table:table-cell>
          <table:table-cell office:value-type="string">
            <text:p>20:08</text:p>
          </table:table-cell>
          <table:table-cell office:value-type="string">
            <text:p>20:37v</text:p>
          </table:table-cell>
          <table:table-cell office:value-type="string">
            <text:p>21:17</text:p>
          </table:table-cell>
          <table:table-cell office:value-type="string">
            <text:p>22:28</text:p>
          </table:table-cell>
          <table:table-cell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5:22Ev</text:p>
          </table:table-cell>
          <table:table-cell office:value-type="string">
            <text:p>6:00v</text:p>
          </table:table-cell>
          <table:table-cell office:value-type="string">
            <text:p>6:34v</text:p>
          </table:table-cell>
          <table:table-cell office:value-type="string">
            <text:p>6:59v</text:p>
          </table:table-cell>
          <table:table-cell office:value-type="string">
            <text:p>7:19v</text:p>
          </table:table-cell>
          <table:table-cell office:value-type="string">
            <text:p>7:29</text:p>
          </table:table-cell>
          <table:table-cell office:value-type="string">
            <text:p>7:37v</text:p>
          </table:table-cell>
          <table:table-cell office:value-type="string">
            <text:p>7:57v</text:p>
          </table:table-cell>
          <table:table-cell office:value-type="string">
            <text:p>8:29</text:p>
          </table:table-cell>
          <table:table-cell office:value-type="string">
            <text:p>8:49v</text:p>
          </table:table-cell>
          <table:table-cell office:value-type="string">
            <text:p>9:07v</text:p>
          </table:table-cell>
          <table:table-cell office:value-type="string">
            <text:p>9:27v</text:p>
          </table:table-cell>
          <table:table-cell table:style-name="Default"/>
          <table:table-cell office:value-type="string">
            <text:p>9:49</text:p>
          </table:table-cell>
          <table:table-cell office:value-type="string">
            <text:p>10:09v</text:p>
          </table:table-cell>
          <table:table-cell office:value-type="string">
            <text:p>10:27v</text:p>
          </table:table-cell>
          <table:table-cell table:style-name="Default"/>
          <table:table-cell office:value-type="string">
            <text:p>11:07v</text:p>
          </table:table-cell>
          <table:table-cell office:value-type="string">
            <text:p>11:29v</text:p>
          </table:table-cell>
          <table:table-cell office:value-type="string">
            <text:p>11:47</text:p>
          </table:table-cell>
          <table:table-cell office:value-type="string">
            <text:p>12:08v</text:p>
          </table:table-cell>
          <table:table-cell office:value-type="string">
            <text:p>12:27v</text:p>
          </table:table-cell>
          <table:table-cell office:value-type="string">
            <text:p>12:48v</text:p>
          </table:table-cell>
          <table:table-cell office:value-type="string">
            <text:p>13:07</text:p>
          </table:table-cell>
          <table:table-cell office:value-type="string">
            <text:p>13:27v</text:p>
          </table:table-cell>
          <table:table-cell office:value-type="string">
            <text:p>13:47v</text:p>
          </table:table-cell>
          <table:table-cell office:value-type="string">
            <text:p>14:07</text:p>
          </table:table-cell>
          <table:table-cell office:value-type="string">
            <text:p>14:28v</text:p>
          </table:table-cell>
          <table:table-cell office:value-type="string">
            <text:p>14:48v</text:p>
          </table:table-cell>
          <table:table-cell table:style-name="Default"/>
          <table:table-cell office:value-type="string">
            <text:p>15:08</text:p>
          </table:table-cell>
          <table:table-cell office:value-type="string">
            <text:p>15:27v</text:p>
          </table:table-cell>
          <table:table-cell office:value-type="string">
            <text:p>15:35v</text:p>
          </table:table-cell>
          <table:table-cell table:style-name="Default"/>
          <table:table-cell office:value-type="string">
            <text:p>16:08</text:p>
          </table:table-cell>
          <table:table-cell office:value-type="string">
            <text:p>16:27v</text:p>
          </table:table-cell>
          <table:table-cell table:style-name="Default"/>
          <table:table-cell office:value-type="string">
            <text:p>16:48v</text:p>
          </table:table-cell>
          <table:table-cell office:value-type="string">
            <text:p>17:08</text:p>
          </table:table-cell>
          <table:table-cell office:value-type="string">
            <text:p>17:28</text:p>
          </table:table-cell>
          <table:table-cell office:value-type="string">
            <text:p>17:48v</text:p>
          </table:table-cell>
          <table:table-cell office:value-type="string">
            <text:p>18:08</text:p>
          </table:table-cell>
          <table:table-cell table:style-name="Default" table:number-columns-repeated="2"/>
          <table:table-cell office:value-type="string">
            <text:p>19:08</text:p>
          </table:table-cell>
          <table:table-cell office:value-type="string">
            <text:p>19:39v</text:p>
          </table:table-cell>
          <table:table-cell office:value-type="string">
            <text:p>20:10</text:p>
          </table:table-cell>
          <table:table-cell office:value-type="string">
            <text:p>20:39v</text:p>
          </table:table-cell>
          <table:table-cell office:value-type="string">
            <text:p>21:19</text:p>
          </table:table-cell>
          <table:table-cell office:value-type="string">
            <text:p>22:30</text:p>
          </table:table-cell>
          <table:table-cell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Mieszka I / Zacisze</text:p>
          </table:table-cell>
          <table:table-cell office:value-type="string">
            <text:p>5:23Ev</text:p>
          </table:table-cell>
          <table:table-cell office:value-type="string">
            <text:p>6:01v</text:p>
          </table:table-cell>
          <table:table-cell office:value-type="string">
            <text:p>6:35v</text:p>
          </table:table-cell>
          <table:table-cell office:value-type="string">
            <text:p>7:00v</text:p>
          </table:table-cell>
          <table:table-cell office:value-type="string">
            <text:p>7:20v</text:p>
          </table:table-cell>
          <table:table-cell office:value-type="string">
            <text:p>7:30</text:p>
          </table:table-cell>
          <table:table-cell office:value-type="string">
            <text:p>7:38v</text:p>
          </table:table-cell>
          <table:table-cell office:value-type="string">
            <text:p>7:58v</text:p>
          </table:table-cell>
          <table:table-cell office:value-type="string">
            <text:p>8:30</text:p>
          </table:table-cell>
          <table:table-cell office:value-type="string">
            <text:p>8:50v</text:p>
          </table:table-cell>
          <table:table-cell office:value-type="string">
            <text:p>9:08v</text:p>
          </table:table-cell>
          <table:table-cell office:value-type="string">
            <text:p>9:28v</text:p>
          </table:table-cell>
          <table:table-cell table:style-name="Default"/>
          <table:table-cell office:value-type="string">
            <text:p>9:50</text:p>
          </table:table-cell>
          <table:table-cell office:value-type="string">
            <text:p>10:10v</text:p>
          </table:table-cell>
          <table:table-cell office:value-type="string">
            <text:p>10:28v</text:p>
          </table:table-cell>
          <table:table-cell table:style-name="Default"/>
          <table:table-cell office:value-type="string">
            <text:p>11:08v</text:p>
          </table:table-cell>
          <table:table-cell office:value-type="string">
            <text:p>11:30v</text:p>
          </table:table-cell>
          <table:table-cell office:value-type="string">
            <text:p>11:48</text:p>
          </table:table-cell>
          <table:table-cell office:value-type="string">
            <text:p>12:09v</text:p>
          </table:table-cell>
          <table:table-cell office:value-type="string">
            <text:p>12:28v</text:p>
          </table:table-cell>
          <table:table-cell office:value-type="string">
            <text:p>12:49v</text:p>
          </table:table-cell>
          <table:table-cell office:value-type="string">
            <text:p>13:08</text:p>
          </table:table-cell>
          <table:table-cell office:value-type="string">
            <text:p>13:28v</text:p>
          </table:table-cell>
          <table:table-cell office:value-type="string">
            <text:p>13:48v</text:p>
          </table:table-cell>
          <table:table-cell office:value-type="string">
            <text:p>14:08</text:p>
          </table:table-cell>
          <table:table-cell office:value-type="string">
            <text:p>14:29v</text:p>
          </table:table-cell>
          <table:table-cell office:value-type="string">
            <text:p>14:49v</text:p>
          </table:table-cell>
          <table:table-cell table:style-name="Default"/>
          <table:table-cell office:value-type="string">
            <text:p>15:09</text:p>
          </table:table-cell>
          <table:table-cell office:value-type="string">
            <text:p>15:28v</text:p>
          </table:table-cell>
          <table:table-cell office:value-type="string">
            <text:p>15:36v</text:p>
          </table:table-cell>
          <table:table-cell table:style-name="Default"/>
          <table:table-cell office:value-type="string">
            <text:p>16:09</text:p>
          </table:table-cell>
          <table:table-cell office:value-type="string">
            <text:p>16:28v</text:p>
          </table:table-cell>
          <table:table-cell table:style-name="Default"/>
          <table:table-cell office:value-type="string">
            <text:p>16:49v</text:p>
          </table:table-cell>
          <table:table-cell office:value-type="string">
            <text:p>17:09</text:p>
          </table:table-cell>
          <table:table-cell office:value-type="string">
            <text:p>17:29</text:p>
          </table:table-cell>
          <table:table-cell office:value-type="string">
            <text:p>17:49v</text:p>
          </table:table-cell>
          <table:table-cell office:value-type="string">
            <text:p>18:09</text:p>
          </table:table-cell>
          <table:table-cell table:style-name="Default" table:number-columns-repeated="2"/>
          <table:table-cell office:value-type="string">
            <text:p>19:09</text:p>
          </table:table-cell>
          <table:table-cell office:value-type="string">
            <text:p>19:40v</text:p>
          </table:table-cell>
          <table:table-cell office:value-type="string">
            <text:p>20:11</text:p>
          </table:table-cell>
          <table:table-cell office:value-type="string">
            <text:p>20:40v</text:p>
          </table:table-cell>
          <table:table-cell office:value-type="string">
            <text:p>21:20</text:p>
          </table:table-cell>
          <table:table-cell office:value-type="string">
            <text:p>22:31</text:p>
          </table:table-cell>
          <table:table-cell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Mieszka I / Wiadukt</text:p>
          </table:table-cell>
          <table:table-cell office:value-type="string">
            <text:p>5:24Ev</text:p>
          </table:table-cell>
          <table:table-cell office:value-type="string">
            <text:p>6:02v</text:p>
          </table:table-cell>
          <table:table-cell office:value-type="string">
            <text:p>6:36v</text:p>
          </table:table-cell>
          <table:table-cell office:value-type="string">
            <text:p>7:01v</text:p>
          </table:table-cell>
          <table:table-cell office:value-type="string">
            <text:p>7:21v</text:p>
          </table:table-cell>
          <table:table-cell office:value-type="string">
            <text:p>7:31</text:p>
          </table:table-cell>
          <table:table-cell office:value-type="string">
            <text:p>7:39v</text:p>
          </table:table-cell>
          <table:table-cell office:value-type="string">
            <text:p>7:59v</text:p>
          </table:table-cell>
          <table:table-cell office:value-type="string">
            <text:p>8:31</text:p>
          </table:table-cell>
          <table:table-cell office:value-type="string">
            <text:p>8:51v</text:p>
          </table:table-cell>
          <table:table-cell office:value-type="string">
            <text:p>9:09v</text:p>
          </table:table-cell>
          <table:table-cell office:value-type="string">
            <text:p>9:29v</text:p>
          </table:table-cell>
          <table:table-cell table:style-name="Default"/>
          <table:table-cell office:value-type="string">
            <text:p>9:51</text:p>
          </table:table-cell>
          <table:table-cell office:value-type="string">
            <text:p>10:11v</text:p>
          </table:table-cell>
          <table:table-cell office:value-type="string">
            <text:p>10:29v</text:p>
          </table:table-cell>
          <table:table-cell table:style-name="Default"/>
          <table:table-cell office:value-type="string">
            <text:p>11:09v</text:p>
          </table:table-cell>
          <table:table-cell office:value-type="string">
            <text:p>11:31v</text:p>
          </table:table-cell>
          <table:table-cell office:value-type="string">
            <text:p>11:49</text:p>
          </table:table-cell>
          <table:table-cell office:value-type="string">
            <text:p>12:10v</text:p>
          </table:table-cell>
          <table:table-cell office:value-type="string">
            <text:p>12:29v</text:p>
          </table:table-cell>
          <table:table-cell office:value-type="string">
            <text:p>12:50v</text:p>
          </table:table-cell>
          <table:table-cell office:value-type="string">
            <text:p>13:09</text:p>
          </table:table-cell>
          <table:table-cell office:value-type="string">
            <text:p>13:29v</text:p>
          </table:table-cell>
          <table:table-cell office:value-type="string">
            <text:p>13:49v</text:p>
          </table:table-cell>
          <table:table-cell office:value-type="string">
            <text:p>14:09</text:p>
          </table:table-cell>
          <table:table-cell office:value-type="string">
            <text:p>14:30v</text:p>
          </table:table-cell>
          <table:table-cell office:value-type="string">
            <text:p>14:50v</text:p>
          </table:table-cell>
          <table:table-cell table:style-name="Default"/>
          <table:table-cell office:value-type="string">
            <text:p>15:10</text:p>
          </table:table-cell>
          <table:table-cell office:value-type="string">
            <text:p>15:29v</text:p>
          </table:table-cell>
          <table:table-cell office:value-type="string">
            <text:p>15:37v</text:p>
          </table:table-cell>
          <table:table-cell table:style-name="Default"/>
          <table:table-cell office:value-type="string">
            <text:p>16:10</text:p>
          </table:table-cell>
          <table:table-cell office:value-type="string">
            <text:p>16:29v</text:p>
          </table:table-cell>
          <table:table-cell table:style-name="Default"/>
          <table:table-cell office:value-type="string">
            <text:p>16:50v</text:p>
          </table:table-cell>
          <table:table-cell office:value-type="string">
            <text:p>17:10</text:p>
          </table:table-cell>
          <table:table-cell office:value-type="string">
            <text:p>17:30</text:p>
          </table:table-cell>
          <table:table-cell office:value-type="string">
            <text:p>17:50v</text:p>
          </table:table-cell>
          <table:table-cell office:value-type="string">
            <text:p>18:10</text:p>
          </table:table-cell>
          <table:table-cell table:style-name="Default" table:number-columns-repeated="2"/>
          <table:table-cell office:value-type="string">
            <text:p>19:10</text:p>
          </table:table-cell>
          <table:table-cell office:value-type="string">
            <text:p>19:41v</text:p>
          </table:table-cell>
          <table:table-cell office:value-type="string">
            <text:p>20:12</text:p>
          </table:table-cell>
          <table:table-cell office:value-type="string">
            <text:p>20:41v</text:p>
          </table:table-cell>
          <table:table-cell office:value-type="string">
            <text:p>21:21</text:p>
          </table:table-cell>
          <table:table-cell office:value-type="string">
            <text:p>22:32</text:p>
          </table:table-cell>
          <table:table-cell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BoWiD / ZORD</text:p>
          </table:table-cell>
          <table:table-cell office:value-type="string">
            <text:p>5:25Ev</text:p>
          </table:table-cell>
          <table:table-cell office:value-type="string">
            <text:p>6:03v</text:p>
          </table:table-cell>
          <table:table-cell office:value-type="string">
            <text:p>6:37v</text:p>
          </table:table-cell>
          <table:table-cell office:value-type="string">
            <text:p>7:02v</text:p>
          </table:table-cell>
          <table:table-cell office:value-type="string">
            <text:p>7:22v</text:p>
          </table:table-cell>
          <table:table-cell office:value-type="string">
            <text:p>7:32</text:p>
          </table:table-cell>
          <table:table-cell office:value-type="string">
            <text:p>7:40v</text:p>
          </table:table-cell>
          <table:table-cell office:value-type="string">
            <text:p>8:00v</text:p>
          </table:table-cell>
          <table:table-cell office:value-type="string">
            <text:p>8:32</text:p>
          </table:table-cell>
          <table:table-cell office:value-type="string">
            <text:p>8:52v</text:p>
          </table:table-cell>
          <table:table-cell office:value-type="string">
            <text:p>9:10v</text:p>
          </table:table-cell>
          <table:table-cell office:value-type="string">
            <text:p>9:30v</text:p>
          </table:table-cell>
          <table:table-cell table:style-name="Default"/>
          <table:table-cell office:value-type="string">
            <text:p>9:52</text:p>
          </table:table-cell>
          <table:table-cell office:value-type="string">
            <text:p>10:12v</text:p>
          </table:table-cell>
          <table:table-cell office:value-type="string">
            <text:p>10:30v</text:p>
          </table:table-cell>
          <table:table-cell table:style-name="Default"/>
          <table:table-cell office:value-type="string">
            <text:p>11:10v</text:p>
          </table:table-cell>
          <table:table-cell office:value-type="string">
            <text:p>11:32v</text:p>
          </table:table-cell>
          <table:table-cell office:value-type="string">
            <text:p>11:50</text:p>
          </table:table-cell>
          <table:table-cell office:value-type="string">
            <text:p>12:11v</text:p>
          </table:table-cell>
          <table:table-cell office:value-type="string">
            <text:p>12:30v</text:p>
          </table:table-cell>
          <table:table-cell office:value-type="string">
            <text:p>12:51v</text:p>
          </table:table-cell>
          <table:table-cell office:value-type="string">
            <text:p>13:10</text:p>
          </table:table-cell>
          <table:table-cell office:value-type="string">
            <text:p>13:30v</text:p>
          </table:table-cell>
          <table:table-cell office:value-type="string">
            <text:p>13:50v</text:p>
          </table:table-cell>
          <table:table-cell office:value-type="string">
            <text:p>14:10</text:p>
          </table:table-cell>
          <table:table-cell office:value-type="string">
            <text:p>14:31v</text:p>
          </table:table-cell>
          <table:table-cell office:value-type="string">
            <text:p>14:51v</text:p>
          </table:table-cell>
          <table:table-cell table:style-name="Default"/>
          <table:table-cell office:value-type="string">
            <text:p>15:11</text:p>
          </table:table-cell>
          <table:table-cell office:value-type="string">
            <text:p>15:30v</text:p>
          </table:table-cell>
          <table:table-cell office:value-type="string">
            <text:p>15:38v</text:p>
          </table:table-cell>
          <table:table-cell table:style-name="Default"/>
          <table:table-cell office:value-type="string">
            <text:p>16:11</text:p>
          </table:table-cell>
          <table:table-cell office:value-type="string">
            <text:p>16:30v</text:p>
          </table:table-cell>
          <table:table-cell table:style-name="Default"/>
          <table:table-cell office:value-type="string">
            <text:p>16:51v</text:p>
          </table:table-cell>
          <table:table-cell office:value-type="string">
            <text:p>17:11</text:p>
          </table:table-cell>
          <table:table-cell office:value-type="string">
            <text:p>17:31</text:p>
          </table:table-cell>
          <table:table-cell office:value-type="string">
            <text:p>17:51v</text:p>
          </table:table-cell>
          <table:table-cell office:value-type="string">
            <text:p>18:11</text:p>
          </table:table-cell>
          <table:table-cell table:style-name="Default" table:number-columns-repeated="2"/>
          <table:table-cell office:value-type="string">
            <text:p>19:11</text:p>
          </table:table-cell>
          <table:table-cell office:value-type="string">
            <text:p>19:42v</text:p>
          </table:table-cell>
          <table:table-cell office:value-type="string">
            <text:p>20:13</text:p>
          </table:table-cell>
          <table:table-cell office:value-type="string">
            <text:p>20:42v</text:p>
          </table:table-cell>
          <table:table-cell office:value-type="string">
            <text:p>21:22</text:p>
          </table:table-cell>
          <table:table-cell office:value-type="string">
            <text:p>22:33</text:p>
          </table:table-cell>
          <table:table-cell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BoWiD / Przemysłówka</text:p>
          </table:table-cell>
          <table:table-cell office:value-type="string">
            <text:p>5:26Ev</text:p>
          </table:table-cell>
          <table:table-cell office:value-type="string">
            <text:p>6:04v</text:p>
          </table:table-cell>
          <table:table-cell office:value-type="string">
            <text:p>6:38v</text:p>
          </table:table-cell>
          <table:table-cell office:value-type="string">
            <text:p>7:03v</text:p>
          </table:table-cell>
          <table:table-cell office:value-type="string">
            <text:p>7:23v</text:p>
          </table:table-cell>
          <table:table-cell office:value-type="string">
            <text:p>7:33</text:p>
          </table:table-cell>
          <table:table-cell office:value-type="string">
            <text:p>7:41v</text:p>
          </table:table-cell>
          <table:table-cell office:value-type="string">
            <text:p>8:01v</text:p>
          </table:table-cell>
          <table:table-cell office:value-type="string">
            <text:p>8:33</text:p>
          </table:table-cell>
          <table:table-cell office:value-type="string">
            <text:p>8:53v</text:p>
          </table:table-cell>
          <table:table-cell office:value-type="string">
            <text:p>9:11v</text:p>
          </table:table-cell>
          <table:table-cell office:value-type="string">
            <text:p>9:31v</text:p>
          </table:table-cell>
          <table:table-cell table:style-name="Default"/>
          <table:table-cell office:value-type="string">
            <text:p>9:53</text:p>
          </table:table-cell>
          <table:table-cell office:value-type="string">
            <text:p>10:13v</text:p>
          </table:table-cell>
          <table:table-cell office:value-type="string">
            <text:p>10:31v</text:p>
          </table:table-cell>
          <table:table-cell table:style-name="Default"/>
          <table:table-cell office:value-type="string">
            <text:p>11:11v</text:p>
          </table:table-cell>
          <table:table-cell office:value-type="string">
            <text:p>11:33v</text:p>
          </table:table-cell>
          <table:table-cell office:value-type="string">
            <text:p>11:51</text:p>
          </table:table-cell>
          <table:table-cell office:value-type="string">
            <text:p>12:12v</text:p>
          </table:table-cell>
          <table:table-cell office:value-type="string">
            <text:p>12:31v</text:p>
          </table:table-cell>
          <table:table-cell office:value-type="string">
            <text:p>12:52v</text:p>
          </table:table-cell>
          <table:table-cell office:value-type="string">
            <text:p>13:11</text:p>
          </table:table-cell>
          <table:table-cell office:value-type="string">
            <text:p>13:31v</text:p>
          </table:table-cell>
          <table:table-cell office:value-type="string">
            <text:p>13:51v</text:p>
          </table:table-cell>
          <table:table-cell office:value-type="string">
            <text:p>14:11</text:p>
          </table:table-cell>
          <table:table-cell office:value-type="string">
            <text:p>14:32v</text:p>
          </table:table-cell>
          <table:table-cell office:value-type="string">
            <text:p>14:52v</text:p>
          </table:table-cell>
          <table:table-cell table:style-name="Default"/>
          <table:table-cell office:value-type="string">
            <text:p>15:12</text:p>
          </table:table-cell>
          <table:table-cell office:value-type="string">
            <text:p>15:31v</text:p>
          </table:table-cell>
          <table:table-cell office:value-type="string">
            <text:p>15:39v</text:p>
          </table:table-cell>
          <table:table-cell table:style-name="Default"/>
          <table:table-cell office:value-type="string">
            <text:p>16:12</text:p>
          </table:table-cell>
          <table:table-cell office:value-type="string">
            <text:p>16:31v</text:p>
          </table:table-cell>
          <table:table-cell table:style-name="Default"/>
          <table:table-cell office:value-type="string">
            <text:p>16:52v</text:p>
          </table:table-cell>
          <table:table-cell office:value-type="string">
            <text:p>17:12</text:p>
          </table:table-cell>
          <table:table-cell office:value-type="string">
            <text:p>17:32</text:p>
          </table:table-cell>
          <table:table-cell office:value-type="string">
            <text:p>17:52v</text:p>
          </table:table-cell>
          <table:table-cell office:value-type="string">
            <text:p>18:12</text:p>
          </table:table-cell>
          <table:table-cell table:style-name="Default" table:number-columns-repeated="2"/>
          <table:table-cell office:value-type="string">
            <text:p>19:12</text:p>
          </table:table-cell>
          <table:table-cell office:value-type="string">
            <text:p>19:43v</text:p>
          </table:table-cell>
          <table:table-cell office:value-type="string">
            <text:p>20:14</text:p>
          </table:table-cell>
          <table:table-cell office:value-type="string">
            <text:p>20:43v</text:p>
          </table:table-cell>
          <table:table-cell office:value-type="string">
            <text:p>21:23</text:p>
          </table:table-cell>
          <table:table-cell office:value-type="string">
            <text:p>22:34</text:p>
          </table:table-cell>
          <table:table-cell/>
          <table:table-cell table:style-name="Default" table:number-columns-repeated="2"/>
          <table:table-cell table:number-columns-repeated="970"/>
        </table:table-row>
        <table:table-row table:style-name="ro1">
          <table:table-cell table:style-name="Default" office:value-type="string">
            <text:p>BoWiD / Kospel</text:p>
          </table:table-cell>
          <table:table-cell office:value-type="string">
            <text:p>5:27Ev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office:value-type="string">
            <text:p>Łukasiewicza - nż</text:p>
          </table:table-cell>
          <table:table-cell office:value-type="string">
            <text:p>5:28Ev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994" table:default-cell-style-name="ce3"/>
        <table:table-column table:style-name="co4" table:number-columns-repeated="29" table:default-cell-style-name="Default"/>
        <table:table-row table:style-name="ro1">
          <table:table-cell table:style-name="Default" office:value-type="string">
            <text:p>Lubiatowo / Pętla</text:p>
          </table:table-cell>
          <table:table-cell table:style-name="Default"/>
          <table:table-cell office:value-type="string">
            <text:p>6:15</text:p>
          </table:table-cell>
          <table:table-cell table:style-name="Default" table:number-columns-repeated="3"/>
          <table:table-cell office:value-type="string">
            <text:p>8:35</text:p>
          </table:table-cell>
          <table:table-cell table:style-name="Default" table:number-columns-repeated="3"/>
          <table:table-cell office:value-type="string">
            <text:p>10:15</text:p>
          </table:table-cell>
          <table:table-cell table:style-name="Default"/>
          <table:table-cell office:value-type="string">
            <text:p>11:55</text:p>
          </table:table-cell>
          <table:table-cell/>
          <table:table-cell table:style-name="Default" table:number-columns-repeated="4"/>
          <table:table-cell office:value-type="string">
            <text:p>14:55</text:p>
          </table:table-cell>
          <table:table-cell table:style-name="Default" table:number-columns-repeated="7"/>
          <table:table-cell office:value-type="string">
            <text:p>18:45</text:p>
          </table:table-cell>
          <table:table-cell table:style-name="Default"/>
          <table:table-cell office:value-type="string">
            <text:p>20:55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Jeziorna</text:p>
          </table:table-cell>
          <table:table-cell table:style-name="Default"/>
          <table:table-cell office:value-type="string">
            <text:p>6:16</text:p>
          </table:table-cell>
          <table:table-cell table:style-name="Default" table:number-columns-repeated="3"/>
          <table:table-cell office:value-type="string">
            <text:p>8:36</text:p>
          </table:table-cell>
          <table:table-cell table:style-name="Default" table:number-columns-repeated="3"/>
          <table:table-cell office:value-type="string">
            <text:p>10:16</text:p>
          </table:table-cell>
          <table:table-cell table:style-name="Default"/>
          <table:table-cell office:value-type="string">
            <text:p>11:56</text:p>
          </table:table-cell>
          <table:table-cell/>
          <table:table-cell table:style-name="Default" table:number-columns-repeated="4"/>
          <table:table-cell office:value-type="string">
            <text:p>14:56</text:p>
          </table:table-cell>
          <table:table-cell table:style-name="Default" table:number-columns-repeated="7"/>
          <table:table-cell office:value-type="string">
            <text:p>18:46</text:p>
          </table:table-cell>
          <table:table-cell table:style-name="Default"/>
          <table:table-cell office:value-type="string">
            <text:p>20:56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Lubiatowska III - nż</text:p>
          </table:table-cell>
          <table:table-cell table:style-name="Default"/>
          <table:table-cell office:value-type="string">
            <text:p>6:17</text:p>
          </table:table-cell>
          <table:table-cell table:style-name="Default" table:number-columns-repeated="3"/>
          <table:table-cell office:value-type="string">
            <text:p>8:37</text:p>
          </table:table-cell>
          <table:table-cell table:style-name="Default" table:number-columns-repeated="3"/>
          <table:table-cell office:value-type="string">
            <text:p>10:17</text:p>
          </table:table-cell>
          <table:table-cell table:style-name="Default"/>
          <table:table-cell office:value-type="string">
            <text:p>11:57</text:p>
          </table:table-cell>
          <table:table-cell/>
          <table:table-cell table:style-name="Default" table:number-columns-repeated="4"/>
          <table:table-cell office:value-type="string">
            <text:p>14:57</text:p>
          </table:table-cell>
          <table:table-cell table:style-name="Default" table:number-columns-repeated="7"/>
          <table:table-cell office:value-type="string">
            <text:p>18:47</text:p>
          </table:table-cell>
          <table:table-cell table:style-name="Default"/>
          <table:table-cell office:value-type="string">
            <text:p>20:57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Lubiatowska II - nż</text:p>
          </table:table-cell>
          <table:table-cell table:style-name="Default"/>
          <table:table-cell office:value-type="string">
            <text:p>6:18</text:p>
          </table:table-cell>
          <table:table-cell table:style-name="Default" table:number-columns-repeated="3"/>
          <table:table-cell office:value-type="string">
            <text:p>8:39</text:p>
          </table:table-cell>
          <table:table-cell table:style-name="Default" table:number-columns-repeated="3"/>
          <table:table-cell office:value-type="string">
            <text:p>10:19</text:p>
          </table:table-cell>
          <table:table-cell table:style-name="Default"/>
          <table:table-cell office:value-type="string">
            <text:p>11:59</text:p>
          </table:table-cell>
          <table:table-cell/>
          <table:table-cell table:style-name="Default" table:number-columns-repeated="4"/>
          <table:table-cell office:value-type="string">
            <text:p>14:59</text:p>
          </table:table-cell>
          <table:table-cell table:style-name="Default" table:number-columns-repeated="7"/>
          <table:table-cell office:value-type="string">
            <text:p>18:49</text:p>
          </table:table-cell>
          <table:table-cell table:style-name="Default"/>
          <table:table-cell office:value-type="string">
            <text:p>20:58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Lubiatowska I - nż</text:p>
          </table:table-cell>
          <table:table-cell table:style-name="Default"/>
          <table:table-cell office:value-type="string">
            <text:p>6:19</text:p>
          </table:table-cell>
          <table:table-cell table:style-name="Default" table:number-columns-repeated="3"/>
          <table:table-cell office:value-type="string">
            <text:p>8:40</text:p>
          </table:table-cell>
          <table:table-cell table:style-name="Default" table:number-columns-repeated="3"/>
          <table:table-cell office:value-type="string">
            <text:p>10:20</text:p>
          </table:table-cell>
          <table:table-cell table:style-name="Default"/>
          <table:table-cell office:value-type="string">
            <text:p>12:00</text:p>
          </table:table-cell>
          <table:table-cell/>
          <table:table-cell table:style-name="Default" table:number-columns-repeated="4"/>
          <table:table-cell office:value-type="string">
            <text:p>15:00</text:p>
          </table:table-cell>
          <table:table-cell table:style-name="Default" table:number-columns-repeated="7"/>
          <table:table-cell office:value-type="string">
            <text:p>18:50</text:p>
          </table:table-cell>
          <table:table-cell table:style-name="Default"/>
          <table:table-cell office:value-type="string">
            <text:p>20:59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Dzierżęcino</text:p>
          </table:table-cell>
          <table:table-cell table:style-name="Default"/>
          <table:table-cell office:value-type="string">
            <text:p>6:20</text:p>
          </table:table-cell>
          <table:table-cell table:style-name="Default"/>
          <table:table-cell office:value-type="string">
            <text:p>7:15</text:p>
          </table:table-cell>
          <table:table-cell table:style-name="Default"/>
          <table:table-cell office:value-type="string">
            <text:p>8:41</text:p>
          </table:table-cell>
          <table:table-cell table:style-name="Default" table:number-columns-repeated="3"/>
          <table:table-cell office:value-type="string">
            <text:p>10:21</text:p>
          </table:table-cell>
          <table:table-cell table:style-name="Default"/>
          <table:table-cell office:value-type="string">
            <text:p>12:01</text:p>
          </table:table-cell>
          <table:table-cell table:style-name="Default" table:number-columns-repeated="3"/>
          <table:table-cell office:value-type="string">
            <text:p>14:11d</text:p>
          </table:table-cell>
          <table:table-cell table:style-name="Default"/>
          <table:table-cell office:value-type="string">
            <text:p>15:01</text:p>
          </table:table-cell>
          <table:table-cell table:style-name="Default" table:number-columns-repeated="7"/>
          <table:table-cell office:value-type="string">
            <text:p>18:51</text:p>
          </table:table-cell>
          <table:table-cell table:style-name="Default"/>
          <table:table-cell office:value-type="string">
            <text:p>21:00</text:p>
          </table:table-cell>
          <table:table-cell office:value-type="string">
            <text:p>22:11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Lubiatowska / Krawiecka - nż</text:p>
          </table:table-cell>
          <table:table-cell table:style-name="Default"/>
          <table:table-cell office:value-type="string">
            <text:p>6:22</text:p>
          </table:table-cell>
          <table:table-cell table:style-name="Default"/>
          <table:table-cell office:value-type="string">
            <text:p>7:17</text:p>
          </table:table-cell>
          <table:table-cell table:style-name="Default"/>
          <table:table-cell office:value-type="string">
            <text:p>8:43</text:p>
          </table:table-cell>
          <table:table-cell table:style-name="Default" table:number-columns-repeated="3"/>
          <table:table-cell office:value-type="string">
            <text:p>10:23</text:p>
          </table:table-cell>
          <table:table-cell table:style-name="Default"/>
          <table:table-cell office:value-type="string">
            <text:p>12:03</text:p>
          </table:table-cell>
          <table:table-cell table:style-name="Default" table:number-columns-repeated="3"/>
          <table:table-cell office:value-type="string">
            <text:p>14:13d</text:p>
          </table:table-cell>
          <table:table-cell table:style-name="Default"/>
          <table:table-cell office:value-type="string">
            <text:p>15:03</text:p>
          </table:table-cell>
          <table:table-cell table:style-name="Default" table:number-columns-repeated="7"/>
          <table:table-cell office:value-type="string">
            <text:p>18:53</text:p>
          </table:table-cell>
          <table:table-cell table:style-name="Default"/>
          <table:table-cell office:value-type="string">
            <text:p>21:02</text:p>
          </table:table-cell>
          <table:table-cell office:value-type="string">
            <text:p>22:13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Chełmoniewo / RDP</text:p>
          </table:table-cell>
          <table:table-cell table:style-name="Default"/>
          <table:table-cell office:value-type="string">
            <text:p>6:23</text:p>
          </table:table-cell>
          <table:table-cell table:style-name="Default"/>
          <table:table-cell office:value-type="string">
            <text:p>7:18</text:p>
          </table:table-cell>
          <table:table-cell table:style-name="Default"/>
          <table:table-cell office:value-type="string">
            <text:p>8:44</text:p>
          </table:table-cell>
          <table:table-cell table:style-name="Default" table:number-columns-repeated="3"/>
          <table:table-cell office:value-type="string">
            <text:p>10:24</text:p>
          </table:table-cell>
          <table:table-cell table:style-name="Default"/>
          <table:table-cell office:value-type="string">
            <text:p>12:04</text:p>
          </table:table-cell>
          <table:table-cell table:style-name="Default" table:number-columns-repeated="3"/>
          <table:table-cell office:value-type="string">
            <text:p>14:14d</text:p>
          </table:table-cell>
          <table:table-cell table:style-name="Default"/>
          <table:table-cell office:value-type="string">
            <text:p>15:04</text:p>
          </table:table-cell>
          <table:table-cell table:style-name="Default" table:number-columns-repeated="7"/>
          <table:table-cell office:value-type="string">
            <text:p>18:54</text:p>
          </table:table-cell>
          <table:table-cell table:style-name="Default"/>
          <table:table-cell office:value-type="string">
            <text:p>21:03</text:p>
          </table:table-cell>
          <table:table-cell office:value-type="string">
            <text:p>22:14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Zdobywców Wału Pomorskieg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dobywców Wału Pomorskiego I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ianows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Westerplatte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dobywców Wału Pomorskieg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hełmoniewo / Pętla</text:p>
          </table:table-cell>
          <table:table-cell office:value-type="string">
            <text:p>5:26</text:p>
          </table:table-cell>
          <table:table-cell office:value-type="string">
            <text:p>6:25</text:p>
          </table:table-cell>
          <table:table-cell office:value-type="string">
            <text:p>6:56</text:p>
          </table:table-cell>
          <table:table-cell office:value-type="string">
            <text:p>7:20</text:p>
          </table:table-cell>
          <table:table-cell office:value-type="string">
            <text:p>8:16</text:p>
          </table:table-cell>
          <table:table-cell office:value-type="string">
            <text:p>8:46</text:p>
          </table:table-cell>
          <table:table-cell office:value-type="string">
            <text:p>9:00</text:p>
          </table:table-cell>
          <table:table-cell office:value-type="string">
            <text:p>9:30d</text:p>
          </table:table-cell>
          <table:table-cell office:value-type="string">
            <text:p>10:00</text:p>
          </table:table-cell>
          <table:table-cell office:value-type="string">
            <text:p>10:26</text:p>
          </table:table-cell>
          <table:table-cell office:value-type="string">
            <text:p>11:16</text:p>
          </table:table-cell>
          <table:table-cell office:value-type="string">
            <text:p>12:06</text:p>
          </table:table-cell>
          <table:table-cell office:value-type="string">
            <text:p>12:36</text:p>
          </table:table-cell>
          <table:table-cell office:value-type="string">
            <text:p>13:00</text:p>
          </table:table-cell>
          <table:table-cell office:value-type="string">
            <text:p>13:36</text:p>
          </table:table-cell>
          <table:table-cell office:value-type="string">
            <text:p>14:16d</text:p>
          </table:table-cell>
          <table:table-cell office:value-type="string">
            <text:p>14:41</text:p>
          </table:table-cell>
          <table:table-cell office:value-type="string">
            <text:p>15:06</text:p>
          </table:table-cell>
          <table:table-cell office:value-type="string">
            <text:p>15:26</text:p>
          </table:table-cell>
          <table:table-cell office:value-type="string">
            <text:p>15:56d</text:p>
          </table:table-cell>
          <table:table-cell office:value-type="string">
            <text:p>16:26</text:p>
          </table:table-cell>
          <table:table-cell office:value-type="string">
            <text:p>16:56</text:p>
          </table:table-cell>
          <table:table-cell office:value-type="string">
            <text:p>17:26</text:p>
          </table:table-cell>
          <table:table-cell office:value-type="string">
            <text:p>17:56d</text:p>
          </table:table-cell>
          <table:table-cell office:value-type="string">
            <text:p>18:26x</text:p>
          </table:table-cell>
          <table:table-cell office:value-type="string">
            <text:p>18:56</text:p>
          </table:table-cell>
          <table:table-cell office:value-type="string">
            <text:p>19:56</text:p>
          </table:table-cell>
          <table:table-cell office:value-type="string">
            <text:p>21:05</text:p>
          </table:table-cell>
          <table:table-cell office:value-type="string">
            <text:p>22:16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Zwycięstwa / Artylerzystów</text:p>
          </table:table-cell>
          <table:table-cell office:value-type="string">
            <text:p>5:27</text:p>
          </table:table-cell>
          <table:table-cell office:value-type="string">
            <text:p>6:26</text:p>
          </table:table-cell>
          <table:table-cell office:value-type="string">
            <text:p>6:57</text:p>
          </table:table-cell>
          <table:table-cell office:value-type="string">
            <text:p>7:21</text:p>
          </table:table-cell>
          <table:table-cell office:value-type="string">
            <text:p>8:17</text:p>
          </table:table-cell>
          <table:table-cell office:value-type="string">
            <text:p>8:47</text:p>
          </table:table-cell>
          <table:table-cell office:value-type="string">
            <text:p>9:01</text:p>
          </table:table-cell>
          <table:table-cell office:value-type="string">
            <text:p>9:31d</text:p>
          </table:table-cell>
          <table:table-cell office:value-type="string">
            <text:p>10:01</text:p>
          </table:table-cell>
          <table:table-cell office:value-type="string">
            <text:p>10:27</text:p>
          </table:table-cell>
          <table:table-cell office:value-type="string">
            <text:p>11:17</text:p>
          </table:table-cell>
          <table:table-cell office:value-type="string">
            <text:p>12:07</text:p>
          </table:table-cell>
          <table:table-cell office:value-type="string">
            <text:p>12:37</text:p>
          </table:table-cell>
          <table:table-cell office:value-type="string">
            <text:p>13:01</text:p>
          </table:table-cell>
          <table:table-cell office:value-type="string">
            <text:p>13:37</text:p>
          </table:table-cell>
          <table:table-cell office:value-type="string">
            <text:p>14:17d</text:p>
          </table:table-cell>
          <table:table-cell office:value-type="string">
            <text:p>14:42</text:p>
          </table:table-cell>
          <table:table-cell office:value-type="string">
            <text:p>15:07</text:p>
          </table:table-cell>
          <table:table-cell office:value-type="string">
            <text:p>15:27</text:p>
          </table:table-cell>
          <table:table-cell office:value-type="string">
            <text:p>15:57d</text:p>
          </table:table-cell>
          <table:table-cell office:value-type="string">
            <text:p>16:27</text:p>
          </table:table-cell>
          <table:table-cell office:value-type="string">
            <text:p>16:57</text:p>
          </table:table-cell>
          <table:table-cell office:value-type="string">
            <text:p>17:27</text:p>
          </table:table-cell>
          <table:table-cell office:value-type="string">
            <text:p>17:57d</text:p>
          </table:table-cell>
          <table:table-cell office:value-type="string">
            <text:p>18:27x</text:p>
          </table:table-cell>
          <table:table-cell office:value-type="string">
            <text:p>18:57</text:p>
          </table:table-cell>
          <table:table-cell office:value-type="string">
            <text:p>19:57</text:p>
          </table:table-cell>
          <table:table-cell office:value-type="string">
            <text:p>21:06</text:p>
          </table:table-cell>
          <table:table-cell office:value-type="string">
            <text:p>22:17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Zwycięstwa / Ruszczyca</text:p>
          </table:table-cell>
          <table:table-cell office:value-type="string">
            <text:p>5:29</text:p>
          </table:table-cell>
          <table:table-cell office:value-type="string">
            <text:p>6:28</text:p>
          </table:table-cell>
          <table:table-cell office:value-type="string">
            <text:p>6:59</text:p>
          </table:table-cell>
          <table:table-cell office:value-type="string">
            <text:p>7:23</text:p>
          </table:table-cell>
          <table:table-cell office:value-type="string">
            <text:p>8:19</text:p>
          </table:table-cell>
          <table:table-cell office:value-type="string">
            <text:p>8:48</text:p>
          </table:table-cell>
          <table:table-cell office:value-type="string">
            <text:p>9:03</text:p>
          </table:table-cell>
          <table:table-cell office:value-type="string">
            <text:p>9:32d</text:p>
          </table:table-cell>
          <table:table-cell office:value-type="string">
            <text:p>10:03</text:p>
          </table:table-cell>
          <table:table-cell office:value-type="string">
            <text:p>10:28</text:p>
          </table:table-cell>
          <table:table-cell office:value-type="string">
            <text:p>11:19</text:p>
          </table:table-cell>
          <table:table-cell office:value-type="string">
            <text:p>12:08</text:p>
          </table:table-cell>
          <table:table-cell office:value-type="string">
            <text:p>12:39</text:p>
          </table:table-cell>
          <table:table-cell office:value-type="string">
            <text:p>13:03</text:p>
          </table:table-cell>
          <table:table-cell office:value-type="string">
            <text:p>13:39</text:p>
          </table:table-cell>
          <table:table-cell office:value-type="string">
            <text:p>14:18d</text:p>
          </table:table-cell>
          <table:table-cell office:value-type="string">
            <text:p>14:44</text:p>
          </table:table-cell>
          <table:table-cell office:value-type="string">
            <text:p>15:08</text:p>
          </table:table-cell>
          <table:table-cell office:value-type="string">
            <text:p>15:29</text:p>
          </table:table-cell>
          <table:table-cell office:value-type="string">
            <text:p>15:58d</text:p>
          </table:table-cell>
          <table:table-cell office:value-type="string">
            <text:p>16:29</text:p>
          </table:table-cell>
          <table:table-cell office:value-type="string">
            <text:p>16:59</text:p>
          </table:table-cell>
          <table:table-cell office:value-type="string">
            <text:p>17:29</text:p>
          </table:table-cell>
          <table:table-cell office:value-type="string">
            <text:p>17:58d</text:p>
          </table:table-cell>
          <table:table-cell office:value-type="string">
            <text:p>18:28x</text:p>
          </table:table-cell>
          <table:table-cell office:value-type="string">
            <text:p>18:58</text:p>
          </table:table-cell>
          <table:table-cell office:value-type="string">
            <text:p>19:59</text:p>
          </table:table-cell>
          <table:table-cell office:value-type="string">
            <text:p>21:08</text:p>
          </table:table-cell>
          <table:table-cell office:value-type="string">
            <text:p>22:18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Zwycięstwa / Moniuszki</text:p>
          </table:table-cell>
          <table:table-cell office:value-type="string">
            <text:p>5:31</text:p>
          </table:table-cell>
          <table:table-cell office:value-type="string">
            <text:p>6:30</text:p>
          </table:table-cell>
          <table:table-cell office:value-type="string">
            <text:p>7:01</text:p>
          </table:table-cell>
          <table:table-cell office:value-type="string">
            <text:p>7:25</text:p>
          </table:table-cell>
          <table:table-cell office:value-type="string">
            <text:p>8:21</text:p>
          </table:table-cell>
          <table:table-cell office:value-type="string">
            <text:p>8:49</text:p>
          </table:table-cell>
          <table:table-cell office:value-type="string">
            <text:p>9:05</text:p>
          </table:table-cell>
          <table:table-cell office:value-type="string">
            <text:p>9:33d</text:p>
          </table:table-cell>
          <table:table-cell office:value-type="string">
            <text:p>10:05</text:p>
          </table:table-cell>
          <table:table-cell office:value-type="string">
            <text:p>10:29</text:p>
          </table:table-cell>
          <table:table-cell office:value-type="string">
            <text:p>11:21</text:p>
          </table:table-cell>
          <table:table-cell office:value-type="string">
            <text:p>12:09</text:p>
          </table:table-cell>
          <table:table-cell office:value-type="string">
            <text:p>12:41</text:p>
          </table:table-cell>
          <table:table-cell office:value-type="string">
            <text:p>13:05</text:p>
          </table:table-cell>
          <table:table-cell office:value-type="string">
            <text:p>13:41</text:p>
          </table:table-cell>
          <table:table-cell office:value-type="string">
            <text:p>14:19d</text:p>
          </table:table-cell>
          <table:table-cell office:value-type="string">
            <text:p>14:46</text:p>
          </table:table-cell>
          <table:table-cell office:value-type="string">
            <text:p>15:09</text:p>
          </table:table-cell>
          <table:table-cell office:value-type="string">
            <text:p>15:31</text:p>
          </table:table-cell>
          <table:table-cell office:value-type="string">
            <text:p>15:59d</text:p>
          </table:table-cell>
          <table:table-cell office:value-type="string">
            <text:p>16:31</text:p>
          </table:table-cell>
          <table:table-cell office:value-type="string">
            <text:p>17:01</text:p>
          </table:table-cell>
          <table:table-cell office:value-type="string">
            <text:p>17:31</text:p>
          </table:table-cell>
          <table:table-cell office:value-type="string">
            <text:p>17:59d</text:p>
          </table:table-cell>
          <table:table-cell office:value-type="string">
            <text:p>18:29x</text:p>
          </table:table-cell>
          <table:table-cell office:value-type="string">
            <text:p>19:00</text:p>
          </table:table-cell>
          <table:table-cell office:value-type="string">
            <text:p>20:01</text:p>
          </table:table-cell>
          <table:table-cell office:value-type="string">
            <text:p>21:10</text:p>
          </table:table-cell>
          <table:table-cell office:value-type="string">
            <text:p>22:20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Zwycięstwa / Waryńskiego</text:p>
          </table:table-cell>
          <table:table-cell office:value-type="string">
            <text:p>5:33</text:p>
          </table:table-cell>
          <table:table-cell office:value-type="string">
            <text:p>6:32</text:p>
          </table:table-cell>
          <table:table-cell office:value-type="string">
            <text:p>7:03</text:p>
          </table:table-cell>
          <table:table-cell office:value-type="string">
            <text:p>7:27</text:p>
          </table:table-cell>
          <table:table-cell office:value-type="string">
            <text:p>8:23</text:p>
          </table:table-cell>
          <table:table-cell office:value-type="string">
            <text:p>8:51</text:p>
          </table:table-cell>
          <table:table-cell office:value-type="string">
            <text:p>9:07</text:p>
          </table:table-cell>
          <table:table-cell office:value-type="string">
            <text:p>9:35d</text:p>
          </table:table-cell>
          <table:table-cell office:value-type="string">
            <text:p>10:07</text:p>
          </table:table-cell>
          <table:table-cell office:value-type="string">
            <text:p>10:31</text:p>
          </table:table-cell>
          <table:table-cell office:value-type="string">
            <text:p>11:23</text:p>
          </table:table-cell>
          <table:table-cell office:value-type="string">
            <text:p>12:11</text:p>
          </table:table-cell>
          <table:table-cell office:value-type="string">
            <text:p>12:43</text:p>
          </table:table-cell>
          <table:table-cell office:value-type="string">
            <text:p>13:07</text:p>
          </table:table-cell>
          <table:table-cell office:value-type="string">
            <text:p>13:43</text:p>
          </table:table-cell>
          <table:table-cell office:value-type="string">
            <text:p>14:21d</text:p>
          </table:table-cell>
          <table:table-cell office:value-type="string">
            <text:p>14:48</text:p>
          </table:table-cell>
          <table:table-cell office:value-type="string">
            <text:p>15:11</text:p>
          </table:table-cell>
          <table:table-cell office:value-type="string">
            <text:p>15:33</text:p>
          </table:table-cell>
          <table:table-cell office:value-type="string">
            <text:p>16:01d</text:p>
          </table:table-cell>
          <table:table-cell office:value-type="string">
            <text:p>16:33</text:p>
          </table:table-cell>
          <table:table-cell office:value-type="string">
            <text:p>17:03</text:p>
          </table:table-cell>
          <table:table-cell office:value-type="string">
            <text:p>17:33</text:p>
          </table:table-cell>
          <table:table-cell office:value-type="string">
            <text:p>18:01d</text:p>
          </table:table-cell>
          <table:table-cell office:value-type="string">
            <text:p>18:31x</text:p>
          </table:table-cell>
          <table:table-cell office:value-type="string">
            <text:p>19:02</text:p>
          </table:table-cell>
          <table:table-cell office:value-type="string">
            <text:p>20:03</text:p>
          </table:table-cell>
          <table:table-cell office:value-type="string">
            <text:p>21:12</text:p>
          </table:table-cell>
          <table:table-cell office:value-type="string">
            <text:p>22:22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Zwycięstwa / Piłsudskiego</text:p>
          </table:table-cell>
          <table:table-cell office:value-type="string">
            <text:p>5:35</text:p>
          </table:table-cell>
          <table:table-cell office:value-type="string">
            <text:p>6:34</text:p>
          </table:table-cell>
          <table:table-cell office:value-type="string">
            <text:p>7:05</text:p>
          </table:table-cell>
          <table:table-cell office:value-type="string">
            <text:p>7:29</text:p>
          </table:table-cell>
          <table:table-cell office:value-type="string">
            <text:p>8:25</text:p>
          </table:table-cell>
          <table:table-cell office:value-type="string">
            <text:p>8:54</text:p>
          </table:table-cell>
          <table:table-cell office:value-type="string">
            <text:p>9:09</text:p>
          </table:table-cell>
          <table:table-cell office:value-type="string">
            <text:p>9:38d</text:p>
          </table:table-cell>
          <table:table-cell office:value-type="string">
            <text:p>10:09</text:p>
          </table:table-cell>
          <table:table-cell office:value-type="string">
            <text:p>10:34</text:p>
          </table:table-cell>
          <table:table-cell office:value-type="string">
            <text:p>11:25</text:p>
          </table:table-cell>
          <table:table-cell office:value-type="string">
            <text:p>12:14</text:p>
          </table:table-cell>
          <table:table-cell office:value-type="string">
            <text:p>12:45</text:p>
          </table:table-cell>
          <table:table-cell office:value-type="string">
            <text:p>13:09</text:p>
          </table:table-cell>
          <table:table-cell office:value-type="string">
            <text:p>13:45</text:p>
          </table:table-cell>
          <table:table-cell office:value-type="string">
            <text:p>14:24d</text:p>
          </table:table-cell>
          <table:table-cell office:value-type="string">
            <text:p>14:50</text:p>
          </table:table-cell>
          <table:table-cell office:value-type="string">
            <text:p>15:14</text:p>
          </table:table-cell>
          <table:table-cell office:value-type="string">
            <text:p>15:35</text:p>
          </table:table-cell>
          <table:table-cell office:value-type="string">
            <text:p>16:04d</text:p>
          </table:table-cell>
          <table:table-cell office:value-type="string">
            <text:p>16:35</text:p>
          </table:table-cell>
          <table:table-cell office:value-type="string">
            <text:p>17:05</text:p>
          </table:table-cell>
          <table:table-cell office:value-type="string">
            <text:p>17:35</text:p>
          </table:table-cell>
          <table:table-cell office:value-type="string">
            <text:p>18:04d</text:p>
          </table:table-cell>
          <table:table-cell office:value-type="string">
            <text:p>18:34x</text:p>
          </table:table-cell>
          <table:table-cell office:value-type="string">
            <text:p>19:04</text:p>
          </table:table-cell>
          <table:table-cell office:value-type="string">
            <text:p>20:05</text:p>
          </table:table-cell>
          <table:table-cell office:value-type="string">
            <text:p>21:14</text:p>
          </table:table-cell>
          <table:table-cell office:value-type="string">
            <text:p>22:24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Rynek Staromiejski</text:p>
          </table:table-cell>
          <table:table-cell office:value-type="string">
            <text:p>5:37</text:p>
          </table:table-cell>
          <table:table-cell office:value-type="string">
            <text:p>6:36</text:p>
          </table:table-cell>
          <table:table-cell office:value-type="string">
            <text:p>7:07</text:p>
          </table:table-cell>
          <table:table-cell office:value-type="string">
            <text:p>7:31</text:p>
          </table:table-cell>
          <table:table-cell office:value-type="string">
            <text:p>8:27</text:p>
          </table:table-cell>
          <table:table-cell office:value-type="string">
            <text:p>8:56</text:p>
          </table:table-cell>
          <table:table-cell office:value-type="string">
            <text:p>9:11</text:p>
          </table:table-cell>
          <table:table-cell office:value-type="string">
            <text:p>9:40d</text:p>
          </table:table-cell>
          <table:table-cell office:value-type="string">
            <text:p>10:11</text:p>
          </table:table-cell>
          <table:table-cell office:value-type="string">
            <text:p>10:36</text:p>
          </table:table-cell>
          <table:table-cell office:value-type="string">
            <text:p>11:27</text:p>
          </table:table-cell>
          <table:table-cell office:value-type="string">
            <text:p>12:16</text:p>
          </table:table-cell>
          <table:table-cell office:value-type="string">
            <text:p>12:47</text:p>
          </table:table-cell>
          <table:table-cell office:value-type="string">
            <text:p>13:11</text:p>
          </table:table-cell>
          <table:table-cell office:value-type="string">
            <text:p>13:47</text:p>
          </table:table-cell>
          <table:table-cell office:value-type="string">
            <text:p>14:26d</text:p>
          </table:table-cell>
          <table:table-cell office:value-type="string">
            <text:p>14:52</text:p>
          </table:table-cell>
          <table:table-cell office:value-type="string">
            <text:p>15:16</text:p>
          </table:table-cell>
          <table:table-cell office:value-type="string">
            <text:p>15:37</text:p>
          </table:table-cell>
          <table:table-cell office:value-type="string">
            <text:p>16:06d</text:p>
          </table:table-cell>
          <table:table-cell office:value-type="string">
            <text:p>16:37</text:p>
          </table:table-cell>
          <table:table-cell office:value-type="string">
            <text:p>17:07</text:p>
          </table:table-cell>
          <table:table-cell office:value-type="string">
            <text:p>17:37</text:p>
          </table:table-cell>
          <table:table-cell office:value-type="string">
            <text:p>18:06d</text:p>
          </table:table-cell>
          <table:table-cell table:style-name="Default"/>
          <table:table-cell office:value-type="string">
            <text:p>19:06</text:p>
          </table:table-cell>
          <table:table-cell office:value-type="string">
            <text:p>20:07</text:p>
          </table:table-cell>
          <table:table-cell office:value-type="string">
            <text:p>21:16</text:p>
          </table:table-cell>
          <table:table-cell office:value-type="string">
            <text:p>22:26d</text:p>
          </table:table-cell>
          <table:table-cell table:number-columns-repeated="994"/>
        </table:table-row>
        <table:table-row table:style-name="ro1">
          <table:table-cell table:style-name="Default" office:value-type="string">
            <text:p>Dworzec PKS</text:p>
          </table:table-cell>
          <table:table-cell office:value-type="string">
            <text:p>5:39</text:p>
          </table:table-cell>
          <table:table-cell office:value-type="string">
            <text:p>6:38</text:p>
          </table:table-cell>
          <table:table-cell office:value-type="string">
            <text:p>7:09</text:p>
          </table:table-cell>
          <table:table-cell office:value-type="string">
            <text:p>7:33</text:p>
          </table:table-cell>
          <table:table-cell office:value-type="string">
            <text:p>8:29</text:p>
          </table:table-cell>
          <table:table-cell office:value-type="string">
            <text:p>8:58</text:p>
          </table:table-cell>
          <table:table-cell office:value-type="string">
            <text:p>9:13</text:p>
          </table:table-cell>
          <table:table-cell table:style-name="Default"/>
          <table:table-cell office:value-type="string">
            <text:p>10:13</text:p>
          </table:table-cell>
          <table:table-cell office:value-type="string">
            <text:p>10:38</text:p>
          </table:table-cell>
          <table:table-cell office:value-type="string">
            <text:p>11:29</text:p>
          </table:table-cell>
          <table:table-cell office:value-type="string">
            <text:p>12:18</text:p>
          </table:table-cell>
          <table:table-cell office:value-type="string">
            <text:p>12:49</text:p>
          </table:table-cell>
          <table:table-cell office:value-type="string">
            <text:p>13:13</text:p>
          </table:table-cell>
          <table:table-cell office:value-type="string">
            <text:p>13:49</text:p>
          </table:table-cell>
          <table:table-cell table:style-name="Default"/>
          <table:table-cell office:value-type="string">
            <text:p>14:54</text:p>
          </table:table-cell>
          <table:table-cell office:value-type="string">
            <text:p>15:18</text:p>
          </table:table-cell>
          <table:table-cell office:value-type="string">
            <text:p>15:39</text:p>
          </table:table-cell>
          <table:table-cell table:style-name="Default"/>
          <table:table-cell office:value-type="string">
            <text:p>16:39</text:p>
          </table:table-cell>
          <table:table-cell office:value-type="string">
            <text:p>17:09</text:p>
          </table:table-cell>
          <table:table-cell office:value-type="string">
            <text:p>17:39</text:p>
          </table:table-cell>
          <table:table-cell table:style-name="Default" table:number-columns-repeated="2"/>
          <table:table-cell office:value-type="string">
            <text:p>19:08</text:p>
          </table:table-cell>
          <table:table-cell office:value-type="string">
            <text:p>20:09</text:p>
          </table:table-cell>
          <table:table-cell office:value-type="string">
            <text:p>21:18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5:40</text:p>
          </table:table-cell>
          <table:table-cell office:value-type="string">
            <text:p>6:39</text:p>
          </table:table-cell>
          <table:table-cell office:value-type="string">
            <text:p>7:10</text:p>
          </table:table-cell>
          <table:table-cell office:value-type="string">
            <text:p>7:34</text:p>
          </table:table-cell>
          <table:table-cell office:value-type="string">
            <text:p>8:30</text:p>
          </table:table-cell>
          <table:table-cell office:value-type="string">
            <text:p>9:00</text:p>
          </table:table-cell>
          <table:table-cell office:value-type="string">
            <text:p>9:14</text:p>
          </table:table-cell>
          <table:table-cell table:style-name="Default"/>
          <table:table-cell office:value-type="string">
            <text:p>10:14</text:p>
          </table:table-cell>
          <table:table-cell office:value-type="string">
            <text:p>10:40</text:p>
          </table:table-cell>
          <table:table-cell office:value-type="string">
            <text:p>11:30</text:p>
          </table:table-cell>
          <table:table-cell office:value-type="string">
            <text:p>12:20</text:p>
          </table:table-cell>
          <table:table-cell office:value-type="string">
            <text:p>12:50</text:p>
          </table:table-cell>
          <table:table-cell office:value-type="string">
            <text:p>13:14</text:p>
          </table:table-cell>
          <table:table-cell office:value-type="string">
            <text:p>13:50</text:p>
          </table:table-cell>
          <table:table-cell table:style-name="Default"/>
          <table:table-cell office:value-type="string">
            <text:p>14:55</text:p>
          </table:table-cell>
          <table:table-cell office:value-type="string">
            <text:p>15:20</text:p>
          </table:table-cell>
          <table:table-cell office:value-type="string">
            <text:p>15:40</text:p>
          </table:table-cell>
          <table:table-cell table:style-name="Default"/>
          <table:table-cell office:value-type="string">
            <text:p>16:40</text:p>
          </table:table-cell>
          <table:table-cell office:value-type="string">
            <text:p>17:10</text:p>
          </table:table-cell>
          <table:table-cell office:value-type="string">
            <text:p>17:40</text:p>
          </table:table-cell>
          <table:table-cell table:style-name="Default" table:number-columns-repeated="2"/>
          <table:table-cell office:value-type="string">
            <text:p>19:10</text:p>
          </table:table-cell>
          <table:table-cell office:value-type="string">
            <text:p>20:10</text:p>
          </table:table-cell>
          <table:table-cell office:value-type="string">
            <text:p>21:19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Mieszka I / Zacisze</text:p>
          </table:table-cell>
          <table:table-cell office:value-type="string">
            <text:p>5:41</text:p>
          </table:table-cell>
          <table:table-cell office:value-type="string">
            <text:p>6:40</text:p>
          </table:table-cell>
          <table:table-cell office:value-type="string">
            <text:p>7:11</text:p>
          </table:table-cell>
          <table:table-cell office:value-type="string">
            <text:p>7:35</text:p>
          </table:table-cell>
          <table:table-cell office:value-type="string">
            <text:p>8:31</text:p>
          </table:table-cell>
          <table:table-cell office:value-type="string">
            <text:p>9:01</text:p>
          </table:table-cell>
          <table:table-cell office:value-type="string">
            <text:p>9:15</text:p>
          </table:table-cell>
          <table:table-cell table:style-name="Default"/>
          <table:table-cell office:value-type="string">
            <text:p>10:15</text:p>
          </table:table-cell>
          <table:table-cell office:value-type="string">
            <text:p>10:41</text:p>
          </table:table-cell>
          <table:table-cell office:value-type="string">
            <text:p>11:31</text:p>
          </table:table-cell>
          <table:table-cell office:value-type="string">
            <text:p>12:21</text:p>
          </table:table-cell>
          <table:table-cell office:value-type="string">
            <text:p>12:51</text:p>
          </table:table-cell>
          <table:table-cell office:value-type="string">
            <text:p>13:15</text:p>
          </table:table-cell>
          <table:table-cell office:value-type="string">
            <text:p>13:51</text:p>
          </table:table-cell>
          <table:table-cell table:style-name="Default"/>
          <table:table-cell office:value-type="string">
            <text:p>14:56</text:p>
          </table:table-cell>
          <table:table-cell office:value-type="string">
            <text:p>15:21</text:p>
          </table:table-cell>
          <table:table-cell office:value-type="string">
            <text:p>15:41</text:p>
          </table:table-cell>
          <table:table-cell table:style-name="Default"/>
          <table:table-cell office:value-type="string">
            <text:p>16:41</text:p>
          </table:table-cell>
          <table:table-cell office:value-type="string">
            <text:p>17:11</text:p>
          </table:table-cell>
          <table:table-cell office:value-type="string">
            <text:p>17:41</text:p>
          </table:table-cell>
          <table:table-cell table:style-name="Default" table:number-columns-repeated="2"/>
          <table:table-cell office:value-type="string">
            <text:p>19:11</text:p>
          </table:table-cell>
          <table:table-cell office:value-type="string">
            <text:p>20:11</text:p>
          </table:table-cell>
          <table:table-cell office:value-type="string">
            <text:p>21:20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Mieszka I / Wiadukt</text:p>
          </table:table-cell>
          <table:table-cell office:value-type="string">
            <text:p>5:42</text:p>
          </table:table-cell>
          <table:table-cell office:value-type="string">
            <text:p>6:41</text:p>
          </table:table-cell>
          <table:table-cell office:value-type="string">
            <text:p>7:12</text:p>
          </table:table-cell>
          <table:table-cell office:value-type="string">
            <text:p>7:36</text:p>
          </table:table-cell>
          <table:table-cell office:value-type="string">
            <text:p>8:32</text:p>
          </table:table-cell>
          <table:table-cell office:value-type="string">
            <text:p>9:02</text:p>
          </table:table-cell>
          <table:table-cell office:value-type="string">
            <text:p>9:16</text:p>
          </table:table-cell>
          <table:table-cell table:style-name="Default"/>
          <table:table-cell office:value-type="string">
            <text:p>10:16</text:p>
          </table:table-cell>
          <table:table-cell office:value-type="string">
            <text:p>10:42</text:p>
          </table:table-cell>
          <table:table-cell office:value-type="string">
            <text:p>11:32</text:p>
          </table:table-cell>
          <table:table-cell office:value-type="string">
            <text:p>12:22</text:p>
          </table:table-cell>
          <table:table-cell office:value-type="string">
            <text:p>12:52</text:p>
          </table:table-cell>
          <table:table-cell office:value-type="string">
            <text:p>13:16</text:p>
          </table:table-cell>
          <table:table-cell office:value-type="string">
            <text:p>13:52</text:p>
          </table:table-cell>
          <table:table-cell table:style-name="Default"/>
          <table:table-cell office:value-type="string">
            <text:p>14:57</text:p>
          </table:table-cell>
          <table:table-cell office:value-type="string">
            <text:p>15:22</text:p>
          </table:table-cell>
          <table:table-cell office:value-type="string">
            <text:p>15:42</text:p>
          </table:table-cell>
          <table:table-cell table:style-name="Default"/>
          <table:table-cell office:value-type="string">
            <text:p>16:42</text:p>
          </table:table-cell>
          <table:table-cell office:value-type="string">
            <text:p>17:12</text:p>
          </table:table-cell>
          <table:table-cell office:value-type="string">
            <text:p>17:42</text:p>
          </table:table-cell>
          <table:table-cell table:style-name="Default" table:number-columns-repeated="2"/>
          <table:table-cell office:value-type="string">
            <text:p>19:12</text:p>
          </table:table-cell>
          <table:table-cell office:value-type="string">
            <text:p>20:12</text:p>
          </table:table-cell>
          <table:table-cell office:value-type="string">
            <text:p>21:21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BoWiD / ZORD</text:p>
          </table:table-cell>
          <table:table-cell office:value-type="string">
            <text:p>5:43</text:p>
          </table:table-cell>
          <table:table-cell office:value-type="string">
            <text:p>6:42</text:p>
          </table:table-cell>
          <table:table-cell office:value-type="string">
            <text:p>7:13</text:p>
          </table:table-cell>
          <table:table-cell office:value-type="string">
            <text:p>7:37</text:p>
          </table:table-cell>
          <table:table-cell office:value-type="string">
            <text:p>8:33</text:p>
          </table:table-cell>
          <table:table-cell office:value-type="string">
            <text:p>9:03</text:p>
          </table:table-cell>
          <table:table-cell office:value-type="string">
            <text:p>9:17</text:p>
          </table:table-cell>
          <table:table-cell table:style-name="Default"/>
          <table:table-cell office:value-type="string">
            <text:p>10:17</text:p>
          </table:table-cell>
          <table:table-cell office:value-type="string">
            <text:p>10:43</text:p>
          </table:table-cell>
          <table:table-cell office:value-type="string">
            <text:p>11:33</text:p>
          </table:table-cell>
          <table:table-cell office:value-type="string">
            <text:p>12:23</text:p>
          </table:table-cell>
          <table:table-cell office:value-type="string">
            <text:p>12:53</text:p>
          </table:table-cell>
          <table:table-cell office:value-type="string">
            <text:p>13:17</text:p>
          </table:table-cell>
          <table:table-cell office:value-type="string">
            <text:p>13:53</text:p>
          </table:table-cell>
          <table:table-cell table:style-name="Default"/>
          <table:table-cell office:value-type="string">
            <text:p>14:58</text:p>
          </table:table-cell>
          <table:table-cell office:value-type="string">
            <text:p>15:23</text:p>
          </table:table-cell>
          <table:table-cell office:value-type="string">
            <text:p>15:43</text:p>
          </table:table-cell>
          <table:table-cell table:style-name="Default"/>
          <table:table-cell office:value-type="string">
            <text:p>16:43</text:p>
          </table:table-cell>
          <table:table-cell office:value-type="string">
            <text:p>17:13</text:p>
          </table:table-cell>
          <table:table-cell office:value-type="string">
            <text:p>17:43</text:p>
          </table:table-cell>
          <table:table-cell table:style-name="Default" table:number-columns-repeated="2"/>
          <table:table-cell office:value-type="string">
            <text:p>19:13</text:p>
          </table:table-cell>
          <table:table-cell office:value-type="string">
            <text:p>20:13</text:p>
          </table:table-cell>
          <table:table-cell office:value-type="string">
            <text:p>21:22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BoWiD / Przemysłówka</text:p>
          </table:table-cell>
          <table:table-cell office:value-type="string">
            <text:p>5:44</text:p>
          </table:table-cell>
          <table:table-cell office:value-type="string">
            <text:p>6:43</text:p>
          </table:table-cell>
          <table:table-cell office:value-type="string">
            <text:p>7:14</text:p>
          </table:table-cell>
          <table:table-cell office:value-type="string">
            <text:p>7:38</text:p>
          </table:table-cell>
          <table:table-cell office:value-type="string">
            <text:p>8:34</text:p>
          </table:table-cell>
          <table:table-cell office:value-type="string">
            <text:p>9:04</text:p>
          </table:table-cell>
          <table:table-cell office:value-type="string">
            <text:p>9:18</text:p>
          </table:table-cell>
          <table:table-cell table:style-name="Default"/>
          <table:table-cell office:value-type="string">
            <text:p>10:18</text:p>
          </table:table-cell>
          <table:table-cell office:value-type="string">
            <text:p>10:44</text:p>
          </table:table-cell>
          <table:table-cell office:value-type="string">
            <text:p>11:34</text:p>
          </table:table-cell>
          <table:table-cell office:value-type="string">
            <text:p>12:24</text:p>
          </table:table-cell>
          <table:table-cell office:value-type="string">
            <text:p>12:54</text:p>
          </table:table-cell>
          <table:table-cell office:value-type="string">
            <text:p>13:18</text:p>
          </table:table-cell>
          <table:table-cell office:value-type="string">
            <text:p>13:54</text:p>
          </table:table-cell>
          <table:table-cell table:style-name="Default"/>
          <table:table-cell office:value-type="string">
            <text:p>14:59</text:p>
          </table:table-cell>
          <table:table-cell office:value-type="string">
            <text:p>15:24</text:p>
          </table:table-cell>
          <table:table-cell office:value-type="string">
            <text:p>15:44</text:p>
          </table:table-cell>
          <table:table-cell table:style-name="Default"/>
          <table:table-cell office:value-type="string">
            <text:p>16:44</text:p>
          </table:table-cell>
          <table:table-cell office:value-type="string">
            <text:p>17:14</text:p>
          </table:table-cell>
          <table:table-cell office:value-type="string">
            <text:p>17:44</text:p>
          </table:table-cell>
          <table:table-cell table:style-name="Default" table:number-columns-repeated="2"/>
          <table:table-cell office:value-type="string">
            <text:p>19:14</text:p>
          </table:table-cell>
          <table:table-cell office:value-type="string">
            <text:p>20:14</text:p>
          </table:table-cell>
          <table:table-cell office:value-type="string">
            <text:p>21:23</text:p>
          </table:table-cell>
          <table:table-cell table:number-columns-repeated="995"/>
        </table:table-row>
        <table:table-row table:style-name="ro1">
          <table:table-cell table:style-name="Default" office:value-type="string">
            <text:p>BoWiD / Kospel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Łukasiewicza - nż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3"/>
        <table:table-column table:style-name="co4" table:number-columns-repeated="1022" table:default-cell-style-name="ce3"/>
        <table:table-column table:style-name="co4" table:default-cell-style-name="Default"/>
        <table:table-row table:style-name="ro1">
          <table:table-cell table:style-name="Default" office:value-type="string">
            <text:p>Lubiatowo / Pętla</text:p>
          </table:table-cell>
          <table:table-cell office:value-type="string">
            <text:p>6:15</text:p>
          </table:table-cell>
          <table:table-cell table:style-name="Default"/>
          <table:table-cell office:value-type="string">
            <text:p>8:35</text:p>
          </table:table-cell>
          <table:table-cell table:style-name="Default"/>
          <table:table-cell office:value-type="string">
            <text:p>10:15</text:p>
          </table:table-cell>
          <table:table-cell office:value-type="string">
            <text:p>11:35</text:p>
          </table:table-cell>
          <table:table-cell table:style-name="Default" table:number-columns-repeated="2"/>
          <table:table-cell office:value-type="string">
            <text:p>14:55</text:p>
          </table:table-cell>
          <table:table-cell table:style-name="Default" table:number-columns-repeated="3"/>
          <table:table-cell office:value-type="string">
            <text:p>18:45</text:p>
          </table:table-cell>
          <table:table-cell table:style-name="Default"/>
          <table:table-cell office:value-type="string">
            <text:p>20:55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Jeziorna</text:p>
          </table:table-cell>
          <table:table-cell office:value-type="string">
            <text:p>6:16</text:p>
          </table:table-cell>
          <table:table-cell table:style-name="Default"/>
          <table:table-cell office:value-type="string">
            <text:p>8:36</text:p>
          </table:table-cell>
          <table:table-cell table:style-name="Default"/>
          <table:table-cell office:value-type="string">
            <text:p>10:16</text:p>
          </table:table-cell>
          <table:table-cell office:value-type="string">
            <text:p>11:36</text:p>
          </table:table-cell>
          <table:table-cell table:style-name="Default" table:number-columns-repeated="2"/>
          <table:table-cell office:value-type="string">
            <text:p>14:56</text:p>
          </table:table-cell>
          <table:table-cell table:style-name="Default" table:number-columns-repeated="3"/>
          <table:table-cell office:value-type="string">
            <text:p>18:46</text:p>
          </table:table-cell>
          <table:table-cell table:style-name="Default"/>
          <table:table-cell office:value-type="string">
            <text:p>20:56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Lubiatowska III - nż</text:p>
          </table:table-cell>
          <table:table-cell office:value-type="string">
            <text:p>6:17</text:p>
          </table:table-cell>
          <table:table-cell table:style-name="Default"/>
          <table:table-cell office:value-type="string">
            <text:p>8:37</text:p>
          </table:table-cell>
          <table:table-cell table:style-name="Default"/>
          <table:table-cell office:value-type="string">
            <text:p>10:17</text:p>
          </table:table-cell>
          <table:table-cell office:value-type="string">
            <text:p>11:37</text:p>
          </table:table-cell>
          <table:table-cell table:style-name="Default" table:number-columns-repeated="2"/>
          <table:table-cell office:value-type="string">
            <text:p>14:57</text:p>
          </table:table-cell>
          <table:table-cell table:style-name="Default" table:number-columns-repeated="3"/>
          <table:table-cell office:value-type="string">
            <text:p>18:47</text:p>
          </table:table-cell>
          <table:table-cell table:style-name="Default"/>
          <table:table-cell office:value-type="string">
            <text:p>20:57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Lubiatowska II - nż</text:p>
          </table:table-cell>
          <table:table-cell office:value-type="string">
            <text:p>6:18</text:p>
          </table:table-cell>
          <table:table-cell table:style-name="Default"/>
          <table:table-cell office:value-type="string">
            <text:p>8:38</text:p>
          </table:table-cell>
          <table:table-cell table:style-name="Default"/>
          <table:table-cell office:value-type="string">
            <text:p>10:18</text:p>
          </table:table-cell>
          <table:table-cell office:value-type="string">
            <text:p>11:38</text:p>
          </table:table-cell>
          <table:table-cell table:style-name="Default" table:number-columns-repeated="2"/>
          <table:table-cell office:value-type="string">
            <text:p>14:58</text:p>
          </table:table-cell>
          <table:table-cell table:style-name="Default" table:number-columns-repeated="3"/>
          <table:table-cell office:value-type="string">
            <text:p>18:48</text:p>
          </table:table-cell>
          <table:table-cell table:style-name="Default"/>
          <table:table-cell office:value-type="string">
            <text:p>20:58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Lubiatowska I - nż</text:p>
          </table:table-cell>
          <table:table-cell office:value-type="string">
            <text:p>6:19</text:p>
          </table:table-cell>
          <table:table-cell table:style-name="Default"/>
          <table:table-cell office:value-type="string">
            <text:p>8:39</text:p>
          </table:table-cell>
          <table:table-cell table:style-name="Default"/>
          <table:table-cell office:value-type="string">
            <text:p>10:19</text:p>
          </table:table-cell>
          <table:table-cell office:value-type="string">
            <text:p>11:39</text:p>
          </table:table-cell>
          <table:table-cell table:style-name="Default" table:number-columns-repeated="2"/>
          <table:table-cell office:value-type="string">
            <text:p>14:59</text:p>
          </table:table-cell>
          <table:table-cell table:style-name="Default" table:number-columns-repeated="3"/>
          <table:table-cell office:value-type="string">
            <text:p>18:49</text:p>
          </table:table-cell>
          <table:table-cell table:style-name="Default"/>
          <table:table-cell office:value-type="string">
            <text:p>20:59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Dzierżęcino</text:p>
          </table:table-cell>
          <table:table-cell office:value-type="string">
            <text:p>6:20</text:p>
          </table:table-cell>
          <table:table-cell office:value-type="string">
            <text:p>7:15</text:p>
          </table:table-cell>
          <table:table-cell office:value-type="string">
            <text:p>8:40</text:p>
          </table:table-cell>
          <table:table-cell table:style-name="Default"/>
          <table:table-cell office:value-type="string">
            <text:p>10:20</text:p>
          </table:table-cell>
          <table:table-cell office:value-type="string">
            <text:p>11:40</text:p>
          </table:table-cell>
          <table:table-cell table:style-name="Default"/>
          <table:table-cell office:value-type="string">
            <text:p>14:11d</text:p>
          </table:table-cell>
          <table:table-cell office:value-type="string">
            <text:p>15:00</text:p>
          </table:table-cell>
          <table:table-cell table:style-name="Default" table:number-columns-repeated="3"/>
          <table:table-cell office:value-type="string">
            <text:p>18:50</text:p>
          </table:table-cell>
          <table:table-cell table:style-name="Default"/>
          <table:table-cell office:value-type="string">
            <text:p>21:00</text:p>
          </table:table-cell>
          <table:table-cell office:value-type="string">
            <text:p>22:11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Lubiatowska / Krawiecka - nż</text:p>
          </table:table-cell>
          <table:table-cell office:value-type="string">
            <text:p>6:22</text:p>
          </table:table-cell>
          <table:table-cell office:value-type="string">
            <text:p>7:17</text:p>
          </table:table-cell>
          <table:table-cell office:value-type="string">
            <text:p>8:42</text:p>
          </table:table-cell>
          <table:table-cell table:style-name="Default"/>
          <table:table-cell office:value-type="string">
            <text:p>10:22</text:p>
          </table:table-cell>
          <table:table-cell office:value-type="string">
            <text:p>11:42</text:p>
          </table:table-cell>
          <table:table-cell table:style-name="Default"/>
          <table:table-cell office:value-type="string">
            <text:p>14:13d</text:p>
          </table:table-cell>
          <table:table-cell office:value-type="string">
            <text:p>15:02</text:p>
          </table:table-cell>
          <table:table-cell table:style-name="Default" table:number-columns-repeated="3"/>
          <table:table-cell office:value-type="string">
            <text:p>18:52</text:p>
          </table:table-cell>
          <table:table-cell table:style-name="Default"/>
          <table:table-cell office:value-type="string">
            <text:p>21:02</text:p>
          </table:table-cell>
          <table:table-cell office:value-type="string">
            <text:p>22:13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Chełmoniewo / RDP</text:p>
          </table:table-cell>
          <table:table-cell office:value-type="string">
            <text:p>6:23</text:p>
          </table:table-cell>
          <table:table-cell office:value-type="string">
            <text:p>7:18</text:p>
          </table:table-cell>
          <table:table-cell office:value-type="string">
            <text:p>8:43</text:p>
          </table:table-cell>
          <table:table-cell table:style-name="Default"/>
          <table:table-cell office:value-type="string">
            <text:p>10:23</text:p>
          </table:table-cell>
          <table:table-cell office:value-type="string">
            <text:p>11:43</text:p>
          </table:table-cell>
          <table:table-cell table:style-name="Default"/>
          <table:table-cell office:value-type="string">
            <text:p>14:14d</text:p>
          </table:table-cell>
          <table:table-cell office:value-type="string">
            <text:p>15:03</text:p>
          </table:table-cell>
          <table:table-cell table:style-name="Default" table:number-columns-repeated="3"/>
          <table:table-cell office:value-type="string">
            <text:p>18:53</text:p>
          </table:table-cell>
          <table:table-cell table:style-name="Default"/>
          <table:table-cell office:value-type="string">
            <text:p>21:03</text:p>
          </table:table-cell>
          <table:table-cell office:value-type="string">
            <text:p>22:14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Zdobywców Wału Pomorskieg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dobywców Wału Pomorskiego I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ianowska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Westerplatte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Zdobywców Wału Pomorskiego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hełmoniewo / Pętla</text:p>
          </table:table-cell>
          <table:table-cell office:value-type="string">
            <text:p>6:25</text:p>
          </table:table-cell>
          <table:table-cell office:value-type="string">
            <text:p>7:20</text:p>
          </table:table-cell>
          <table:table-cell office:value-type="string">
            <text:p>8:45</text:p>
          </table:table-cell>
          <table:table-cell office:value-type="string">
            <text:p>9:30d</text:p>
          </table:table-cell>
          <table:table-cell office:value-type="string">
            <text:p>10:25</text:p>
          </table:table-cell>
          <table:table-cell office:value-type="string">
            <text:p>11:45</text:p>
          </table:table-cell>
          <table:table-cell office:value-type="string">
            <text:p>12:40</text:p>
          </table:table-cell>
          <table:table-cell office:value-type="string">
            <text:p>14:16d</text:p>
          </table:table-cell>
          <table:table-cell office:value-type="string">
            <text:p>15:05</text:p>
          </table:table-cell>
          <table:table-cell office:value-type="string">
            <text:p>15:56d</text:p>
          </table:table-cell>
          <table:table-cell office:value-type="string">
            <text:p>16:56</text:p>
          </table:table-cell>
          <table:table-cell office:value-type="string">
            <text:p>17:56d</text:p>
          </table:table-cell>
          <table:table-cell office:value-type="string">
            <text:p>18:55</text:p>
          </table:table-cell>
          <table:table-cell office:value-type="string">
            <text:p>19:56</text:p>
          </table:table-cell>
          <table:table-cell office:value-type="string">
            <text:p>21:05</text:p>
          </table:table-cell>
          <table:table-cell office:value-type="string">
            <text:p>22:16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Zwycięstwa / Artylerzystów</text:p>
          </table:table-cell>
          <table:table-cell office:value-type="string">
            <text:p>6:26</text:p>
          </table:table-cell>
          <table:table-cell office:value-type="string">
            <text:p>7:21</text:p>
          </table:table-cell>
          <table:table-cell office:value-type="string">
            <text:p>8:46</text:p>
          </table:table-cell>
          <table:table-cell office:value-type="string">
            <text:p>9:31d</text:p>
          </table:table-cell>
          <table:table-cell office:value-type="string">
            <text:p>10:26</text:p>
          </table:table-cell>
          <table:table-cell office:value-type="string">
            <text:p>11:46</text:p>
          </table:table-cell>
          <table:table-cell office:value-type="string">
            <text:p>12:41</text:p>
          </table:table-cell>
          <table:table-cell office:value-type="string">
            <text:p>14:17d</text:p>
          </table:table-cell>
          <table:table-cell office:value-type="string">
            <text:p>15:06</text:p>
          </table:table-cell>
          <table:table-cell office:value-type="string">
            <text:p>15:57d</text:p>
          </table:table-cell>
          <table:table-cell office:value-type="string">
            <text:p>16:57</text:p>
          </table:table-cell>
          <table:table-cell office:value-type="string">
            <text:p>17:57d</text:p>
          </table:table-cell>
          <table:table-cell office:value-type="string">
            <text:p>18:56</text:p>
          </table:table-cell>
          <table:table-cell office:value-type="string">
            <text:p>19:57</text:p>
          </table:table-cell>
          <table:table-cell office:value-type="string">
            <text:p>21:06</text:p>
          </table:table-cell>
          <table:table-cell office:value-type="string">
            <text:p>22:17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Zwycięstwa / Ruszczyca</text:p>
          </table:table-cell>
          <table:table-cell office:value-type="string">
            <text:p>6:28</text:p>
          </table:table-cell>
          <table:table-cell office:value-type="string">
            <text:p>7:23</text:p>
          </table:table-cell>
          <table:table-cell office:value-type="string">
            <text:p>8:48</text:p>
          </table:table-cell>
          <table:table-cell office:value-type="string">
            <text:p>9:33d</text:p>
          </table:table-cell>
          <table:table-cell office:value-type="string">
            <text:p>10:28</text:p>
          </table:table-cell>
          <table:table-cell office:value-type="string">
            <text:p>11:48</text:p>
          </table:table-cell>
          <table:table-cell office:value-type="string">
            <text:p>12:43</text:p>
          </table:table-cell>
          <table:table-cell office:value-type="string">
            <text:p>14:19d</text:p>
          </table:table-cell>
          <table:table-cell office:value-type="string">
            <text:p>15:08</text:p>
          </table:table-cell>
          <table:table-cell office:value-type="string">
            <text:p>15:59d</text:p>
          </table:table-cell>
          <table:table-cell office:value-type="string">
            <text:p>16:59</text:p>
          </table:table-cell>
          <table:table-cell office:value-type="string">
            <text:p>17:59d</text:p>
          </table:table-cell>
          <table:table-cell office:value-type="string">
            <text:p>18:58</text:p>
          </table:table-cell>
          <table:table-cell office:value-type="string">
            <text:p>19:59</text:p>
          </table:table-cell>
          <table:table-cell office:value-type="string">
            <text:p>21:08</text:p>
          </table:table-cell>
          <table:table-cell office:value-type="string">
            <text:p>22:19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Zwycięstwa / Moniuszki</text:p>
          </table:table-cell>
          <table:table-cell office:value-type="string">
            <text:p>6:30</text:p>
          </table:table-cell>
          <table:table-cell office:value-type="string">
            <text:p>7:25</text:p>
          </table:table-cell>
          <table:table-cell office:value-type="string">
            <text:p>8:50</text:p>
          </table:table-cell>
          <table:table-cell office:value-type="string">
            <text:p>9:35d</text:p>
          </table:table-cell>
          <table:table-cell office:value-type="string">
            <text:p>10:30</text:p>
          </table:table-cell>
          <table:table-cell office:value-type="string">
            <text:p>11:50</text:p>
          </table:table-cell>
          <table:table-cell office:value-type="string">
            <text:p>12:45</text:p>
          </table:table-cell>
          <table:table-cell office:value-type="string">
            <text:p>14:21d</text:p>
          </table:table-cell>
          <table:table-cell office:value-type="string">
            <text:p>15:10</text:p>
          </table:table-cell>
          <table:table-cell office:value-type="string">
            <text:p>16:01d</text:p>
          </table:table-cell>
          <table:table-cell office:value-type="string">
            <text:p>17:01</text:p>
          </table:table-cell>
          <table:table-cell office:value-type="string">
            <text:p>18:01d</text:p>
          </table:table-cell>
          <table:table-cell office:value-type="string">
            <text:p>19:00</text:p>
          </table:table-cell>
          <table:table-cell office:value-type="string">
            <text:p>20:01</text:p>
          </table:table-cell>
          <table:table-cell office:value-type="string">
            <text:p>21:10</text:p>
          </table:table-cell>
          <table:table-cell office:value-type="string">
            <text:p>22:21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Zwycięstwa / Waryńskiego</text:p>
          </table:table-cell>
          <table:table-cell office:value-type="string">
            <text:p>6:32</text:p>
          </table:table-cell>
          <table:table-cell office:value-type="string">
            <text:p>7:27</text:p>
          </table:table-cell>
          <table:table-cell office:value-type="string">
            <text:p>8:52</text:p>
          </table:table-cell>
          <table:table-cell office:value-type="string">
            <text:p>9:37d</text:p>
          </table:table-cell>
          <table:table-cell office:value-type="string">
            <text:p>10:32</text:p>
          </table:table-cell>
          <table:table-cell office:value-type="string">
            <text:p>11:52</text:p>
          </table:table-cell>
          <table:table-cell office:value-type="string">
            <text:p>12:47</text:p>
          </table:table-cell>
          <table:table-cell office:value-type="string">
            <text:p>14:23d</text:p>
          </table:table-cell>
          <table:table-cell office:value-type="string">
            <text:p>15:12</text:p>
          </table:table-cell>
          <table:table-cell office:value-type="string">
            <text:p>16:03d</text:p>
          </table:table-cell>
          <table:table-cell office:value-type="string">
            <text:p>17:03</text:p>
          </table:table-cell>
          <table:table-cell office:value-type="string">
            <text:p>18:03d</text:p>
          </table:table-cell>
          <table:table-cell office:value-type="string">
            <text:p>19:02</text:p>
          </table:table-cell>
          <table:table-cell office:value-type="string">
            <text:p>20:03</text:p>
          </table:table-cell>
          <table:table-cell office:value-type="string">
            <text:p>21:12</text:p>
          </table:table-cell>
          <table:table-cell office:value-type="string">
            <text:p>22:23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Zwycięstwa / Piłsudskiego</text:p>
          </table:table-cell>
          <table:table-cell office:value-type="string">
            <text:p>6:34</text:p>
          </table:table-cell>
          <table:table-cell office:value-type="string">
            <text:p>7:29</text:p>
          </table:table-cell>
          <table:table-cell office:value-type="string">
            <text:p>8:54</text:p>
          </table:table-cell>
          <table:table-cell office:value-type="string">
            <text:p>9:39d</text:p>
          </table:table-cell>
          <table:table-cell office:value-type="string">
            <text:p>10:34</text:p>
          </table:table-cell>
          <table:table-cell office:value-type="string">
            <text:p>11:54</text:p>
          </table:table-cell>
          <table:table-cell office:value-type="string">
            <text:p>12:49</text:p>
          </table:table-cell>
          <table:table-cell office:value-type="string">
            <text:p>14:25d</text:p>
          </table:table-cell>
          <table:table-cell office:value-type="string">
            <text:p>15:14</text:p>
          </table:table-cell>
          <table:table-cell office:value-type="string">
            <text:p>16:05d</text:p>
          </table:table-cell>
          <table:table-cell office:value-type="string">
            <text:p>17:05</text:p>
          </table:table-cell>
          <table:table-cell office:value-type="string">
            <text:p>18:05d</text:p>
          </table:table-cell>
          <table:table-cell office:value-type="string">
            <text:p>19:04</text:p>
          </table:table-cell>
          <table:table-cell office:value-type="string">
            <text:p>20:05</text:p>
          </table:table-cell>
          <table:table-cell office:value-type="string">
            <text:p>21:14</text:p>
          </table:table-cell>
          <table:table-cell office:value-type="string">
            <text:p>22:25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Rynek Staromiejski</text:p>
          </table:table-cell>
          <table:table-cell office:value-type="string">
            <text:p>6:36</text:p>
          </table:table-cell>
          <table:table-cell office:value-type="string">
            <text:p>7:31</text:p>
          </table:table-cell>
          <table:table-cell office:value-type="string">
            <text:p>8:56</text:p>
          </table:table-cell>
          <table:table-cell office:value-type="string">
            <text:p>9:41d</text:p>
          </table:table-cell>
          <table:table-cell office:value-type="string">
            <text:p>10:36</text:p>
          </table:table-cell>
          <table:table-cell office:value-type="string">
            <text:p>11:56</text:p>
          </table:table-cell>
          <table:table-cell office:value-type="string">
            <text:p>12:51</text:p>
          </table:table-cell>
          <table:table-cell office:value-type="string">
            <text:p>14:27d</text:p>
          </table:table-cell>
          <table:table-cell office:value-type="string">
            <text:p>15:16</text:p>
          </table:table-cell>
          <table:table-cell office:value-type="string">
            <text:p>16:07d</text:p>
          </table:table-cell>
          <table:table-cell office:value-type="string">
            <text:p>17:07</text:p>
          </table:table-cell>
          <table:table-cell office:value-type="string">
            <text:p>18:07d</text:p>
          </table:table-cell>
          <table:table-cell office:value-type="string">
            <text:p>19:06</text:p>
          </table:table-cell>
          <table:table-cell office:value-type="string">
            <text:p>20:07</text:p>
          </table:table-cell>
          <table:table-cell office:value-type="string">
            <text:p>21:16</text:p>
          </table:table-cell>
          <table:table-cell office:value-type="string">
            <text:p>22:27d</text:p>
          </table:table-cell>
          <table:table-cell table:number-columns-repeated="1007"/>
        </table:table-row>
        <table:table-row table:style-name="ro1">
          <table:table-cell table:style-name="Default" office:value-type="string">
            <text:p>Dworzec PKS</text:p>
          </table:table-cell>
          <table:table-cell office:value-type="string">
            <text:p>6:38</text:p>
          </table:table-cell>
          <table:table-cell office:value-type="string">
            <text:p>7:33</text:p>
          </table:table-cell>
          <table:table-cell office:value-type="string">
            <text:p>8:58</text:p>
          </table:table-cell>
          <table:table-cell table:style-name="Default"/>
          <table:table-cell office:value-type="string">
            <text:p>10:38</text:p>
          </table:table-cell>
          <table:table-cell office:value-type="string">
            <text:p>11:58</text:p>
          </table:table-cell>
          <table:table-cell office:value-type="string">
            <text:p>12:53</text:p>
          </table:table-cell>
          <table:table-cell table:style-name="Default"/>
          <table:table-cell office:value-type="string">
            <text:p>15:18</text:p>
          </table:table-cell>
          <table:table-cell table:style-name="Default"/>
          <table:table-cell office:value-type="string">
            <text:p>17:09</text:p>
          </table:table-cell>
          <table:table-cell table:style-name="Default"/>
          <table:table-cell office:value-type="string">
            <text:p>19:08</text:p>
          </table:table-cell>
          <table:table-cell office:value-type="string">
            <text:p>20:09</text:p>
          </table:table-cell>
          <table:table-cell office:value-type="string">
            <text:p>21:18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Mieszka I / Szczecińska</text:p>
          </table:table-cell>
          <table:table-cell office:value-type="string">
            <text:p>6:39</text:p>
          </table:table-cell>
          <table:table-cell office:value-type="string">
            <text:p>7:34</text:p>
          </table:table-cell>
          <table:table-cell office:value-type="string">
            <text:p>8:59</text:p>
          </table:table-cell>
          <table:table-cell table:style-name="Default"/>
          <table:table-cell office:value-type="string">
            <text:p>10:39</text:p>
          </table:table-cell>
          <table:table-cell office:value-type="string">
            <text:p>11:59</text:p>
          </table:table-cell>
          <table:table-cell office:value-type="string">
            <text:p>12:54</text:p>
          </table:table-cell>
          <table:table-cell table:style-name="Default"/>
          <table:table-cell office:value-type="string">
            <text:p>15:19</text:p>
          </table:table-cell>
          <table:table-cell table:style-name="Default"/>
          <table:table-cell office:value-type="string">
            <text:p>17:10</text:p>
          </table:table-cell>
          <table:table-cell table:style-name="Default"/>
          <table:table-cell office:value-type="string">
            <text:p>19:09</text:p>
          </table:table-cell>
          <table:table-cell office:value-type="string">
            <text:p>20:10</text:p>
          </table:table-cell>
          <table:table-cell office:value-type="string">
            <text:p>21:19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Mieszka I / Zacisze</text:p>
          </table:table-cell>
          <table:table-cell office:value-type="string">
            <text:p>6:40</text:p>
          </table:table-cell>
          <table:table-cell office:value-type="string">
            <text:p>7:35</text:p>
          </table:table-cell>
          <table:table-cell office:value-type="string">
            <text:p>9:00</text:p>
          </table:table-cell>
          <table:table-cell table:style-name="Default"/>
          <table:table-cell office:value-type="string">
            <text:p>10:40</text:p>
          </table:table-cell>
          <table:table-cell office:value-type="string">
            <text:p>12:00</text:p>
          </table:table-cell>
          <table:table-cell office:value-type="string">
            <text:p>12:55</text:p>
          </table:table-cell>
          <table:table-cell table:style-name="Default"/>
          <table:table-cell office:value-type="string">
            <text:p>15:20</text:p>
          </table:table-cell>
          <table:table-cell table:style-name="Default"/>
          <table:table-cell office:value-type="string">
            <text:p>17:11</text:p>
          </table:table-cell>
          <table:table-cell table:style-name="Default"/>
          <table:table-cell office:value-type="string">
            <text:p>19:10</text:p>
          </table:table-cell>
          <table:table-cell office:value-type="string">
            <text:p>20:11</text:p>
          </table:table-cell>
          <table:table-cell office:value-type="string">
            <text:p>21:20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Mieszka I / Wiadukt</text:p>
          </table:table-cell>
          <table:table-cell office:value-type="string">
            <text:p>6:41</text:p>
          </table:table-cell>
          <table:table-cell office:value-type="string">
            <text:p>7:36</text:p>
          </table:table-cell>
          <table:table-cell office:value-type="string">
            <text:p>9:01</text:p>
          </table:table-cell>
          <table:table-cell table:style-name="Default"/>
          <table:table-cell office:value-type="string">
            <text:p>10:41</text:p>
          </table:table-cell>
          <table:table-cell office:value-type="string">
            <text:p>12:01</text:p>
          </table:table-cell>
          <table:table-cell office:value-type="string">
            <text:p>12:56</text:p>
          </table:table-cell>
          <table:table-cell table:style-name="Default"/>
          <table:table-cell office:value-type="string">
            <text:p>15:21</text:p>
          </table:table-cell>
          <table:table-cell table:style-name="Default"/>
          <table:table-cell office:value-type="string">
            <text:p>17:12</text:p>
          </table:table-cell>
          <table:table-cell table:style-name="Default"/>
          <table:table-cell office:value-type="string">
            <text:p>19:11</text:p>
          </table:table-cell>
          <table:table-cell office:value-type="string">
            <text:p>20:12</text:p>
          </table:table-cell>
          <table:table-cell office:value-type="string">
            <text:p>21:21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BoWiD / ZORD</text:p>
          </table:table-cell>
          <table:table-cell office:value-type="string">
            <text:p>6:42</text:p>
          </table:table-cell>
          <table:table-cell office:value-type="string">
            <text:p>7:37</text:p>
          </table:table-cell>
          <table:table-cell office:value-type="string">
            <text:p>9:02</text:p>
          </table:table-cell>
          <table:table-cell table:style-name="Default"/>
          <table:table-cell office:value-type="string">
            <text:p>10:42</text:p>
          </table:table-cell>
          <table:table-cell office:value-type="string">
            <text:p>12:02</text:p>
          </table:table-cell>
          <table:table-cell office:value-type="string">
            <text:p>12:57</text:p>
          </table:table-cell>
          <table:table-cell table:style-name="Default"/>
          <table:table-cell office:value-type="string">
            <text:p>15:22</text:p>
          </table:table-cell>
          <table:table-cell table:style-name="Default"/>
          <table:table-cell office:value-type="string">
            <text:p>17:13</text:p>
          </table:table-cell>
          <table:table-cell table:style-name="Default"/>
          <table:table-cell office:value-type="string">
            <text:p>19:12</text:p>
          </table:table-cell>
          <table:table-cell office:value-type="string">
            <text:p>20:13</text:p>
          </table:table-cell>
          <table:table-cell office:value-type="string">
            <text:p>21:22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BoWiD / Przemysłówka</text:p>
          </table:table-cell>
          <table:table-cell office:value-type="string">
            <text:p>6:43</text:p>
          </table:table-cell>
          <table:table-cell office:value-type="string">
            <text:p>7:38</text:p>
          </table:table-cell>
          <table:table-cell office:value-type="string">
            <text:p>9:03</text:p>
          </table:table-cell>
          <table:table-cell table:style-name="Default"/>
          <table:table-cell office:value-type="string">
            <text:p>10:43</text:p>
          </table:table-cell>
          <table:table-cell office:value-type="string">
            <text:p>12:03</text:p>
          </table:table-cell>
          <table:table-cell office:value-type="string">
            <text:p>12:58</text:p>
          </table:table-cell>
          <table:table-cell table:style-name="Default"/>
          <table:table-cell office:value-type="string">
            <text:p>15:23</text:p>
          </table:table-cell>
          <table:table-cell table:style-name="Default"/>
          <table:table-cell office:value-type="string">
            <text:p>17:14</text:p>
          </table:table-cell>
          <table:table-cell table:style-name="Default"/>
          <table:table-cell office:value-type="string">
            <text:p>19:13</text:p>
          </table:table-cell>
          <table:table-cell office:value-type="string">
            <text:p>20:14</text:p>
          </table:table-cell>
          <table:table-cell office:value-type="string">
            <text:p>21:23</text:p>
          </table:table-cell>
          <table:table-cell table:number-columns-repeated="1008"/>
        </table:table-row>
        <table:table-row table:style-name="ro1">
          <table:table-cell table:style-name="Default" office:value-type="string">
            <text:p>BoWiD / Kospel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Łukasiewicza - nż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3S</meta:editing-duration>
    <meta:editing-cycles>79</meta:editing-cycles>
    <meta:generator>LibreOffice/3.5$Windows_x86 LibreOffice_project/165a79a-7059095-e13bb37-fef39a4-9503d18</meta:generator>
    <dc:date>2012-06-28T18:25:22.22</dc:date>
    <meta:document-statistic meta:table-count="7" meta:cell-count="3154" meta:object-count="0"/>
    <meta:user-defined meta:name="Info 1"/>
    <meta:user-defined meta:name="Info 2"/>
    <meta:user-defined meta:name="Info 3"/>
    <meta:user-defined meta:name="Info 4"/>
  </office:meta>
</office:document-meta>
</file>